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jpg" manifest:media-type="image/jpeg"/>
  <manifest:file-entry manifest:full-path="media/image6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fo:margin-left="0.23622in" fo:margin-right="0in" fo:text-indent="-0.23583in" fo:margin-top="0in" fo:margin-bottom="0in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32">
      <style:table-cell-properties style:vertical-align="top" fo:background-color="#058dc7" fo:padding-top="0.05001in" fo:padding-bottom="0.05001in" fo:padding-left="0.10001in" fo:padding-right="0.10001in"/>
      <style:paragraph-properties style:writing-mode="lr-tb"/>
    </style:style>
    <style:style style:family="presentation" style:name="a13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4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33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37">
      <style:drawing-page-properties draw:fill="bitmap" draw:fill-image-name="a1336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338">
      <style:graphic-properties draw:fill="solid" draw:fill-color="#000000" draw:opacity="9.803%" draw:stroke="none"/>
    </style:style>
    <style:style style:family="graphic" style:name="a1339" style:parent-style-name="Graphics">
      <style:graphic-properties draw:fill="none" fo:clip="rect(0in, 0in, 0in, 0in)" draw:stroke="solid" svg:stroke-width="0.12519in" svg:stroke-color="#ffffff" svg:stroke-opacity="100%" draw:stroke-linejoin="miter" svg:stroke-linecap="butt" draw:image-opacity="100%"/>
    </style:style>
    <style:style style:family="paragraph" style:name="a129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4">
      <style:drawing-page-properties draw:fill="bitmap" draw:fill-image-name="a1223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9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1">
      <style:graphic-properties draw:fill="solid" draw:fill-color="#ffffff" draw:opacity="100%" draw:stroke="none"/>
    </style:style>
    <style:style style:family="graphic" style:name="a1232" style:parent-style-name="Graphics">
      <style:graphic-properties draw:fill="none" fo:clip="rect(0in, 0in, 0in, 0in)" draw:stroke="none" draw:image-opacity="100%"/>
    </style:style>
    <style:style style:family="presentation" style:name="a12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4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23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37">
      <style:drawing-page-properties draw:fill="bitmap" draw:fill-image-name="a1236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35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356">
      <style:drawing-page-properties draw:fill="bitmap" draw:fill-image-name="a1355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2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1042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4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4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40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07">
      <style:drawing-page-properties draw:fill="bitmap" draw:fill-image-name="a1406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left" style:tab-stop-distance="1in" fo:margin-left="0in" fo:margin-right="0in" fo:text-indent="-0.16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left" style:tab-stop-distance="1in" fo:margin-left="0in" fo:margin-right="0in" fo:text-indent="-0.16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8">
      <style:paragraph-properties fo:line-height="100%" fo:text-align="left" style:tab-stop-distance="1in" fo:margin-left="0in" fo:margin-right="0in" fo:text-indent="-0.16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303">
      <style:table-properties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304">
      <style:table-column-properties style:column-width="2.2193in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305">
      <style:table-column-properties style:column-width="2.2193in"/>
    </style:style>
    <style:style style:family="graphic" style:name="a137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306">
      <style:table-row-properties style:row-height="1.28346in"/>
    </style:style>
    <style:style style:family="presentation" style:name="a13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ff0000" style:text-line-through-type="none" style:text-line-through-style="none" style:text-line-through-width="auto" style:text-line-through-color="font-color" fo:font-family="Microsoft JhengHei" style:font-family-asian="Microsoft JhengHei" style:font-family-complex="Microsoft JhengHei" fo:font-size="0.20833in" style:font-size-asian="0.20833in" style:font-size-complex="0.208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37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08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Arial" style:font-family-complex="Arial" fo:font-size="0.20833in" style:font-size-asian="0.20833in" style:font-size-complex="0.20833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137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309">
      <style:paragraph-properties fo:line-height="100%" fo:text-align="left" fo:margin-left="0.23622in" fo:margin-right="0in" fo:text-indent="-0.23583in" fo:margin-top="0in" fo:margin-bottom="0in" style:writing-mode="lr-tb"/>
    </style:style>
    <style:style style:family="drawing-page" style:name="a1378">
      <style:drawing-page-properties draw:fill="bitmap" draw:fill-image-name="a1377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4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5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68">
      <style:drawing-page-properties draw:fill="bitmap" draw:fill-image-name="a1267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Arial" style:font-family-complex="Arial" fo:font-size="0.19444in" style:font-size-asian="0.19444in" style:font-size-complex="0.19444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2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Arial" style:font-family-complex="Arial" fo:font-size="0.19444in" style:font-size-asian="0.19444in" style:font-size-complex="0.19444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left" fo:margin-left="0.23622in" fo:margin-right="0in" fo:text-indent="-0.23583in" fo:margin-top="0in" fo:margin-bottom="0in" style:writing-mode="lr-tb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Arial" style:font-family-complex="Arial" fo:font-size="0.19444in" style:font-size-asian="0.19444in" style:font-size-complex="0.19444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8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16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Arial" style:font-family-complex="Arial" fo:font-size="0.19444in" style:font-size-asian="0.19444in" style:font-size-complex="0.19444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7">
      <style:paragraph-properties fo:line-height="100%" fo:text-align="left" fo:margin-left="0.23622in" fo:margin-right="0in" fo:text-indent="-0.23583in" fo:margin-top="0in" fo:margin-bottom="0in" style:writing-mode="lr-tb"/>
    </style:style>
    <style:style style:family="paragraph" style:name="a1385">
      <style:paragraph-properties fo:line-height="100%" fo:text-align="left" style:tab-stop-distance="1in" fo:margin-left="0in" fo:margin-right="0in" fo:text-indent="-0.16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Arial" style:font-family-complex="Arial" fo:font-size="0.19444in" style:font-size-asian="0.19444in" style:font-size-complex="0.19444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8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fo:text-align="left" style:tab-stop-distance="1in" fo:margin-left="0in" fo:margin-right="0in" fo:text-indent="-0.1666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3" style:parent-style-name="Graphics">
      <style:graphic-properties draw:fill="none" fo:clip="rect(0in, 0in, 0in, 0in)" draw:stroke="none" draw:image-opacity="100%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1042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resentation" style:name="a14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8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4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Arial" style:font-family-complex="Arial" fo:font-size="0.19444in" style:font-size-asian="0.19444in" style:font-size-complex="0.19444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fo:margin-left="0.23622in" fo:margin-right="0in" fo:text-indent="-0.23583in" fo:margin-top="0in" fo:margin-bottom="0in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23">
      <style:table-cell-properties style:vertical-align="top" fo:background-color="#058dc7" fo:padding-top="0.05001in" fo:padding-bottom="0.05001in" fo:padding-left="0.10001in" fo:padding-right="0.10001in"/>
      <style:paragraph-properties style:writing-mode="lr-tb"/>
    </style:style>
    <style:style style:family="graphic" style:name="a13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ff0000" style:text-line-through-type="none" style:text-line-through-style="none" style:text-line-through-width="auto" style:text-line-through-color="font-color" fo:font-family="Microsoft JhengHei" style:font-family-asian="Microsoft JhengHei" style:font-family-complex="Microsoft JhengHei" fo:font-size="0.20833in" style:font-size-asian="0.20833in" style:font-size-complex="0.208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Arial" style:font-family-complex="Arial" fo:font-size="0.20833in" style:font-size-asian="0.20833in" style:font-size-complex="0.20833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6">
      <style:paragraph-properties fo:line-height="100%" fo:text-align="left" fo:margin-left="0.23622in" fo:margin-right="0in" fo:text-indent="-0.23583in" fo:margin-top="0in" fo:margin-bottom="0in" style:writing-mode="lr-tb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Arial" style:font-family-complex="Arial" fo:font-size="0.19444in" style:font-size-asian="0.19444in" style:font-size-complex="0.19444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396" style:parent-style-name="Graphics">
      <style:graphic-properties draw:fill="none" fo:clip="rect(0in, 0in, 0in, 0in)" draw:stroke="none" draw:image-opacity="100%"/>
    </style:style>
    <style:style style:family="text" style:name="a1329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Arial" style:font-family-complex="Arial" fo:font-size="0.19444in" style:font-size-asian="0.19444in" style:font-size-complex="0.19444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wrap" fo:padding-top="0.09998in" fo:padding-bottom="0.09998in" fo:padding-left="0.09998in" fo:padding-right="0.09998in" draw:textarea-vertical-align="middle" draw:textarea-horizontal-align="left" draw:fill="none" draw:stroke="solid" svg:stroke-width="0.01042in" svg:stroke-color="#ff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15">
      <text:list-level-style-bullet text:level="1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2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3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4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5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6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7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8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9" text:bullet-char="◈">
        <style:list-level-properties text:space-before="0in" text:min-label-width="0.16667in"/>
        <style:text-properties fo:color="#25212a" fo:font-family="Tinos" fo:font-size="0.33333in"/>
      </text:list-level-style-bullet>
    </text:list-style>
    <text:list-style style:name="a1314">
      <text:list-level-style-bullet text:level="1" text:bullet-char="●">
        <style:list-level-properties text:space-before="0.00039in" text:min-label-width="0.23583in"/>
        <style:text-properties fo:color="#000000" fo:font-family="Noto Sans Symbols" fo:font-size="0.19444in"/>
      </text:list-level-style-bullet>
      <text:list-level-style-bullet text:level="2" text:bullet-char="●">
        <style:list-level-properties text:space-before="0.50039in" text:min-label-width="0.23583in"/>
        <style:text-properties fo:color="#000000" fo:font-family="Noto Sans Symbols" fo:font-size="0.19444in"/>
      </text:list-level-style-bullet>
      <text:list-level-style-bullet text:level="3" text:bullet-char="●">
        <style:list-level-properties text:space-before="1.00039in" text:min-label-width="0.23583in"/>
        <style:text-properties fo:color="#000000" fo:font-family="Noto Sans Symbols" fo:font-size="0.19444in"/>
      </text:list-level-style-bullet>
      <text:list-level-style-bullet text:level="4" text:bullet-char="●">
        <style:list-level-properties text:space-before="1.50039in" text:min-label-width="0.23583in"/>
        <style:text-properties fo:color="#000000" fo:font-family="Noto Sans Symbols" fo:font-size="0.19444in"/>
      </text:list-level-style-bullet>
      <text:list-level-style-bullet text:level="5" text:bullet-char="●">
        <style:list-level-properties text:space-before="2.00039in" text:min-label-width="0.23583in"/>
        <style:text-properties fo:color="#000000" fo:font-family="Noto Sans Symbols" fo:font-size="0.19444in"/>
      </text:list-level-style-bullet>
      <text:list-level-style-bullet text:level="6" text:bullet-char="●">
        <style:list-level-properties text:space-before="2.50039in" text:min-label-width="0.23583in"/>
        <style:text-properties fo:color="#000000" fo:font-family="Noto Sans Symbols" fo:font-size="0.19444in"/>
      </text:list-level-style-bullet>
      <text:list-level-style-bullet text:level="7" text:bullet-char="●">
        <style:list-level-properties text:space-before="3.00039in" text:min-label-width="0.23583in"/>
        <style:text-properties fo:color="#000000" fo:font-family="Noto Sans Symbols" fo:font-size="0.19444in"/>
      </text:list-level-style-bullet>
      <text:list-level-style-bullet text:level="8" text:bullet-char="●">
        <style:list-level-properties text:space-before="3.50039in" text:min-label-width="0.23583in"/>
        <style:text-properties fo:color="#000000" fo:font-family="Noto Sans Symbols" fo:font-size="0.19444in"/>
      </text:list-level-style-bullet>
      <text:list-level-style-bullet text:level="9" text:bullet-char="●">
        <style:list-level-properties text:space-before="4.00039in" text:min-label-width="0.23583in"/>
        <style:text-properties fo:color="#000000" fo:font-family="Noto Sans Symbols" fo:font-size="0.19444in"/>
      </text:list-level-style-bullet>
    </text:list-style>
    <text:list-style style:name="a1331">
      <text:list-level-style-bullet text:level="1" text:bullet-char="●">
        <style:list-level-properties text:space-before="0.00039in" text:min-label-width="0.23583in"/>
        <style:text-properties fo:color="#000000" fo:font-family="Noto Sans Symbols" fo:font-size="0.19444in"/>
      </text:list-level-style-bullet>
      <text:list-level-style-bullet text:level="2" text:bullet-char="●">
        <style:list-level-properties text:space-before="0.50039in" text:min-label-width="0.23583in"/>
        <style:text-properties fo:color="#000000" fo:font-family="Noto Sans Symbols" fo:font-size="0.19444in"/>
      </text:list-level-style-bullet>
      <text:list-level-style-bullet text:level="3" text:bullet-char="●">
        <style:list-level-properties text:space-before="1.00039in" text:min-label-width="0.23583in"/>
        <style:text-properties fo:color="#000000" fo:font-family="Noto Sans Symbols" fo:font-size="0.19444in"/>
      </text:list-level-style-bullet>
      <text:list-level-style-bullet text:level="4" text:bullet-char="●">
        <style:list-level-properties text:space-before="1.50039in" text:min-label-width="0.23583in"/>
        <style:text-properties fo:color="#000000" fo:font-family="Noto Sans Symbols" fo:font-size="0.19444in"/>
      </text:list-level-style-bullet>
      <text:list-level-style-bullet text:level="5" text:bullet-char="●">
        <style:list-level-properties text:space-before="2.00039in" text:min-label-width="0.23583in"/>
        <style:text-properties fo:color="#000000" fo:font-family="Noto Sans Symbols" fo:font-size="0.19444in"/>
      </text:list-level-style-bullet>
      <text:list-level-style-bullet text:level="6" text:bullet-char="●">
        <style:list-level-properties text:space-before="2.50039in" text:min-label-width="0.23583in"/>
        <style:text-properties fo:color="#000000" fo:font-family="Noto Sans Symbols" fo:font-size="0.19444in"/>
      </text:list-level-style-bullet>
      <text:list-level-style-bullet text:level="7" text:bullet-char="●">
        <style:list-level-properties text:space-before="3.00039in" text:min-label-width="0.23583in"/>
        <style:text-properties fo:color="#000000" fo:font-family="Noto Sans Symbols" fo:font-size="0.19444in"/>
      </text:list-level-style-bullet>
      <text:list-level-style-bullet text:level="8" text:bullet-char="●">
        <style:list-level-properties text:space-before="3.50039in" text:min-label-width="0.23583in"/>
        <style:text-properties fo:color="#000000" fo:font-family="Noto Sans Symbols" fo:font-size="0.19444in"/>
      </text:list-level-style-bullet>
      <text:list-level-style-bullet text:level="9" text:bullet-char="●">
        <style:list-level-properties text:space-before="4.00039in" text:min-label-width="0.23583in"/>
        <style:text-properties fo:color="#000000" fo:font-family="Noto Sans Symbols" fo:font-size="0.19444in"/>
      </text:list-level-style-bullet>
    </text:list-style>
    <text:list-style style:name="a1327">
      <text:list-level-style-bullet text:level="1" text:bullet-char="●">
        <style:list-level-properties text:space-before="0.00039in" text:min-label-width="0.23583in"/>
        <style:text-properties fo:color="#000000" fo:font-family="Noto Sans Symbols" fo:font-size="0.20833in"/>
      </text:list-level-style-bullet>
      <text:list-level-style-bullet text:level="2" text:bullet-char="●">
        <style:list-level-properties text:space-before="0.50039in" text:min-label-width="0.23583in"/>
        <style:text-properties fo:color="#000000" fo:font-family="Noto Sans Symbols" fo:font-size="0.20833in"/>
      </text:list-level-style-bullet>
      <text:list-level-style-bullet text:level="3" text:bullet-char="●">
        <style:list-level-properties text:space-before="1.00039in" text:min-label-width="0.23583in"/>
        <style:text-properties fo:color="#000000" fo:font-family="Noto Sans Symbols" fo:font-size="0.20833in"/>
      </text:list-level-style-bullet>
      <text:list-level-style-bullet text:level="4" text:bullet-char="●">
        <style:list-level-properties text:space-before="1.50039in" text:min-label-width="0.23583in"/>
        <style:text-properties fo:color="#000000" fo:font-family="Noto Sans Symbols" fo:font-size="0.20833in"/>
      </text:list-level-style-bullet>
      <text:list-level-style-bullet text:level="5" text:bullet-char="●">
        <style:list-level-properties text:space-before="2.00039in" text:min-label-width="0.23583in"/>
        <style:text-properties fo:color="#000000" fo:font-family="Noto Sans Symbols" fo:font-size="0.20833in"/>
      </text:list-level-style-bullet>
      <text:list-level-style-bullet text:level="6" text:bullet-char="●">
        <style:list-level-properties text:space-before="2.50039in" text:min-label-width="0.23583in"/>
        <style:text-properties fo:color="#000000" fo:font-family="Noto Sans Symbols" fo:font-size="0.20833in"/>
      </text:list-level-style-bullet>
      <text:list-level-style-bullet text:level="7" text:bullet-char="●">
        <style:list-level-properties text:space-before="3.00039in" text:min-label-width="0.23583in"/>
        <style:text-properties fo:color="#000000" fo:font-family="Noto Sans Symbols" fo:font-size="0.20833in"/>
      </text:list-level-style-bullet>
      <text:list-level-style-bullet text:level="8" text:bullet-char="●">
        <style:list-level-properties text:space-before="3.50039in" text:min-label-width="0.23583in"/>
        <style:text-properties fo:color="#000000" fo:font-family="Noto Sans Symbols" fo:font-size="0.20833in"/>
      </text:list-level-style-bullet>
      <text:list-level-style-bullet text:level="9" text:bullet-char="●">
        <style:list-level-properties text:space-before="4.00039in" text:min-label-width="0.23583in"/>
        <style:text-properties fo:color="#000000" fo:font-family="Noto Sans Symbols" fo:font-size="0.20833in"/>
      </text:list-level-style-bullet>
    </text:list-style>
    <text:list-style style:name="a1390">
      <text:list-level-style-bullet text:level="1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2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3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4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5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6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7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8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9" text:bullet-char="◈">
        <style:list-level-properties text:space-before="0in" text:min-label-width="0.16667in"/>
        <style:text-properties fo:color="#25212a" fo:font-family="Tinos" fo:font-size="0.33333in"/>
      </text:list-level-style-bullet>
    </text:list-style>
    <text:list-style style:name="a1386">
      <text:list-level-style-bullet text:level="1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2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3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4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5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6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7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8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9" text:bullet-char="◈">
        <style:list-level-properties text:space-before="0in" text:min-label-width="0.16667in"/>
        <style:text-properties fo:color="#25212a" fo:font-family="Tinos" fo:font-size="0.33333in"/>
      </text:list-level-style-bullet>
    </text:list-style>
    <text:list-style style:name="a1419">
      <text:list-level-style-bullet text:level="1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2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3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4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5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6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7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8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9" text:bullet-char="◈">
        <style:list-level-properties text:space-before="0in" text:min-label-width="0.16667in"/>
        <style:text-properties fo:color="#25212a" fo:font-family="Tinos" fo:font-size="0.33333in"/>
      </text:list-level-style-bullet>
    </text:list-style>
    <text:list-style style:name="a1310">
      <text:list-level-style-bullet text:level="1" text:bullet-char="●">
        <style:list-level-properties text:space-before="0.00039in" text:min-label-width="0.23583in"/>
        <style:text-properties fo:color="#000000" fo:font-family="Noto Sans Symbols" fo:font-size="0.20833in"/>
      </text:list-level-style-bullet>
      <text:list-level-style-bullet text:level="2" text:bullet-char="●">
        <style:list-level-properties text:space-before="0.50039in" text:min-label-width="0.23583in"/>
        <style:text-properties fo:color="#000000" fo:font-family="Noto Sans Symbols" fo:font-size="0.20833in"/>
      </text:list-level-style-bullet>
      <text:list-level-style-bullet text:level="3" text:bullet-char="●">
        <style:list-level-properties text:space-before="1.00039in" text:min-label-width="0.23583in"/>
        <style:text-properties fo:color="#000000" fo:font-family="Noto Sans Symbols" fo:font-size="0.20833in"/>
      </text:list-level-style-bullet>
      <text:list-level-style-bullet text:level="4" text:bullet-char="●">
        <style:list-level-properties text:space-before="1.50039in" text:min-label-width="0.23583in"/>
        <style:text-properties fo:color="#000000" fo:font-family="Noto Sans Symbols" fo:font-size="0.20833in"/>
      </text:list-level-style-bullet>
      <text:list-level-style-bullet text:level="5" text:bullet-char="●">
        <style:list-level-properties text:space-before="2.00039in" text:min-label-width="0.23583in"/>
        <style:text-properties fo:color="#000000" fo:font-family="Noto Sans Symbols" fo:font-size="0.20833in"/>
      </text:list-level-style-bullet>
      <text:list-level-style-bullet text:level="6" text:bullet-char="●">
        <style:list-level-properties text:space-before="2.50039in" text:min-label-width="0.23583in"/>
        <style:text-properties fo:color="#000000" fo:font-family="Noto Sans Symbols" fo:font-size="0.20833in"/>
      </text:list-level-style-bullet>
      <text:list-level-style-bullet text:level="7" text:bullet-char="●">
        <style:list-level-properties text:space-before="3.00039in" text:min-label-width="0.23583in"/>
        <style:text-properties fo:color="#000000" fo:font-family="Noto Sans Symbols" fo:font-size="0.20833in"/>
      </text:list-level-style-bullet>
      <text:list-level-style-bullet text:level="8" text:bullet-char="●">
        <style:list-level-properties text:space-before="3.50039in" text:min-label-width="0.23583in"/>
        <style:text-properties fo:color="#000000" fo:font-family="Noto Sans Symbols" fo:font-size="0.20833in"/>
      </text:list-level-style-bullet>
      <text:list-level-style-bullet text:level="9" text:bullet-char="●">
        <style:list-level-properties text:space-before="4.00039in" text:min-label-width="0.23583in"/>
        <style:text-properties fo:color="#000000" fo:font-family="Noto Sans Symbols" fo:font-size="0.20833in"/>
      </text:list-level-style-bullet>
    </text:list-style>
    <text:list-style style:name="a1322">
      <text:list-level-style-bullet text:level="1" text:bullet-char="●">
        <style:list-level-properties text:space-before="0.00039in" text:min-label-width="0.23583in"/>
        <style:text-properties fo:color="#000000" fo:font-family="Noto Sans Symbols" fo:font-size="0.19444in"/>
      </text:list-level-style-bullet>
      <text:list-level-style-bullet text:level="2" text:bullet-char="●">
        <style:list-level-properties text:space-before="0.50039in" text:min-label-width="0.23583in"/>
        <style:text-properties fo:color="#000000" fo:font-family="Noto Sans Symbols" fo:font-size="0.19444in"/>
      </text:list-level-style-bullet>
      <text:list-level-style-bullet text:level="3" text:bullet-char="●">
        <style:list-level-properties text:space-before="1.00039in" text:min-label-width="0.23583in"/>
        <style:text-properties fo:color="#000000" fo:font-family="Noto Sans Symbols" fo:font-size="0.19444in"/>
      </text:list-level-style-bullet>
      <text:list-level-style-bullet text:level="4" text:bullet-char="●">
        <style:list-level-properties text:space-before="1.50039in" text:min-label-width="0.23583in"/>
        <style:text-properties fo:color="#000000" fo:font-family="Noto Sans Symbols" fo:font-size="0.19444in"/>
      </text:list-level-style-bullet>
      <text:list-level-style-bullet text:level="5" text:bullet-char="●">
        <style:list-level-properties text:space-before="2.00039in" text:min-label-width="0.23583in"/>
        <style:text-properties fo:color="#000000" fo:font-family="Noto Sans Symbols" fo:font-size="0.19444in"/>
      </text:list-level-style-bullet>
      <text:list-level-style-bullet text:level="6" text:bullet-char="●">
        <style:list-level-properties text:space-before="2.50039in" text:min-label-width="0.23583in"/>
        <style:text-properties fo:color="#000000" fo:font-family="Noto Sans Symbols" fo:font-size="0.19444in"/>
      </text:list-level-style-bullet>
      <text:list-level-style-bullet text:level="7" text:bullet-char="●">
        <style:list-level-properties text:space-before="3.00039in" text:min-label-width="0.23583in"/>
        <style:text-properties fo:color="#000000" fo:font-family="Noto Sans Symbols" fo:font-size="0.19444in"/>
      </text:list-level-style-bullet>
      <text:list-level-style-bullet text:level="8" text:bullet-char="●">
        <style:list-level-properties text:space-before="3.50039in" text:min-label-width="0.23583in"/>
        <style:text-properties fo:color="#000000" fo:font-family="Noto Sans Symbols" fo:font-size="0.19444in"/>
      </text:list-level-style-bullet>
      <text:list-level-style-bullet text:level="9" text:bullet-char="●">
        <style:list-level-properties text:space-before="4.00039in" text:min-label-width="0.23583in"/>
        <style:text-properties fo:color="#000000" fo:font-family="Noto Sans Symbols" fo:font-size="0.19444in"/>
      </text:list-level-style-bullet>
    </text:list-style>
    <text:list-style style:name="a1318">
      <text:list-level-style-bullet text:level="1" text:bullet-char="●">
        <style:list-level-properties text:space-before="0.00039in" text:min-label-width="0.23583in"/>
        <style:text-properties fo:color="#000000" fo:font-family="Noto Sans Symbols" fo:font-size="0.19444in"/>
      </text:list-level-style-bullet>
      <text:list-level-style-bullet text:level="2" text:bullet-char="●">
        <style:list-level-properties text:space-before="0.50039in" text:min-label-width="0.23583in"/>
        <style:text-properties fo:color="#000000" fo:font-family="Noto Sans Symbols" fo:font-size="0.19444in"/>
      </text:list-level-style-bullet>
      <text:list-level-style-bullet text:level="3" text:bullet-char="●">
        <style:list-level-properties text:space-before="1.00039in" text:min-label-width="0.23583in"/>
        <style:text-properties fo:color="#000000" fo:font-family="Noto Sans Symbols" fo:font-size="0.19444in"/>
      </text:list-level-style-bullet>
      <text:list-level-style-bullet text:level="4" text:bullet-char="●">
        <style:list-level-properties text:space-before="1.50039in" text:min-label-width="0.23583in"/>
        <style:text-properties fo:color="#000000" fo:font-family="Noto Sans Symbols" fo:font-size="0.19444in"/>
      </text:list-level-style-bullet>
      <text:list-level-style-bullet text:level="5" text:bullet-char="●">
        <style:list-level-properties text:space-before="2.00039in" text:min-label-width="0.23583in"/>
        <style:text-properties fo:color="#000000" fo:font-family="Noto Sans Symbols" fo:font-size="0.19444in"/>
      </text:list-level-style-bullet>
      <text:list-level-style-bullet text:level="6" text:bullet-char="●">
        <style:list-level-properties text:space-before="2.50039in" text:min-label-width="0.23583in"/>
        <style:text-properties fo:color="#000000" fo:font-family="Noto Sans Symbols" fo:font-size="0.19444in"/>
      </text:list-level-style-bullet>
      <text:list-level-style-bullet text:level="7" text:bullet-char="●">
        <style:list-level-properties text:space-before="3.00039in" text:min-label-width="0.23583in"/>
        <style:text-properties fo:color="#000000" fo:font-family="Noto Sans Symbols" fo:font-size="0.19444in"/>
      </text:list-level-style-bullet>
      <text:list-level-style-bullet text:level="8" text:bullet-char="●">
        <style:list-level-properties text:space-before="3.50039in" text:min-label-width="0.23583in"/>
        <style:text-properties fo:color="#000000" fo:font-family="Noto Sans Symbols" fo:font-size="0.19444in"/>
      </text:list-level-style-bullet>
      <text:list-level-style-bullet text:level="9" text:bullet-char="●">
        <style:list-level-properties text:space-before="4.00039in" text:min-label-width="0.23583in"/>
        <style:text-properties fo:color="#000000" fo:font-family="Noto Sans Symbols" fo:font-size="0.19444in"/>
      </text:list-level-style-bullet>
    </text:list-style>
    <text:list-style style:name="a1364">
      <text:list-level-style-bullet text:level="1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2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3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4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5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6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7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8" text:bullet-char="◈">
        <style:list-level-properties text:space-before="0in" text:min-label-width="0.16667in"/>
        <style:text-properties fo:color="#25212a" fo:font-family="Tinos" fo:font-size="0.33333in"/>
      </text:list-level-style-bullet>
      <text:list-level-style-bullet text:level="9" text:bullet-char="◈">
        <style:list-level-properties text:space-before="0in" text:min-label-width="0.16667in"/>
        <style:text-properties fo:color="#25212a" fo:font-family="Tinos" fo:font-size="0.33333in"/>
      </text:list-level-style-bullet>
    </text:list-style>
  </office:automatic-styles>
  <office:body>
    <office:presentation>
      <draw:page draw:name="Slide1" draw:style-name="a1224" draw:master-page-name="Master1-Layout1-titleOnly-TITLE_ONLY" presentation:presentation-page-layout-name="Master1-PPL1" draw:id="Slide-256">
        <draw:custom-shape svg:x="1.60551in" svg:y="1.75276in" svg:width="4.34921in" svg:height="2.01102in" draw:id="id286" draw:style-name="a1230" draw:name="Google Shape;225;p53">
          <svg:title/>
          <svg:desc/>
          <text:p text:style-name="a1229" text:class-names="" text:cond-style-name=""><text:span text:style-name="a1225" text:class-names="">TOI推廣計畫</text:span><text:span text:style-name="a1226" text:class-names=""><text:line-break/></text:span><text:span text:style-name="a1227" text:class-names="">解題- 韓信點兵</text:span><text:span text:style-name="a12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oogle Shape;226;p53" draw:id="id287">
          <svg:title/>
          <svg:desc/>
          <draw:custom-shape svg:x="5.42008in" svg:y="1.60039in" svg:width="3.70236in" svg:height="2.31535in" draw:id="id288" draw:style-name="a1231" draw:name="Google Shape;227;p53">
            <svg:title/>
            <svg:desc/>
            <draw:enhanced-geometry xmlns:dr3d="urn:oasis:names:tc:opendocument:xmlns:dr3d:1.0" draw:type="non-primitive" svg:viewBox="0 0 21600 21600" draw:enhanced-path="M 0 0 L 21600 0 21600 21600 0 216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frame draw:id="id289" draw:style-name="a1232" draw:name="Google Shape;228;p53" svg:x="5.42008in" svg:y="1.60039in" svg:width="3.70236in" svg:height="2.31535in" style:rel-width="scale" style:rel-height="scale">
            <draw:image xlink:href="media/image1.jpg" xlink:type="simple" xlink:show="embed" xlink:actuate="onLoad"/>
            <svg:title/>
            <svg:desc/>
          </draw:frame>
        </draw:g>
        <presentation:notes draw:style-name="a1235">
          <draw:frame draw:id="id290" presentation:style-name="a1233" draw:name="Google Shape;222;p1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" svg:x="0.41667in" svg:y="0.75in" svg:width="6.66667in" svg:height="3.75in" presentation:class="page" draw:id="id291" presentation:style-name="a1234" draw:name="Google Shape;223;p1:notes">
            <svg:title/>
            <svg:desc/>
          </draw:page-thumbnail>
        </presentation:notes>
      </draw:page>
      <draw:page draw:name="Slide2" draw:style-name="a1237" draw:master-page-name="Master2-Layout1-blank-BLANK" presentation:presentation-page-layout-name="Master2-PPL1" draw:id="Slide-257">
        <draw:custom-shape svg:x="0.19094in" svg:y="2.04528in" svg:width="1.20787in" svg:height="1.62874in" draw:id="id292" draw:style-name="a1243" draw:name="Google Shape;233;p54">
          <svg:title/>
          <svg:desc/>
          <text:p text:style-name="a1242" text:class-names="" text:cond-style-name=""><text:span text:style-name="a1238" text:class-names="">題</text:span><text:span text:style-name="a1239" text:class-names=""><text:line-break/></text:span><text:span text:style-name="a1240" text:class-names="">目</text:span><text:span text:style-name="a12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3898in" svg:y="4.48228in" svg:width="0.59961in" svg:height="0.42992in" draw:id="id293" draw:style-name="a1247" draw:name="Google Shape;234;p54">
          <svg:title/>
          <svg:desc/>
          <text:p text:style-name="a1246" text:class-names="" text:cond-style-name=""><text:span text:style-name="a1244" text:class-names=""><text:page-number style:num-format="1" text:fixed="false">‹#›</text:page-number></text:span><text:span text:style-name="a12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4724in" svg:y="0.9311in" svg:width="6.89134in" svg:height="2.2in" draw:id="id294" draw:style-name="a1263" draw:name="Google Shape;235;p54">
          <svg:title/>
          <svg:desc/>
          <text:p text:style-name="a1250" text:class-names="" text:cond-style-name=""><text:span text:style-name="a1248" text:class-names="">　　有一日，駁劫觀看史記這本書，而那篇便是歷史上赫赫有名的武將——韓信的傳記，而那篇的內容如下：</text:span><text:span text:style-name="a1249" text:class-names=""/></text:p>
          <text:p text:style-name="a1252" text:class-names="" text:cond-style-name=""><text:span text:style-name="a1251" text:class-names=""/></text:p>
          <text:p text:style-name="a1257" text:class-names="" text:cond-style-name=""><text:span text:style-name="a1253" text:class-names="">「傳當年漢高祖巡狩雲夢大澤，欲藉機擒韓信，但不知其兵數，恐有變，故問曰︰『卿部下有多少兵卒？』信曰︰『敬稟陞下，兵不知其數，</text:span><text:span text:style-name="a1254" text:class-names="">三三數之剩二，五五數之剩三，七七數之剩二</text:span><text:span text:style-name="a1255" text:class-names="">。』高祖不解，問法於張良。良曰︰『兵數無法算，不可數！』其後雖擒韓信，但仍不知其解。」</text:span><text:span text:style-name="a1256" text:class-names=""/></text:p>
          <text:p text:style-name="a1259" text:class-names="" text:cond-style-name=""><text:span text:style-name="a1258" text:class-names=""/></text:p>
          <text:p text:style-name="a1262" text:class-names="" text:cond-style-name=""><text:span text:style-name="a1260" text:class-names="">　　看完這段敘述的你是否能幫助駁劫數出韓信的兵將至少有幾名呢？　</text:span><text:span text:style-name="a1261" text:class-names=""/></text:p>
          <draw:enhanced-geometry xmlns:dr3d="urn:oasis:names:tc:opendocument:xmlns:dr3d:1.0" draw:type="non-primitive" svg:viewBox="0 0 21600 21600" draw:enhanced-path="M 0 0 L 21600 0 21600 21600 0 216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presentation:notes draw:style-name="a1266">
          <draw:frame draw:id="id295" presentation:style-name="a1264" draw:name="Google Shape;230;p2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2" svg:x="0.41667in" svg:y="0.75in" svg:width="6.66667in" svg:height="3.75in" presentation:class="page" draw:id="id296" presentation:style-name="a1265" draw:name="Google Shape;231;p2:notes">
            <svg:title/>
            <svg:desc/>
          </draw:page-thumbnail>
        </presentation:notes>
      </draw:page>
      <draw:page draw:name="Slide3" draw:style-name="a1268" draw:master-page-name="Master3-Layout1-blank-BLANK" presentation:presentation-page-layout-name="Master3-PPL1" draw:id="Slide-258">
        <draw:custom-shape svg:x="8.63898in" svg:y="4.48228in" svg:width="0.59961in" svg:height="0.42992in" draw:id="id297" draw:style-name="a1272" draw:name="Google Shape;240;p55">
          <svg:title/>
          <svg:desc/>
          <text:p text:style-name="a1271" text:class-names="" text:cond-style-name=""><text:span text:style-name="a1269" text:class-names=""><text:page-number style:num-format="1" text:fixed="false">‹#›</text:page-number></text:span><text:span text:style-name="a12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752in" svg:y="0.88031in" svg:width="7.26417in" svg:height="1.51929in" draw:id="id298" draw:style-name="a1293" draw:name="Google Shape;241;p55">
          <svg:title/>
          <svg:desc/>
          <text:p text:style-name="a1275" text:class-names="" text:cond-style-name=""><text:span text:style-name="a1273" text:class-names="">輸入格式</text:span><text:span text:style-name="a1274" text:class-names=""/></text:p>
          <text:p text:style-name="a1288" text:class-names="" text:cond-style-name=""><text:span text:style-name="a1276" text:class-names="">輸入有三行，每行含兩個整數 a</text:span><text:span text:style-name="a1277" text:class-names="">i</text:span><text:span text:style-name="a1278" text:class-names=""><text:s text:c="1"/>,b</text:span><text:span text:style-name="a1279" text:class-names="">i</text:span><text:span text:style-name="a1280" text:class-names=""><text:s text:c="1"/>(1&lt; a</text:span><text:span text:style-name="a1281" text:class-names="">i</text:span><text:span text:style-name="a1282" text:class-names=""><text:s text:c="1"/>,b</text:span><text:span text:style-name="a1283" text:class-names="">i</text:span><text:span text:style-name="a1284" text:class-names=""><text:s text:c="1"/>&lt;300)，i表示行數，每兩個數字間以一個空白隔開，並且保證a</text:span><text:span text:style-name="a1285" text:class-names="">i</text:span><text:span text:style-name="a1286" text:class-names="">之間必定互質。</text:span><text:span text:style-name="a1287" text:class-names=""/></text:p>
          <text:p text:style-name="a1290" text:class-names="" text:cond-style-name=""><text:span text:style-name="a1289" text:class-names=""/></text:p>
          <text:p text:style-name="a1292" text:class-names="" text:cond-style-name=""><text:span text:style-name="a1291" text:class-names=""/></text:p>
          <draw:enhanced-geometry xmlns:dr3d="urn:oasis:names:tc:opendocument:xmlns:dr3d:1.0" draw:type="non-primitive" svg:viewBox="0 0 21600 21600" draw:enhanced-path="M 0 0 L 21600 0 21600 21600 0 216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7752in" svg:y="2.27717in" svg:width="7.34213in" svg:height="0.69961in" draw:id="id299" draw:style-name="a1302" draw:name="Google Shape;242;p55">
          <svg:title/>
          <svg:desc/>
          <text:p text:style-name="a1296" text:class-names="" text:cond-style-name=""><text:span text:style-name="a1294" text:class-names="">輸出格式</text:span><text:span text:style-name="a1295" text:class-names=""/></text:p>
          <text:p text:style-name="a1301" text:class-names="" text:cond-style-name=""><text:span text:style-name="a1297" text:class-names="">　</text:span><text:span text:style-name="a1298" text:class-names="">　</text:span><text:span text:style-name="a1299" text:class-names="">請輸出一個最小的數字m (1 ≤ m &lt; 109)，代表軍隊人數。</text:span><text:span text:style-name="a1300" text:class-names=""/></text:p>
          <draw:enhanced-geometry xmlns:dr3d="urn:oasis:names:tc:opendocument:xmlns:dr3d:1.0" draw:type="non-primitive" svg:viewBox="0 0 21600 21600" draw:enhanced-path="M 0 0 L 21600 0 21600 21600 0 216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300" draw:name="Google Shape;243;p55" svg:x="3.18858in" svg:y="3.09134in" svg:width="4.43859in" svg:height="1.28346in">
          <table:table table:style-name="a1303" table:template-name="{AFF9A539-BAE6-4C2B-9828-3B5B455C8316}" table:use-banding-columns-styles="false" table:use-banding-rows-styles="false" table:use-first-column-styles="false" table:use-first-row-styles="false" table:use-last-column-styles="false" table:use-last-row-styles="false">
            <table:table-column table:style-name="a1304" table:default-cell-style-name=""/>
            <table:table-column table:style-name="a1305" table:default-cell-style-name=""/>
            <table:table-row table:style-name="a1306" table:default-cell-style-name="">
              <table:table-cell table:style-name="a1323">
                <text:list text:style-name="a1310">
                  <text:list-item>
                    <text:p text:style-name="a1309" text:class-names="" text:cond-style-name=""><text:span text:style-name="a1307" text:class-names="">輸入範例</text:span><text:span text:style-name="a1308" text:class-names=""/></text:p>
                  </text:list-item>
                </text:list>
                <text:list text:style-name="a1314">
                  <text:list-item>
                    <text:p text:style-name="a1313" text:class-names="" text:cond-style-name=""><text:span text:style-name="a1311" text:class-names="">3 2</text:span><text:span text:style-name="a1312" text:class-names=""/></text:p>
                  </text:list-item>
                </text:list>
                <text:list text:style-name="a1318">
                  <text:list-item>
                    <text:p text:style-name="a1317" text:class-names="" text:cond-style-name=""><text:span text:style-name="a1315" text:class-names="">5 3</text:span><text:span text:style-name="a1316" text:class-names=""/></text:p>
                  </text:list-item>
                </text:list>
                <text:list text:style-name="a1322">
                  <text:list-item>
                    <text:p text:style-name="a1321" text:class-names="" text:cond-style-name=""><text:span text:style-name="a1319" text:class-names="">7 2</text:span><text:span text:style-name="a1320" text:class-names=""/></text:p>
                  </text:list-item>
                </text:list>
              </table:table-cell>
              <table:table-cell table:style-name="a1332">
                <text:list text:style-name="a1327">
                  <text:list-item>
                    <text:p text:style-name="a1326" text:class-names="" text:cond-style-name=""><text:span text:style-name="a1324" text:class-names="">輸出範例</text:span><text:span text:style-name="a1325" text:class-names=""/></text:p>
                  </text:list-item>
                </text:list>
                <text:list text:style-name="a1331">
                  <text:list-item>
                    <text:p text:style-name="a1330" text:class-names="" text:cond-style-name=""><text:span text:style-name="a1328" text:class-names="">23</text:span><text:span text:style-name="a1329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presentation:notes draw:style-name="a1335">
          <draw:frame draw:id="id301" presentation:style-name="a1333" draw:name="Google Shape;237;p3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3" svg:x="0.41667in" svg:y="0.75in" svg:width="6.66667in" svg:height="3.75in" presentation:class="page" draw:id="id302" presentation:style-name="a1334" draw:name="Google Shape;238;p3:notes">
            <svg:title/>
            <svg:desc/>
          </draw:page-thumbnail>
        </presentation:notes>
      </draw:page>
      <draw:page draw:name="Slide4" draw:style-name="a1337" draw:master-page-name="Master3-Layout1-blank-BLANK" presentation:presentation-page-layout-name="Master3-PPL1" draw:id="Slide-259">
        <draw:custom-shape svg:x="5.5248in" svg:y="1.18425in" svg:width="3.23307in" svg:height="3.23307in" draw:id="id303" draw:style-name="a1338" draw:name="Google Shape;248;p56">
          <svg:title/>
          <svg:desc/>
          <draw:enhanced-geometry xmlns:dr3d="urn:oasis:names:tc:opendocument:xmlns:dr3d:1.0" draw:type="non-primitive" svg:viewBox="0 0 21600 21600" draw:enhanced-path="M 0 0 L 21600 0 21600 21600 0 216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304" draw:style-name="a1339" draw:name="Google Shape;249;p56" svg:x="5.60787in" svg:y="1.26732in" svg:width="3.00354in" svg:height="3.00354in" style:rel-width="scale" style:rel-height="scale">
          <draw:image xlink:href="media/image3.jpg" xlink:type="simple" xlink:show="embed" xlink:actuate="onLoad"/>
          <svg:title/>
          <svg:desc/>
        </draw:frame>
        <draw:custom-shape svg:x="1.68937in" svg:y="1.05827in" svg:width="3.53661in" svg:height="1.26811in" draw:id="id305" draw:style-name="a1343" draw:name="Google Shape;250;p56">
          <svg:title/>
          <svg:desc/>
          <text:p text:style-name="a1342" text:class-names="" text:cond-style-name=""><text:span text:style-name="a1340" text:class-names="">解題重點</text:span><text:span text:style-name="a13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3583in" svg:y="2.28346in" svg:width="3.68858in" svg:height="2.02165in" draw:id="id306" draw:style-name="a1347" draw:name="Google Shape;251;p56">
          <svg:title/>
          <svg:desc/>
          <text:p text:style-name="a1346" text:class-names="" text:cond-style-name=""><text:span text:style-name="a1344" text:class-names="">迴圈 &amp; 條件控制</text:span><text:span text:style-name="a13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3898in" svg:y="4.48228in" svg:width="0.59961in" svg:height="0.42992in" draw:id="id307" draw:style-name="a1351" draw:name="Google Shape;252;p56">
          <svg:title/>
          <svg:desc/>
          <text:p text:style-name="a1350" text:class-names="" text:cond-style-name=""><text:span text:style-name="a1348" text:class-names=""><text:page-number style:num-format="1" text:fixed="false">‹#›</text:page-number></text:span><text:span text:style-name="a13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354">
          <draw:frame draw:id="id308" presentation:style-name="a1352" draw:name="Google Shape;245;p4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4" svg:x="0.41667in" svg:y="0.75in" svg:width="6.66667in" svg:height="3.75in" presentation:class="page" draw:id="id309" presentation:style-name="a1353" draw:name="Google Shape;246;p4:notes">
            <svg:title/>
            <svg:desc/>
          </draw:page-thumbnail>
        </presentation:notes>
      </draw:page>
      <draw:page draw:name="Slide5" draw:style-name="a1356" draw:master-page-name="Master4-Layout1-blank-BLANK" presentation:presentation-page-layout-name="Master4-PPL1" draw:id="Slide-260">
        <draw:custom-shape svg:x="8.63898in" svg:y="4.48228in" svg:width="0.59961in" svg:height="0.42992in" draw:id="id310" draw:style-name="a1360" draw:name="Google Shape;257;p57">
          <svg:title/>
          <svg:desc/>
          <text:p text:style-name="a1359" text:class-names="" text:cond-style-name=""><text:span text:style-name="a1357" text:class-names=""><text:page-number style:num-format="1" text:fixed="false">‹#›</text:page-number></text:span><text:span text:style-name="a1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8228in" svg:y="0.8437in" svg:width="6.27126in" svg:height="0.59567in" draw:id="id311" draw:style-name="a1365" draw:name="Google Shape;258;p57">
          <svg:title/>
          <svg:desc/>
          <text:list text:style-name="a1364">
            <text:list-item>
              <text:p text:style-name="a1363" text:class-names="" text:cond-style-name=""><text:span text:style-name="a1361" text:class-names="">用迴圈尋找可行解</text:span><text:span text:style-name="a1362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374in" svg:y="1.68937in" svg:width="6.60118in" svg:height="2.26811in" draw:id="id312" draw:style-name="a1373" draw:name="Google Shape;259;p57">
          <svg:title/>
          <svg:desc/>
          <text:p text:style-name="a1372" text:class-names="" text:cond-style-name=""><text:span text:style-name="a1366" text:class-names="">根據題目敘述，我們要尋找的解m必須符合取a</text:span><text:span text:style-name="a1367" text:class-names="">i</text:span><text:span text:style-name="a1368" text:class-names="">餘b</text:span><text:span text:style-name="a1369" text:class-names="">i</text:span><text:span text:style-name="a1370" text:class-names="">這個條件，所以我們可以構造一個迴圈從1開始找其解答，若是找到解答，則終止程式。</text:span><text:span text:style-name="a1371" text:class-names=""/></text:p>
          <draw:enhanced-geometry xmlns:dr3d="urn:oasis:names:tc:opendocument:xmlns:dr3d:1.0" draw:type="non-primitive" svg:viewBox="0 0 21600 21600" draw:enhanced-path="M 0 0 L 21600 0 21600 21600 0 216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presentation:notes draw:style-name="a1376">
          <draw:frame draw:id="id313" presentation:style-name="a1374" draw:name="Google Shape;254;p5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5" svg:x="0.41667in" svg:y="0.75in" svg:width="6.66667in" svg:height="3.75in" presentation:class="page" draw:id="id314" presentation:style-name="a1375" draw:name="Google Shape;255;p5:notes">
            <svg:title/>
            <svg:desc/>
          </draw:page-thumbnail>
        </presentation:notes>
      </draw:page>
      <draw:page draw:name="Slide6" draw:style-name="a1378" draw:master-page-name="Master4-Layout1-blank-BLANK" presentation:presentation-page-layout-name="Master4-PPL1" draw:id="Slide-261">
        <draw:custom-shape svg:x="8.63898in" svg:y="4.48228in" svg:width="0.59961in" svg:height="0.42992in" draw:id="id315" draw:style-name="a1382" draw:name="Google Shape;264;p58">
          <svg:title/>
          <svg:desc/>
          <text:p text:style-name="a1381" text:class-names="" text:cond-style-name=""><text:span text:style-name="a1379" text:class-names=""><text:page-number style:num-format="1" text:fixed="false">‹#›</text:page-number></text:span><text:span text:style-name="a1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8228in" svg:y="0.8437in" svg:width="3.28543in" svg:height="0.59567in" draw:id="id316" draw:style-name="a1391" draw:name="Google Shape;265;p58">
          <svg:title/>
          <svg:desc/>
          <text:list text:style-name="a1386">
            <text:list-item>
              <text:p text:style-name="a1385" text:class-names="" text:cond-style-name=""><text:span text:style-name="a1383" text:class-names="">迴圈控制</text:span><text:span text:style-name="a1384" text:class-names=""/></text:p>
            </text:list-item>
          </text:list>
          <text:list text:style-name="a1390">
            <text:list-item>
              <text:p text:style-name="a1389" text:class-names="" text:cond-style-name=""><text:span text:style-name="a1387" text:class-names=""><text:s text:c="1"/></text:span><text:span text:style-name="a1388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878in" svg:y="1.59685in" svg:width="6.92874in" svg:height="0.4in" draw:id="id317" draw:style-name="a1395" draw:name="Google Shape;266;p58">
          <svg:title/>
          <svg:desc/>
          <text:p text:style-name="a1394" text:class-names="" text:cond-style-name=""><text:span text:style-name="a1392" text:class-names="">透過while迴圈不斷地執行ans+1的動作並一一驗證解答</text:span><text:span text:style-name="a1393" text:class-names=""/></text:p>
          <draw:enhanced-geometry xmlns:dr3d="urn:oasis:names:tc:opendocument:xmlns:dr3d:1.0" draw:type="non-primitive" svg:viewBox="0 0 21600 21600" draw:enhanced-path="M 0 0 L 21600 0 21600 21600 0 216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318" draw:style-name="a1396" draw:name="Google Shape;267;p58" svg:x="2.53622in" svg:y="2.51969in" svg:width="4.92717in" svg:height="1.83425in" style:rel-width="scale" style:rel-height="scale">
          <draw:image xlink:href="media/image4.png" xlink:type="simple" xlink:show="embed" xlink:actuate="onLoad"/>
          <svg:title/>
          <svg:desc/>
        </draw:frame>
        <draw:custom-shape svg:x="2.5252in" svg:y="2.51693in" svg:width="1.22992in" svg:height="0.55787in" draw:id="id319" draw:style-name="a1399" draw:name="Google Shape;268;p58">
          <svg:title/>
          <svg:desc/>
          <text:p text:style-name="a1398" text:class-names="" text:cond-style-name=""><text:span text:style-name="a13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5252in" svg:y="3.99016in" svg:width="1.22992in" svg:height="0.36378in" draw:id="id320" draw:style-name="a1402" draw:name="Google Shape;269;p58">
          <svg:title/>
          <svg:desc/>
          <text:p text:style-name="a1401" text:class-names="" text:cond-style-name=""><text:span text:style-name="a1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05">
          <draw:frame draw:id="id321" presentation:style-name="a1403" draw:name="Google Shape;261;p6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6" svg:x="0.41667in" svg:y="0.75in" svg:width="6.66667in" svg:height="3.75in" presentation:class="page" draw:id="id322" presentation:style-name="a1404" draw:name="Google Shape;262;p6:notes">
            <svg:title/>
            <svg:desc/>
          </draw:page-thumbnail>
        </presentation:notes>
      </draw:page>
      <draw:page draw:name="Slide7" draw:style-name="a1407" draw:master-page-name="Master4-Layout1-blank-BLANK" presentation:presentation-page-layout-name="Master4-PPL1" draw:id="Slide-262">
        <draw:custom-shape svg:x="8.63898in" svg:y="4.48228in" svg:width="0.59961in" svg:height="0.42992in" draw:id="id323" draw:style-name="a1411" draw:name="Google Shape;274;p59">
          <svg:title/>
          <svg:desc/>
          <text:p text:style-name="a1410" text:class-names="" text:cond-style-name=""><text:span text:style-name="a1408" text:class-names=""><text:page-number style:num-format="1" text:fixed="false">‹#›</text:page-number></text:span><text:span text:style-name="a1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8228in" svg:y="0.8437in" svg:width="3.28543in" svg:height="0.59567in" draw:id="id324" draw:style-name="a1420" draw:name="Google Shape;275;p59">
          <svg:title/>
          <svg:desc/>
          <text:list text:style-name="a1415">
            <text:list-item>
              <text:p text:style-name="a1414" text:class-names="" text:cond-style-name=""><text:span text:style-name="a1412" text:class-names="">條件控制</text:span><text:span text:style-name="a1413" text:class-names=""/></text:p>
            </text:list-item>
          </text:list>
          <text:list text:style-name="a1419">
            <text:list-item>
              <text:p text:style-name="a1418" text:class-names="" text:cond-style-name=""><text:span text:style-name="a1416" text:class-names=""><text:s text:c="1"/></text:span><text:span text:style-name="a1417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878in" svg:y="1.59685in" svg:width="6.92874in" svg:height="0.78583in" draw:id="id325" draw:style-name="a1432" draw:name="Google Shape;276;p59">
          <svg:title/>
          <svg:desc/>
          <text:p text:style-name="a1431" text:class-names="" text:cond-style-name=""><text:span text:style-name="a1421" text:class-names="">若是條件符合所需(對於所有的a</text:span><text:span text:style-name="a1422" text:class-names="">i</text:span><text:span text:style-name="a1423" text:class-names="">與b</text:span><text:span text:style-name="a1424" text:class-names="">i</text:span><text:span text:style-name="a1425" text:class-names="">皆滿足 ans%a</text:span><text:span text:style-name="a1426" text:class-names="">i</text:span><text:span text:style-name="a1427" text:class-names="">=b</text:span><text:span text:style-name="a1428" text:class-names="">i</text:span><text:span text:style-name="a1429" text:class-names="">)則中 止程式進進行並輸出解答</text:span><text:span text:style-name="a1430" text:class-names=""/></text:p>
          <draw:enhanced-geometry xmlns:dr3d="urn:oasis:names:tc:opendocument:xmlns:dr3d:1.0" draw:type="non-primitive" svg:viewBox="0 0 21600 21600" draw:enhanced-path="M 0 0 L 21600 0 21600 21600 0 216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326" draw:style-name="a1433" draw:name="Google Shape;277;p59" svg:x="2.53622in" svg:y="2.51969in" svg:width="4.92717in" svg:height="1.83425in" style:rel-width="scale" style:rel-height="scale">
          <draw:image xlink:href="media/image4.png" xlink:type="simple" xlink:show="embed" xlink:actuate="onLoad"/>
          <svg:title/>
          <svg:desc/>
        </draw:frame>
        <draw:custom-shape svg:x="2.91378in" svg:y="3.06732in" svg:width="4.51575in" svg:height="0.95472in" draw:id="id327" draw:style-name="a1436" draw:name="Google Shape;278;p59">
          <svg:title/>
          <svg:desc/>
          <text:p text:style-name="a1435" text:class-names="" text:cond-style-name=""><text:span text:style-name="a1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39">
          <draw:frame draw:id="id328" presentation:style-name="a1437" draw:name="Google Shape;271;p7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7" svg:x="0.41667in" svg:y="0.75in" svg:width="6.66667in" svg:height="3.75in" presentation:class="page" draw:id="id329" presentation:style-name="a1438" draw:name="Google Shape;272;p7:notes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_ONLY">
      <presentation:placeholder presentation:object="title" svg:x="0.5in" svg:y="0.22441in" svg:width="8.99961in" svg:height="0.93898in"/>
    </style:presentation-page-layout>
    <style:presentation-page-layout style:name="Master1-PPL2" style:display-name="BLANK"/>
    <style:presentation-page-layout style:name="Master1-PPL3" style:display-name="TITLE_AND_BODY">
      <presentation:placeholder presentation:object="title" svg:x="0.5in" svg:y="0.22441in" svg:width="8.99961in" svg:height="0.93898in"/>
      <presentation:placeholder presentation:object="subtitle" svg:x="0.5in" svg:y="1.31614in" svg:width="8.99961in" svg:height="3.2622in"/>
    </style:presentation-page-layout>
    <style:presentation-page-layout style:name="Master1-PPL4" style:display-name="OBJECT">
      <presentation:placeholder presentation:object="title" svg:x="0.5in" svg:y="0.22441in" svg:width="8.99961in" svg:height="0.93898in"/>
      <presentation:placeholder presentation:object="outline" svg:x="0.5in" svg:y="1.31614in" svg:width="8.99961in" svg:height="3.2622in"/>
    </style:presentation-page-layout>
    <style:presentation-page-layout style:name="Master1-PPL5" style:display-name="TWO_OBJECTS">
      <presentation:placeholder presentation:object="title" svg:x="0.5in" svg:y="0.22441in" svg:width="8.99961in" svg:height="0.93898in"/>
      <presentation:placeholder presentation:object="outline" svg:x="0.5in" svg:y="1.31614in" svg:width="4.39173in" svg:height="3.2622in"/>
      <presentation:placeholder presentation:object="outline" svg:x="5.11181in" svg:y="1.31614in" svg:width="4.39173in" svg:height="3.2622in"/>
    </style:presentation-page-layout>
    <style:presentation-page-layout style:name="Master1-PPL6" style:display-name="OBJECT_ONLY">
      <presentation:placeholder presentation:object="subtitle" svg:x="0.5in" svg:y="0.22441in" svg:width="8.99961in" svg:height="4.35394in"/>
    </style:presentation-page-layout>
    <style:presentation-page-layout style:name="Master1-PPL7" style:display-name="TWO_OBJECTS_AND_OBJECT">
      <presentation:placeholder presentation:object="title" svg:x="0.5in" svg:y="0.22441in" svg:width="8.99961in" svg:height="0.93898in"/>
      <presentation:placeholder presentation:object="outline" svg:x="0.5in" svg:y="1.31614in" svg:width="4.39173in" svg:height="1.55591in"/>
      <presentation:placeholder presentation:object="outline" svg:x="5.11181in" svg:y="1.31614in" svg:width="4.39173in" svg:height="3.2622in"/>
      <presentation:placeholder presentation:object="outline" svg:x="0.5in" svg:y="3.02047in" svg:width="4.39173in" svg:height="1.55591in"/>
    </style:presentation-page-layout>
    <style:presentation-page-layout style:name="Master1-PPL8" style:display-name="OBJECT_AND_TWO_OBJECTS">
      <presentation:placeholder presentation:object="title" svg:x="0.5in" svg:y="0.22441in" svg:width="8.99961in" svg:height="0.93898in"/>
      <presentation:placeholder presentation:object="outline" svg:x="0.5in" svg:y="1.31614in" svg:width="4.39173in" svg:height="3.2622in"/>
      <presentation:placeholder presentation:object="outline" svg:x="5.11181in" svg:y="1.31614in" svg:width="4.39173in" svg:height="1.55591in"/>
      <presentation:placeholder presentation:object="outline" svg:x="5.11181in" svg:y="3.02047in" svg:width="4.39173in" svg:height="1.55591in"/>
    </style:presentation-page-layout>
    <style:presentation-page-layout style:name="Master1-PPL9" style:display-name="TWO_OBJECTS_OVER_TEXT">
      <presentation:placeholder presentation:object="title" svg:x="0.5in" svg:y="0.22441in" svg:width="8.99961in" svg:height="0.93898in"/>
      <presentation:placeholder presentation:object="outline" svg:x="0.5in" svg:y="1.31614in" svg:width="4.39173in" svg:height="1.55591in"/>
      <presentation:placeholder presentation:object="outline" svg:x="5.11181in" svg:y="1.31614in" svg:width="4.39173in" svg:height="1.55591in"/>
      <presentation:placeholder presentation:object="outline" svg:x="0.5in" svg:y="3.02047in" svg:width="8.99961in" svg:height="1.55591in"/>
    </style:presentation-page-layout>
    <style:presentation-page-layout style:name="Master1-PPL10" style:display-name="OBJECT_OVER_TEXT">
      <presentation:placeholder presentation:object="title" svg:x="0.5in" svg:y="0.22441in" svg:width="8.99961in" svg:height="0.93898in"/>
      <presentation:placeholder presentation:object="outline" svg:x="0.5in" svg:y="1.31614in" svg:width="8.99961in" svg:height="1.55591in"/>
      <presentation:placeholder presentation:object="outline" svg:x="0.5in" svg:y="3.02047in" svg:width="8.99961in" svg:height="1.55591in"/>
    </style:presentation-page-layout>
    <style:presentation-page-layout style:name="Master1-PPL11" style:display-name="FOUR_OBJECTS">
      <presentation:placeholder presentation:object="title" svg:x="0.5in" svg:y="0.22441in" svg:width="8.99961in" svg:height="0.93898in"/>
      <presentation:placeholder presentation:object="outline" svg:x="0.5in" svg:y="1.31614in" svg:width="4.39173in" svg:height="1.55591in"/>
      <presentation:placeholder presentation:object="outline" svg:x="5.11181in" svg:y="1.31614in" svg:width="4.39173in" svg:height="1.55591in"/>
      <presentation:placeholder presentation:object="outline" svg:x="0.5in" svg:y="3.02047in" svg:width="4.39173in" svg:height="1.55591in"/>
      <presentation:placeholder presentation:object="outline" svg:x="5.11181in" svg:y="3.02047in" svg:width="4.39173in" svg:height="1.55591in"/>
    </style:presentation-page-layout>
    <style:presentation-page-layout style:name="Master1-PPL12" style:display-name="Title, 6 Content">
      <presentation:placeholder presentation:object="title" svg:x="0.5in" svg:y="0.22441in" svg:width="8.99961in" svg:height="0.93898in"/>
      <presentation:placeholder presentation:object="outline" svg:x="0.5in" svg:y="1.31614in" svg:width="2.89764in" svg:height="1.55591in"/>
      <presentation:placeholder presentation:object="outline" svg:x="3.54291in" svg:y="1.31614in" svg:width="2.89764in" svg:height="1.55591in"/>
      <presentation:placeholder presentation:object="outline" svg:x="6.58583in" svg:y="1.31614in" svg:width="2.89764in" svg:height="1.55591in"/>
      <presentation:placeholder presentation:object="outline" svg:x="0.5in" svg:y="3.02047in" svg:width="2.89764in" svg:height="1.55591in"/>
      <presentation:placeholder presentation:object="outline" svg:x="3.54291in" svg:y="3.02047in" svg:width="2.89764in" svg:height="1.55591in"/>
      <presentation:placeholder presentation:object="outline" svg:x="6.58583in" svg:y="3.02047in" svg:width="2.89764in" svg:height="1.55591in"/>
    </style:presentation-page-layout>
    <style:presentation-page-layout style:name="Master2-PPL1" style:display-name="BLANK"/>
    <style:presentation-page-layout style:name="Master2-PPL2" style:display-name="TITLE_AND_BODY">
      <presentation:placeholder presentation:object="title" svg:x="0.5in" svg:y="0.22441in" svg:width="8.99961in" svg:height="0.93898in"/>
      <presentation:placeholder presentation:object="subtitle" svg:x="0.5in" svg:y="1.31614in" svg:width="8.99961in" svg:height="3.2622in"/>
    </style:presentation-page-layout>
    <style:presentation-page-layout style:name="Master2-PPL3" style:display-name="OBJECT">
      <presentation:placeholder presentation:object="title" svg:x="0.5in" svg:y="0.22441in" svg:width="8.99961in" svg:height="0.93898in"/>
      <presentation:placeholder presentation:object="outline" svg:x="0.5in" svg:y="1.31614in" svg:width="8.99961in" svg:height="3.2622in"/>
    </style:presentation-page-layout>
    <style:presentation-page-layout style:name="Master2-PPL4" style:display-name="TWO_OBJECTS">
      <presentation:placeholder presentation:object="title" svg:x="0.5in" svg:y="0.22441in" svg:width="8.99961in" svg:height="0.93898in"/>
      <presentation:placeholder presentation:object="outline" svg:x="0.5in" svg:y="1.31614in" svg:width="4.39173in" svg:height="3.2622in"/>
      <presentation:placeholder presentation:object="outline" svg:x="5.11181in" svg:y="1.31614in" svg:width="4.39173in" svg:height="3.2622in"/>
    </style:presentation-page-layout>
    <style:presentation-page-layout style:name="Master2-PPL5" style:display-name="TITLE_ONLY">
      <presentation:placeholder presentation:object="title" svg:x="0.5in" svg:y="0.22441in" svg:width="8.99961in" svg:height="0.93898in"/>
    </style:presentation-page-layout>
    <style:presentation-page-layout style:name="Master2-PPL6" style:display-name="OBJECT_ONLY">
      <presentation:placeholder presentation:object="subtitle" svg:x="0.5in" svg:y="0.22441in" svg:width="8.99961in" svg:height="4.35394in"/>
    </style:presentation-page-layout>
    <style:presentation-page-layout style:name="Master2-PPL7" style:display-name="TWO_OBJECTS_AND_OBJECT">
      <presentation:placeholder presentation:object="title" svg:x="0.5in" svg:y="0.22441in" svg:width="8.99961in" svg:height="0.93898in"/>
      <presentation:placeholder presentation:object="outline" svg:x="0.5in" svg:y="1.31614in" svg:width="4.39173in" svg:height="1.55591in"/>
      <presentation:placeholder presentation:object="outline" svg:x="5.11181in" svg:y="1.31614in" svg:width="4.39173in" svg:height="3.2622in"/>
      <presentation:placeholder presentation:object="outline" svg:x="0.5in" svg:y="3.02047in" svg:width="4.39173in" svg:height="1.55591in"/>
    </style:presentation-page-layout>
    <style:presentation-page-layout style:name="Master2-PPL8" style:display-name="OBJECT_AND_TWO_OBJECTS">
      <presentation:placeholder presentation:object="title" svg:x="0.5in" svg:y="0.22441in" svg:width="8.99961in" svg:height="0.93898in"/>
      <presentation:placeholder presentation:object="outline" svg:x="0.5in" svg:y="1.31614in" svg:width="4.39173in" svg:height="3.2622in"/>
      <presentation:placeholder presentation:object="outline" svg:x="5.11181in" svg:y="1.31614in" svg:width="4.39173in" svg:height="1.55591in"/>
      <presentation:placeholder presentation:object="outline" svg:x="5.11181in" svg:y="3.02047in" svg:width="4.39173in" svg:height="1.55591in"/>
    </style:presentation-page-layout>
    <style:presentation-page-layout style:name="Master2-PPL9" style:display-name="TWO_OBJECTS_OVER_TEXT">
      <presentation:placeholder presentation:object="title" svg:x="0.5in" svg:y="0.22441in" svg:width="8.99961in" svg:height="0.93898in"/>
      <presentation:placeholder presentation:object="outline" svg:x="0.5in" svg:y="1.31614in" svg:width="4.39173in" svg:height="1.55591in"/>
      <presentation:placeholder presentation:object="outline" svg:x="5.11181in" svg:y="1.31614in" svg:width="4.39173in" svg:height="1.55591in"/>
      <presentation:placeholder presentation:object="outline" svg:x="0.5in" svg:y="3.02047in" svg:width="8.99961in" svg:height="1.55591in"/>
    </style:presentation-page-layout>
    <style:presentation-page-layout style:name="Master2-PPL10" style:display-name="OBJECT_OVER_TEXT">
      <presentation:placeholder presentation:object="title" svg:x="0.5in" svg:y="0.22441in" svg:width="8.99961in" svg:height="0.93898in"/>
      <presentation:placeholder presentation:object="outline" svg:x="0.5in" svg:y="1.31614in" svg:width="8.99961in" svg:height="1.55591in"/>
      <presentation:placeholder presentation:object="outline" svg:x="0.5in" svg:y="3.02047in" svg:width="8.99961in" svg:height="1.55591in"/>
    </style:presentation-page-layout>
    <style:presentation-page-layout style:name="Master2-PPL11" style:display-name="FOUR_OBJECTS">
      <presentation:placeholder presentation:object="title" svg:x="0.5in" svg:y="0.22441in" svg:width="8.99961in" svg:height="0.93898in"/>
      <presentation:placeholder presentation:object="outline" svg:x="0.5in" svg:y="1.31614in" svg:width="4.39173in" svg:height="1.55591in"/>
      <presentation:placeholder presentation:object="outline" svg:x="5.11181in" svg:y="1.31614in" svg:width="4.39173in" svg:height="1.55591in"/>
      <presentation:placeholder presentation:object="outline" svg:x="0.5in" svg:y="3.02047in" svg:width="4.39173in" svg:height="1.55591in"/>
      <presentation:placeholder presentation:object="outline" svg:x="5.11181in" svg:y="3.02047in" svg:width="4.39173in" svg:height="1.55591in"/>
    </style:presentation-page-layout>
    <style:presentation-page-layout style:name="Master2-PPL12" style:display-name="Title, 6 Content">
      <presentation:placeholder presentation:object="title" svg:x="0.5in" svg:y="0.22441in" svg:width="8.99961in" svg:height="0.93898in"/>
      <presentation:placeholder presentation:object="outline" svg:x="0.5in" svg:y="1.31614in" svg:width="2.89764in" svg:height="1.55591in"/>
      <presentation:placeholder presentation:object="outline" svg:x="3.54291in" svg:y="1.31614in" svg:width="2.89764in" svg:height="1.55591in"/>
      <presentation:placeholder presentation:object="outline" svg:x="6.58583in" svg:y="1.31614in" svg:width="2.89764in" svg:height="1.55591in"/>
      <presentation:placeholder presentation:object="outline" svg:x="0.5in" svg:y="3.02047in" svg:width="2.89764in" svg:height="1.55591in"/>
      <presentation:placeholder presentation:object="outline" svg:x="3.54291in" svg:y="3.02047in" svg:width="2.89764in" svg:height="1.55591in"/>
      <presentation:placeholder presentation:object="outline" svg:x="6.58583in" svg:y="3.02047in" svg:width="2.89764in" svg:height="1.55591in"/>
    </style:presentation-page-layout>
    <style:presentation-page-layout style:name="Master3-PPL1" style:display-name="BLANK"/>
    <style:presentation-page-layout style:name="Master3-PPL2" style:display-name="TITLE_AND_BODY">
      <presentation:placeholder presentation:object="title" svg:x="0.5in" svg:y="0.22441in" svg:width="8.99961in" svg:height="0.93898in"/>
      <presentation:placeholder presentation:object="subtitle" svg:x="0.5in" svg:y="1.31614in" svg:width="8.99961in" svg:height="3.2622in"/>
    </style:presentation-page-layout>
    <style:presentation-page-layout style:name="Master3-PPL3" style:display-name="OBJECT">
      <presentation:placeholder presentation:object="title" svg:x="0.5in" svg:y="0.22441in" svg:width="8.99961in" svg:height="0.93898in"/>
      <presentation:placeholder presentation:object="outline" svg:x="0.5in" svg:y="1.31614in" svg:width="8.99961in" svg:height="3.2622in"/>
    </style:presentation-page-layout>
    <style:presentation-page-layout style:name="Master3-PPL4" style:display-name="TWO_OBJECTS">
      <presentation:placeholder presentation:object="title" svg:x="0.5in" svg:y="0.22441in" svg:width="8.99961in" svg:height="0.93898in"/>
      <presentation:placeholder presentation:object="outline" svg:x="0.5in" svg:y="1.31614in" svg:width="4.39173in" svg:height="3.2622in"/>
      <presentation:placeholder presentation:object="outline" svg:x="5.11181in" svg:y="1.31614in" svg:width="4.39173in" svg:height="3.2622in"/>
    </style:presentation-page-layout>
    <style:presentation-page-layout style:name="Master3-PPL5" style:display-name="TITLE_ONLY">
      <presentation:placeholder presentation:object="title" svg:x="0.5in" svg:y="0.22441in" svg:width="8.99961in" svg:height="0.93898in"/>
    </style:presentation-page-layout>
    <style:presentation-page-layout style:name="Master3-PPL6" style:display-name="OBJECT_ONLY">
      <presentation:placeholder presentation:object="subtitle" svg:x="0.5in" svg:y="0.22441in" svg:width="8.99961in" svg:height="4.35394in"/>
    </style:presentation-page-layout>
    <style:presentation-page-layout style:name="Master3-PPL7" style:display-name="TWO_OBJECTS_AND_OBJECT">
      <presentation:placeholder presentation:object="title" svg:x="0.5in" svg:y="0.22441in" svg:width="8.99961in" svg:height="0.93898in"/>
      <presentation:placeholder presentation:object="outline" svg:x="0.5in" svg:y="1.31614in" svg:width="4.39173in" svg:height="1.55591in"/>
      <presentation:placeholder presentation:object="outline" svg:x="5.11181in" svg:y="1.31614in" svg:width="4.39173in" svg:height="3.2622in"/>
      <presentation:placeholder presentation:object="outline" svg:x="0.5in" svg:y="3.02047in" svg:width="4.39173in" svg:height="1.55591in"/>
    </style:presentation-page-layout>
    <style:presentation-page-layout style:name="Master3-PPL8" style:display-name="OBJECT_AND_TWO_OBJECTS">
      <presentation:placeholder presentation:object="title" svg:x="0.5in" svg:y="0.22441in" svg:width="8.99961in" svg:height="0.93898in"/>
      <presentation:placeholder presentation:object="outline" svg:x="0.5in" svg:y="1.31614in" svg:width="4.39173in" svg:height="3.2622in"/>
      <presentation:placeholder presentation:object="outline" svg:x="5.11181in" svg:y="1.31614in" svg:width="4.39173in" svg:height="1.55591in"/>
      <presentation:placeholder presentation:object="outline" svg:x="5.11181in" svg:y="3.02047in" svg:width="4.39173in" svg:height="1.55591in"/>
    </style:presentation-page-layout>
    <style:presentation-page-layout style:name="Master3-PPL9" style:display-name="TWO_OBJECTS_OVER_TEXT">
      <presentation:placeholder presentation:object="title" svg:x="0.5in" svg:y="0.22441in" svg:width="8.99961in" svg:height="0.93898in"/>
      <presentation:placeholder presentation:object="outline" svg:x="0.5in" svg:y="1.31614in" svg:width="4.39173in" svg:height="1.55591in"/>
      <presentation:placeholder presentation:object="outline" svg:x="5.11181in" svg:y="1.31614in" svg:width="4.39173in" svg:height="1.55591in"/>
      <presentation:placeholder presentation:object="outline" svg:x="0.5in" svg:y="3.02047in" svg:width="8.99961in" svg:height="1.55591in"/>
    </style:presentation-page-layout>
    <style:presentation-page-layout style:name="Master3-PPL10" style:display-name="OBJECT_OVER_TEXT">
      <presentation:placeholder presentation:object="title" svg:x="0.5in" svg:y="0.22441in" svg:width="8.99961in" svg:height="0.93898in"/>
      <presentation:placeholder presentation:object="outline" svg:x="0.5in" svg:y="1.31614in" svg:width="8.99961in" svg:height="1.55591in"/>
      <presentation:placeholder presentation:object="outline" svg:x="0.5in" svg:y="3.02047in" svg:width="8.99961in" svg:height="1.55591in"/>
    </style:presentation-page-layout>
    <style:presentation-page-layout style:name="Master3-PPL11" style:display-name="FOUR_OBJECTS">
      <presentation:placeholder presentation:object="title" svg:x="0.5in" svg:y="0.22441in" svg:width="8.99961in" svg:height="0.93898in"/>
      <presentation:placeholder presentation:object="outline" svg:x="0.5in" svg:y="1.31614in" svg:width="4.39173in" svg:height="1.55591in"/>
      <presentation:placeholder presentation:object="outline" svg:x="5.11181in" svg:y="1.31614in" svg:width="4.39173in" svg:height="1.55591in"/>
      <presentation:placeholder presentation:object="outline" svg:x="0.5in" svg:y="3.02047in" svg:width="4.39173in" svg:height="1.55591in"/>
      <presentation:placeholder presentation:object="outline" svg:x="5.11181in" svg:y="3.02047in" svg:width="4.39173in" svg:height="1.55591in"/>
    </style:presentation-page-layout>
    <style:presentation-page-layout style:name="Master3-PPL12" style:display-name="Title, 6 Content">
      <presentation:placeholder presentation:object="title" svg:x="0.5in" svg:y="0.22441in" svg:width="8.99961in" svg:height="0.93898in"/>
      <presentation:placeholder presentation:object="outline" svg:x="0.5in" svg:y="1.31614in" svg:width="2.89764in" svg:height="1.55591in"/>
      <presentation:placeholder presentation:object="outline" svg:x="3.54291in" svg:y="1.31614in" svg:width="2.89764in" svg:height="1.55591in"/>
      <presentation:placeholder presentation:object="outline" svg:x="6.58583in" svg:y="1.31614in" svg:width="2.89764in" svg:height="1.55591in"/>
      <presentation:placeholder presentation:object="outline" svg:x="0.5in" svg:y="3.02047in" svg:width="2.89764in" svg:height="1.55591in"/>
      <presentation:placeholder presentation:object="outline" svg:x="3.54291in" svg:y="3.02047in" svg:width="2.89764in" svg:height="1.55591in"/>
      <presentation:placeholder presentation:object="outline" svg:x="6.58583in" svg:y="3.02047in" svg:width="2.89764in" svg:height="1.55591in"/>
    </style:presentation-page-layout>
    <style:presentation-page-layout style:name="Master4-PPL1" style:display-name="BLANK"/>
    <style:presentation-page-layout style:name="Master4-PPL2" style:display-name="TITLE_AND_BODY">
      <presentation:placeholder presentation:object="title" svg:x="0.5in" svg:y="0.22441in" svg:width="8.99961in" svg:height="0.93898in"/>
      <presentation:placeholder presentation:object="subtitle" svg:x="0.5in" svg:y="1.31614in" svg:width="8.99961in" svg:height="3.2622in"/>
    </style:presentation-page-layout>
    <style:presentation-page-layout style:name="Master4-PPL3" style:display-name="OBJECT">
      <presentation:placeholder presentation:object="title" svg:x="0.5in" svg:y="0.22441in" svg:width="8.99961in" svg:height="0.93898in"/>
      <presentation:placeholder presentation:object="outline" svg:x="0.5in" svg:y="1.31614in" svg:width="8.99961in" svg:height="3.2622in"/>
    </style:presentation-page-layout>
    <style:presentation-page-layout style:name="Master4-PPL4" style:display-name="TWO_OBJECTS">
      <presentation:placeholder presentation:object="title" svg:x="0.5in" svg:y="0.22441in" svg:width="8.99961in" svg:height="0.93898in"/>
      <presentation:placeholder presentation:object="outline" svg:x="0.5in" svg:y="1.31614in" svg:width="4.39173in" svg:height="3.2622in"/>
      <presentation:placeholder presentation:object="outline" svg:x="5.11181in" svg:y="1.31614in" svg:width="4.39173in" svg:height="3.2622in"/>
    </style:presentation-page-layout>
    <style:presentation-page-layout style:name="Master4-PPL5" style:display-name="TITLE_ONLY">
      <presentation:placeholder presentation:object="title" svg:x="0.5in" svg:y="0.22441in" svg:width="8.99961in" svg:height="0.93898in"/>
    </style:presentation-page-layout>
    <style:presentation-page-layout style:name="Master4-PPL6" style:display-name="OBJECT_ONLY">
      <presentation:placeholder presentation:object="subtitle" svg:x="0.5in" svg:y="0.22441in" svg:width="8.99961in" svg:height="4.35394in"/>
    </style:presentation-page-layout>
    <style:presentation-page-layout style:name="Master4-PPL7" style:display-name="TWO_OBJECTS_AND_OBJECT">
      <presentation:placeholder presentation:object="title" svg:x="0.5in" svg:y="0.22441in" svg:width="8.99961in" svg:height="0.93898in"/>
      <presentation:placeholder presentation:object="outline" svg:x="0.5in" svg:y="1.31614in" svg:width="4.39173in" svg:height="1.55591in"/>
      <presentation:placeholder presentation:object="outline" svg:x="5.11181in" svg:y="1.31614in" svg:width="4.39173in" svg:height="3.2622in"/>
      <presentation:placeholder presentation:object="outline" svg:x="0.5in" svg:y="3.02047in" svg:width="4.39173in" svg:height="1.55591in"/>
    </style:presentation-page-layout>
    <style:presentation-page-layout style:name="Master4-PPL8" style:display-name="OBJECT_AND_TWO_OBJECTS">
      <presentation:placeholder presentation:object="title" svg:x="0.5in" svg:y="0.22441in" svg:width="8.99961in" svg:height="0.93898in"/>
      <presentation:placeholder presentation:object="outline" svg:x="0.5in" svg:y="1.31614in" svg:width="4.39173in" svg:height="3.2622in"/>
      <presentation:placeholder presentation:object="outline" svg:x="5.11181in" svg:y="1.31614in" svg:width="4.39173in" svg:height="1.55591in"/>
      <presentation:placeholder presentation:object="outline" svg:x="5.11181in" svg:y="3.02047in" svg:width="4.39173in" svg:height="1.55591in"/>
    </style:presentation-page-layout>
    <style:presentation-page-layout style:name="Master4-PPL9" style:display-name="TWO_OBJECTS_OVER_TEXT">
      <presentation:placeholder presentation:object="title" svg:x="0.5in" svg:y="0.22441in" svg:width="8.99961in" svg:height="0.93898in"/>
      <presentation:placeholder presentation:object="outline" svg:x="0.5in" svg:y="1.31614in" svg:width="4.39173in" svg:height="1.55591in"/>
      <presentation:placeholder presentation:object="outline" svg:x="5.11181in" svg:y="1.31614in" svg:width="4.39173in" svg:height="1.55591in"/>
      <presentation:placeholder presentation:object="outline" svg:x="0.5in" svg:y="3.02047in" svg:width="8.99961in" svg:height="1.55591in"/>
    </style:presentation-page-layout>
    <style:presentation-page-layout style:name="Master4-PPL10" style:display-name="OBJECT_OVER_TEXT">
      <presentation:placeholder presentation:object="title" svg:x="0.5in" svg:y="0.22441in" svg:width="8.99961in" svg:height="0.93898in"/>
      <presentation:placeholder presentation:object="outline" svg:x="0.5in" svg:y="1.31614in" svg:width="8.99961in" svg:height="1.55591in"/>
      <presentation:placeholder presentation:object="outline" svg:x="0.5in" svg:y="3.02047in" svg:width="8.99961in" svg:height="1.55591in"/>
    </style:presentation-page-layout>
    <style:presentation-page-layout style:name="Master4-PPL11" style:display-name="FOUR_OBJECTS">
      <presentation:placeholder presentation:object="title" svg:x="0.5in" svg:y="0.22441in" svg:width="8.99961in" svg:height="0.93898in"/>
      <presentation:placeholder presentation:object="outline" svg:x="0.5in" svg:y="1.31614in" svg:width="4.39173in" svg:height="1.55591in"/>
      <presentation:placeholder presentation:object="outline" svg:x="5.11181in" svg:y="1.31614in" svg:width="4.39173in" svg:height="1.55591in"/>
      <presentation:placeholder presentation:object="outline" svg:x="0.5in" svg:y="3.02047in" svg:width="4.39173in" svg:height="1.55591in"/>
      <presentation:placeholder presentation:object="outline" svg:x="5.11181in" svg:y="3.02047in" svg:width="4.39173in" svg:height="1.55591in"/>
    </style:presentation-page-layout>
    <style:presentation-page-layout style:name="Master4-PPL12" style:display-name="Title, 6 Content">
      <presentation:placeholder presentation:object="title" svg:x="0.5in" svg:y="0.22441in" svg:width="8.99961in" svg:height="0.93898in"/>
      <presentation:placeholder presentation:object="outline" svg:x="0.5in" svg:y="1.31614in" svg:width="2.89764in" svg:height="1.55591in"/>
      <presentation:placeholder presentation:object="outline" svg:x="3.54291in" svg:y="1.31614in" svg:width="2.89764in" svg:height="1.55591in"/>
      <presentation:placeholder presentation:object="outline" svg:x="6.58583in" svg:y="1.31614in" svg:width="2.89764in" svg:height="1.55591in"/>
      <presentation:placeholder presentation:object="outline" svg:x="0.5in" svg:y="3.02047in" svg:width="2.89764in" svg:height="1.55591in"/>
      <presentation:placeholder presentation:object="outline" svg:x="3.54291in" svg:y="3.02047in" svg:width="2.89764in" svg:height="1.55591in"/>
      <presentation:placeholder presentation:object="outline" svg:x="6.58583in" svg:y="3.02047in" svg:width="2.89764in" svg:height="1.55591in"/>
    </style:presentation-page-layout>
    <style:style style:family="table-cell" style:name="a1216">
      <style:table-cell-properties/>
      <style:text-properties/>
    </style:style>
    <style:style style:family="table-cell" style:name="a1221">
      <style:table-cell-properties/>
      <style:text-properties/>
    </style:style>
    <style:style style:family="table-cell" style:name="a1217">
      <style:table-cell-properties/>
      <style:text-properties/>
    </style:style>
    <style:style style:family="table-cell" style:name="a1222">
      <style:table-cell-properties/>
      <style:text-properties/>
    </style:style>
    <style:style style:family="table-cell" style:name="a1218">
      <style:table-cell-properties/>
      <style:text-properties/>
    </style:style>
    <style:style style:family="table-cell" style:name="a1219">
      <style:table-cell-properties/>
      <style:text-properties/>
    </style:style>
    <style:style style:family="graphic" style:name="Graphics"/>
    <style:style style:family="table-cell" style:name="a1214">
      <style:table-cell-properties/>
      <style:text-properties fo:color="#000000" fo:font-family="Arial" style:font-family-asian="Arial" style:font-family-complex="Arial"/>
    </style:style>
    <style:style style:family="table-cell" style:name="a1215">
      <style:table-cell-properties/>
      <style:text-properties/>
    </style:style>
    <style:style style:family="table-cell" style:name="a1220">
      <style:table-cell-properties/>
      <style:text-properties/>
    </style:style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  <draw:fill-image draw:name="a1336" xlink:href="media/image5.jpg" xlink:show="embed" xlink:actuate="onLoad"/>
    <draw:fill-image draw:name="a1377" xlink:href="media/image5.jpg" xlink:show="embed" xlink:actuate="onLoad"/>
    <draw:fill-image draw:name="a1223" xlink:href="media/image5.jpg" xlink:show="embed" xlink:actuate="onLoad"/>
    <draw:fill-image draw:name="a1355" xlink:href="media/image5.jpg" xlink:show="embed" xlink:actuate="onLoad"/>
    <draw:fill-image draw:name="a1236" xlink:href="media/image5.jpg" xlink:show="embed" xlink:actuate="onLoad"/>
    <draw:fill-image draw:name="a1406" xlink:href="media/image5.jpg" xlink:show="embed" xlink:actuate="onLoad"/>
    <draw:fill-image draw:name="a1267" xlink:href="media/image5.jpg" xlink:show="embed" xlink:actuate="onLoad"/>
    <table:table-template table:name="{AFF9A539-BAE6-4C2B-9828-3B5B455C8316}">
      <table:first-row table:style-name="a1219" table:paragraph-style-name=""/>
      <table:last-row table:style-name="a1220" table:paragraph-style-name=""/>
      <table:first-column table:style-name="a1221" table:paragraph-style-name=""/>
      <table:last-column table:style-name="a1222" table:paragraph-style-name=""/>
      <table:body table:style-name="a1214" table:paragraph-style-name=""/>
      <table:even-rows table:style-name="a1217" table:paragraph-style-name=""/>
      <table:odd-rows table:style-name="a1218" table:paragraph-style-name=""/>
      <table:even-columns table:style-name="a1215" table:paragraph-style-name=""/>
      <table:odd-columns table:style-name="a1216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4" style:parent-style-name="Graphics">
      <style:graphic-properties draw:fill="none" fo:clip="rect(0in, 0in, 0in, 0in)" draw:stroke="none" draw:image-opacity="100%"/>
    </style:style>
    <style:style style:family="graphic" style:name="a400" style:parent-style-name="Graphics">
      <style:graphic-properties draw:fill="none" fo:clip="rect(0in, 0in, 0in, 0in)" draw:stroke="none" draw:image-opacity="100%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draw:fill="none" draw:stroke="solid" svg:stroke-width="0.01042in" svg:stroke-color="#cccccc" svg:stroke-opacity="100%" draw:stroke-linejoin="round" svg:stroke-linecap="butt"/>
    </style:style>
    <style:style style:family="graphic" style:name="a405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 style:parent-style-name="Graphics">
      <style:graphic-properties draw:fill="none" fo:clip="rect(0in, 0in, 0in, 0in)" draw:stroke="none" draw:image-opacity="100%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 style:parent-style-name="Graphics">
      <style:graphic-properties draw:fill="none" fo:clip="rect(0in, 0in, 0in, 0in)" draw:stroke="none" draw:image-opacity="100%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7" style:parent-style-name="Graphics">
      <style:graphic-properties draw:fill="none" fo:clip="rect(0in, 0in, 0in, 0in)" draw:stroke="none" draw:image-opacity="100%"/>
    </style:style>
    <style:style style:family="presentation" style:name="a4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6" style:parent-style-name="Graphics">
      <style:graphic-properties draw:fill="none" fo:clip="rect(0in, 0in, 0in, 0in)" draw:stroke="none" draw:imag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3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4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0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6" style:parent-style-name="Graphics">
      <style:graphic-properties draw:fill="none" fo:clip="rect(0in, 0in, 0in, 0in)" draw:stroke="none" draw:image-opacity="100%"/>
    </style:style>
    <style:style style:family="graphic" style:name="a432" style:parent-style-name="Graphics">
      <style:graphic-properties draw:fill="none" fo:clip="rect(0in, 0in, 0in, 0in)" draw:stroke="none" draw:image-opacity="100%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7">
      <style:graphic-properties draw:fill="none" draw:stroke="solid" svg:stroke-width="0.01042in" svg:stroke-color="#cccccc" svg:stroke-opacity="100%" draw:stroke-linejoin="round" svg:stroke-linecap="butt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 style:parent-style-name="Graphics">
      <style:graphic-properties draw:fill="none" fo:clip="rect(0in, 0in, 0in, 0in)" draw:stroke="none" draw:image-opacity="100%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, 0in, 0in, 0in)" draw:stroke="none" draw:image-opacity="100%"/>
    </style:style>
    <style:style style:family="paragraph" style:name="a28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521">
      <style:graphic-properties draw:fill="none" draw:stroke="solid" svg:stroke-width="0.01042in" svg:stroke-color="#cccccc" svg:stroke-opacity="100%" draw:stroke-linejoin="round" svg:stroke-linecap="butt"/>
    </style:style>
    <style:style style:family="paragraph" style:name="a44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7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 style:parent-style-name="Graphics">
      <style:graphic-properties draw:fill="none" fo:clip="rect(0in, 0in, 0in, 0in)" draw:stroke="none" draw:image-opacity="100%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6" style:parent-style-name="Graphics">
      <style:graphic-properties draw:fill="none" fo:clip="rect(0in, 0in, 0in, 0in)" draw:stroke="none" draw:image-opacity="100%"/>
    </style:style>
    <style:style style:family="presentation" style:name="a45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 style:parent-style-name="Graphics">
      <style:graphic-properties draw:fill="none" fo:clip="rect(0in, 0in, 0in, 0in)" draw:stroke="none" draw:image-opacity="100%"/>
    </style:style>
    <style:style style:family="presentation" style:name="a5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1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 style:parent-style-name="Graphics">
      <style:graphic-properties draw:fill="none" fo:clip="rect(0in, 0in, 0in, 0in)" draw:stroke="none" draw:image-opacity="100%"/>
    </style:style>
    <style:style style:family="presentation" style:name="a3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 style:parent-style-name="Graphics">
      <style:graphic-properties draw:fill="none" fo:clip="rect(0in, 0in, 0in, 0in)" draw:stroke="none" draw:image-opacity="100%"/>
    </style:style>
    <style:style style:family="graphic" style:name="a465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 style:parent-style-name="Graphics">
      <style:graphic-properties draw:fill="none" fo:clip="rect(0in, 0in, 0in, 0in)" draw:stroke="none" draw:image-opacity="100%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47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5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 style:parent-style-name="Graphics">
      <style:graphic-properties draw:fill="none" fo:clip="rect(0in, 0in, 0in, 0in)" draw:stroke="none" draw:image-opacity="100%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63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8" style:parent-style-name="Graphics">
      <style:graphic-properties draw:fill="none" fo:clip="rect(0in, 0in, 0in, 0in)" draw:stroke="none" draw:image-opacity="100%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draw:fill="none" fo:clip="rect(0in, 0in, 0in, 0in)" draw:stroke="none" draw:image-opacity="100%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 style:parent-style-name="Graphics">
      <style:graphic-properties draw:fill="none" fo:clip="rect(0in, 0in, 0in, 0in)" draw:stroke="none" draw:image-opacity="100%"/>
    </style:style>
    <style:style style:family="presentation" style:name="a6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 style:parent-style-name="Graphics">
      <style:graphic-properties draw:fill="none" fo:clip="rect(0in, 0in, 0in, 0in)" draw:stroke="none" draw:image-opacity="100%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3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 style:parent-style-name="Graphics">
      <style:graphic-properties draw:fill="none" fo:clip="rect(0in, 0in, 0in, 0in)" draw:stroke="none" draw:image-opacity="100%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 style:parent-style-name="Graphics">
      <style:graphic-properties draw:fill="none" fo:clip="rect(0in, 0in, 0in, 0in)" draw:stroke="none" draw:image-opacity="100%"/>
    </style:style>
    <style:style style:family="graphic" style:name="a577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6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3" style:parent-style-name="Graphics">
      <style:graphic-properties draw:fill="none" fo:clip="rect(0in, 0in, 0in, 0in)" draw:stroke="none" draw:image-opacity="100%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3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 style:parent-style-name="Graphics">
      <style:graphic-properties draw:fill="none" fo:clip="rect(0in, 0in, 0in, 0in)" draw:stroke="none" draw:image-opacity="100%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8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 style:parent-style-name="Graphics">
      <style:graphic-properties draw:fill="none" fo:clip="rect(0in, 0in, 0in, 0in)" draw:stroke="none" draw:image-opacity="100%"/>
    </style:style>
    <style:style style:family="presentation" style:name="a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 style:parent-style-name="Graphics">
      <style:graphic-properties draw:fill="none" fo:clip="rect(0in, 0in, 0in, 0in)" draw:stroke="none" draw:image-opacity="100%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07" style:parent-style-name="Graphics">
      <style:graphic-properties draw:fill="none" fo:clip="rect(0in, 0in, 0in, 0in)" draw:stroke="none" draw:image-opacity="100%"/>
    </style:style>
    <style:style style:family="presentation" style:name="a10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3" style:parent-style-name="Graphics">
      <style:graphic-properties draw:fill="none" fo:clip="rect(0in, 0in, 0in, 0in)" draw:stroke="none" draw:image-opacity="100%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8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1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2">
      <style:graphic-properties draw:fill="none" draw:stroke="solid" svg:stroke-width="0.01042in" svg:stroke-color="#cccccc" svg:stroke-opacity="100%" draw:stroke-linejoin="round" svg:stroke-linecap="butt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 style:parent-style-name="Graphics">
      <style:graphic-properties draw:fill="none" fo:clip="rect(0in, 0in, 0in, 0in)" draw:stroke="none" draw:image-opacity="100%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9" style:parent-style-name="Graphics">
      <style:graphic-properties draw:fill="none" fo:clip="rect(0in, 0in, 0in, 0in)" draw:stroke="none" draw:image-opacity="100%"/>
    </style:style>
    <style:style style:family="paragraph" style:name="a6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 style:parent-style-name="Graphics">
      <style:graphic-properties draw:fill="none" fo:clip="rect(0in, 0in, 0in, 0in)" draw:stroke="none" draw:image-opacity="100%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 style:parent-style-name="Graphics">
      <style:graphic-properties draw:fill="none" fo:clip="rect(0in, 0in, 0in, 0in)" draw:stroke="none" draw:image-opacity="100%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8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 style:parent-style-name="Graphics">
      <style:graphic-properties draw:fill="none" fo:clip="rect(0in, 0in, 0in, 0in)" draw:stroke="none" draw:image-opacity="100%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7" style:parent-style-name="Graphics">
      <style:graphic-properties draw:fill="none" fo:clip="rect(0in, 0in, 0in, 0in)" draw:stroke="none" draw:image-opacity="100%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4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2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5" style:parent-style-name="Graphics">
      <style:graphic-properties draw:fill="none" fo:clip="rect(0in, 0in, 0in, 0in)" draw:stroke="none" draw:image-opacity="100%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1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19" style:parent-style-name="Graphics">
      <style:graphic-properties draw:fill="none" fo:clip="rect(0in, 0in, 0in, 0in)" draw:stroke="none" draw:image-opacity="100%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" style:parent-style-name="Graphics">
      <style:graphic-properties draw:fill="none" fo:clip="rect(0in, 0in, 0in, 0in)" draw:stroke="none" draw:image-opacity="100%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8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61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 style:parent-style-name="Graphics">
      <style:graphic-properties draw:fill="none" fo:clip="rect(0in, 0in, 0in, 0in)" draw:stroke="none" draw:image-opacity="100%"/>
    </style:style>
    <style:style style:family="paragraph" style:name="a86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 style:parent-style-name="Graphics">
      <style:graphic-properties draw:fill="none" fo:clip="rect(0in, 0in, 0in, 0in)" draw:stroke="none" draw:imag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8" style:parent-style-name="Graphics">
      <style:graphic-properties draw:fill="none" fo:clip="rect(0in, 0in, 0in, 0in)" draw:stroke="none" draw:image-opacity="100%"/>
    </style:style>
    <style:style style:family="graphic" style:name="a945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9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4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draw:fill="none" draw:stroke="solid" svg:stroke-width="0.01042in" svg:stroke-color="#cccccc" svg:stroke-opacity="100%" draw:stroke-linejoin="round" svg:stroke-linecap="butt"/>
    </style:style>
    <style:style style:family="paragraph" style:name="a104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9" style:parent-style-name="Graphics">
      <style:graphic-properties draw:fill="none" fo:clip="rect(0in, 0in, 0in, 0in)" draw:stroke="none" draw:image-opacity="100%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3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draw:fill="none" draw:stroke="solid" svg:stroke-width="0.01042in" svg:stroke-color="#cccccc" svg:stroke-opacity="100%" draw:stroke-linejoin="round" svg:stroke-linecap="butt"/>
    </style:style>
    <style:style style:family="paragraph" style:name="a88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3" style:parent-style-name="Graphics">
      <style:graphic-properties draw:fill="none" fo:clip="rect(0in, 0in, 0in, 0in)" draw:stroke="none" draw:image-opacity="100%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1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3" style:parent-style-name="Graphics">
      <style:graphic-properties draw:fill="none" fo:clip="rect(0in, 0in, 0in, 0in)" draw:stroke="none" draw:image-opacity="100%"/>
    </style:style>
    <style:style style:family="graphic" style:name="a1068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8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89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9" style:parent-style-name="Graphics">
      <style:graphic-properties draw:fill="none" fo:clip="rect(0in, 0in, 0in, 0in)" draw:stroke="none" draw:image-opacity="100%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4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6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 style:parent-style-name="Graphics">
      <style:graphic-properties draw:fill="none" fo:clip="rect(0in, 0in, 0in, 0in)" draw:stroke="none" draw:image-opacity="100%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6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11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5" style:parent-style-name="Graphics">
      <style:graphic-properties draw:fill="none" fo:clip="rect(0in, 0in, 0in, 0in)" draw:stroke="none" draw:image-opacity="100%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0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" style:parent-style-name="Graphics">
      <style:graphic-properties draw:fill="none" fo:clip="rect(0in, 0in, 0in, 0in)" draw:stroke="none" draw:image-opacity="100%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" style:parent-style-name="Graphics">
      <style:graphic-properties draw:fill="none" fo:clip="rect(0in, 0in, 0in, 0in)" draw:stroke="none" draw:image-opacity="100%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 style:parent-style-name="Graphics">
      <style:graphic-properties draw:fill="none" fo:clip="rect(0in, 0in, 0in, 0in)" draw:stroke="none" draw:image-opacity="100%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" style:parent-style-name="Graphics">
      <style:graphic-properties draw:fill="none" fo:clip="rect(0in, 0in, 0in, 0in)" draw:stroke="none" draw:image-opacity="100%"/>
    </style:style>
    <style:style style:family="graphic" style:name="a301">
      <style:graphic-properties draw:fill="none" draw:stroke="solid" svg:stroke-width="0.01042in" svg:stroke-color="#cccccc" svg:stroke-opacity="100%" draw:stroke-linejoin="round" svg:stroke-linecap="butt"/>
    </style:style>
    <style:style style:family="graphic" style:name="a226" style:parent-style-name="Graphics">
      <style:graphic-properties draw:fill="none" fo:clip="rect(0in, 0in, 0in, 0in)" draw:stroke="none" draw:image-opacity="100%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0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5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6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2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0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5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6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3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9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36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1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7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47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2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47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8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0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2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8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9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0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21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7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9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5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9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0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6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41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4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37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5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8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2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9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1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9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7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3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6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9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4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7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31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6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7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4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5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31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8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7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5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7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5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3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38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42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3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9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8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1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5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7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8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9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2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1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5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9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0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8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6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9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8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7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39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7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9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3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0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5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3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2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0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8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3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3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9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1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44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7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44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5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5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5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1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9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7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9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7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3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7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9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2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8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45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8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9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9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45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0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6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9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0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7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6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4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1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4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7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5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4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2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8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5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4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9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2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35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9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3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0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9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0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5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5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Office-Theme" style:page-layout-name="pageLayout1" draw:style-name="a0">
      <draw:frame draw:id="id0" draw:style-name="a1" draw:name="Google Shape;6;p1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1" draw:style-name="a5" draw:name="Google Shape;7;p1">
        <svg:title/>
        <svg:desc/>
        <text:p text:style-name="a4" text:class-names="" text:cond-style-name=""><text:span text:style-name="a2" text:class-names="">臺灣國際資訊奧林匹亞競賽 (TOI) 推廣計畫<text:s text:c="1"/></text:span><text:span text:style-name="a3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" presentation:style-name="a8" draw:name="Google Shape;8;p1" svg:x="0.5in" svg:y="0.22441in" svg:width="8.99921in" svg:height="0.93819in" presentation:class="title" presentation:placeholder="false">
        <draw:text-box>
          <text:p text:style-name="a7" text:class-names="" text:cond-style-name=""><text:span text:style-name="a6" text:class-names=""/></text:p>
        </draw:text-box>
        <svg:title/>
        <svg:desc/>
      </draw:frame>
      <draw:frame draw:id="id3" presentation:style-name="a12" draw:name="Google Shape;9;p1" svg:x="0.5in" svg:y="1.31614in" svg:width="8.99961in" svg:height="3.2622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/></text:p>
            </text:list-item>
          </text:list>
        </draw:text-box>
        <svg:title/>
        <svg:desc/>
      </draw:frame>
      <presentation:notes style:page-layout-name="pageLayout2" draw:style-name="a18">
        <draw:page-thumbnail svg:x="1.25025in" svg:y="0.75in" svg:width="5.00025in" svg:height="3.75in" presentation:class="page" draw:id="id4" presentation:style-name="a13" draw:name="Google Shape;3;n">
          <svg:title/>
          <svg:desc/>
        </draw:page-thumbnail>
        <draw:frame draw:id="id5" presentation:style-name="a17" draw:name="Google Shape;4;n" svg:x="0.75in" svg:y="4.75in" svg:width="6in" svg:height="4.5in" presentation:class="notes" presentation:placeholder="false">
          <draw:text-box>
            <text:list text:style-name="a16">
              <text:list-item>
                <text:p text:style-name="a15" text:class-names="" text:cond-style-name=""><text:span text:style-name="a1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Only-TITLE_ONLY" style:page-layout-name="pageLayout1" draw:style-name="a19">
      <draw:frame draw:id="id6" draw:layer="Master1-bg" draw:style-name="a20" draw:name="Google Shape;6;p1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7" draw:layer="Master1-bg" draw:style-name="a24" draw:name="Google Shape;7;p1">
        <svg:title/>
        <svg:desc/>
        <text:p text:style-name="a23" text:class-names="" text:cond-style-name=""><text:span text:style-name="a21" text:class-names="">臺灣國際資訊奧林匹亞競賽 (TOI) 推廣計畫<text:s text:c="1"/></text:span><text:span text:style-name="a22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8" presentation:style-name="a27" draw:name="Google Shape;11;p2" svg:x="0.5in" svg:y="0.22441in" svg:width="8.99961in" svg:height="0.93898in" presentation:class="title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presentation:notes style:page-layout-name="pageLayout2" draw:style-name="a33">
        <draw:page-thumbnail svg:x="1.25025in" svg:y="0.75in" svg:width="5.00025in" svg:height="3.75in" presentation:class="page" draw:id="id4" presentation:style-name="a28" draw:name="Google Shape;3;n">
          <svg:title/>
          <svg:desc/>
        </draw:page-thumbnail>
        <draw:frame draw:id="id5" presentation:style-name="a32" draw:name="Google Shape;4;n" svg:x="0.75in" svg:y="4.75in" svg:width="6in" svg:height="4.5in" presentation:class="notes" presentation:placeholder="false">
          <draw:text-box>
            <text:list text:style-name="a31">
              <text:list-item>
                <text:p text:style-name="a30" text:class-names="" text:cond-style-name=""><text:span text:style-name="a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blank-BLANK" style:page-layout-name="pageLayout1" draw:style-name="a34">
      <draw:frame draw:id="id9" draw:layer="Master1-bg" draw:style-name="a35" draw:name="Google Shape;6;p1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10" draw:layer="Master1-bg" draw:style-name="a39" draw:name="Google Shape;7;p1">
        <svg:title/>
        <svg:desc/>
        <text:p text:style-name="a38" text:class-names="" text:cond-style-name=""><text:span text:style-name="a36" text:class-names="">臺灣國際資訊奧林匹亞競賽 (TOI) 推廣計畫<text:s text:c="1"/></text:span><text:span text:style-name="a37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ageLayout2" draw:style-name="a45">
        <draw:page-thumbnail svg:x="1.25025in" svg:y="0.75in" svg:width="5.00025in" svg:height="3.75in" presentation:class="page" draw:id="id4" presentation:style-name="a40" draw:name="Google Shape;3;n">
          <svg:title/>
          <svg:desc/>
        </draw:page-thumbnail>
        <draw:frame draw:id="id5" presentation:style-name="a44" draw:name="Google Shape;4;n" svg:x="0.75in" svg:y="4.75in" svg:width="6in" svg:height="4.5in" presentation:class="notes" presentation:placeholder="false">
          <draw:text-box>
            <text:list text:style-name="a43">
              <text:list-item>
                <text:p text:style-name="a42" text:class-names="" text:cond-style-name=""><text:span text:style-name="a4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46">
      <draw:frame draw:id="id11" draw:layer="Master1-bg" draw:style-name="a47" draw:name="Google Shape;6;p1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12" draw:layer="Master1-bg" draw:style-name="a51" draw:name="Google Shape;7;p1">
        <svg:title/>
        <svg:desc/>
        <text:p text:style-name="a50" text:class-names="" text:cond-style-name=""><text:span text:style-name="a48" text:class-names="">臺灣國際資訊奧林匹亞競賽 (TOI) 推廣計畫<text:s text:c="1"/></text:span><text:span text:style-name="a4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3" presentation:style-name="a54" draw:name="Google Shape;14;p4" svg:x="0.5in" svg:y="0.22441in" svg:width="8.99961in" svg:height="0.93898in" presentation:class="title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4" presentation:style-name="a57" draw:name="Google Shape;15;p4" svg:x="0.5in" svg:y="1.31614in" svg:width="8.99961in" svg:height="3.2622in" presentation:class="subtitl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presentation:notes style:page-layout-name="pageLayout2" draw:style-name="a63">
        <draw:page-thumbnail svg:x="1.25025in" svg:y="0.75in" svg:width="5.00025in" svg:height="3.75in" presentation:class="page" draw:id="id4" presentation:style-name="a58" draw:name="Google Shape;3;n">
          <svg:title/>
          <svg:desc/>
        </draw:page-thumbnail>
        <draw:frame draw:id="id5" presentation:style-name="a62" draw:name="Google Shape;4;n" svg:x="0.75in" svg:y="4.75in" svg:width="6in" svg:height="4.5in" presentation:class="notes" presentation:placeholder="false">
          <draw:text-box>
            <text:list text:style-name="a61">
              <text:list-item>
                <text:p text:style-name="a60" text:class-names="" text:cond-style-name=""><text:span text:style-name="a5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obj-OBJECT" style:page-layout-name="pageLayout1" draw:style-name="a64">
      <draw:frame draw:id="id15" draw:layer="Master1-bg" draw:style-name="a65" draw:name="Google Shape;6;p1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16" draw:layer="Master1-bg" draw:style-name="a69" draw:name="Google Shape;7;p1">
        <svg:title/>
        <svg:desc/>
        <text:p text:style-name="a68" text:class-names="" text:cond-style-name=""><text:span text:style-name="a66" text:class-names="">臺灣國際資訊奧林匹亞競賽 (TOI) 推廣計畫<text:s text:c="1"/></text:span><text:span text:style-name="a67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7" presentation:style-name="a72" draw:name="Google Shape;17;p5" svg:x="0.5in" svg:y="0.22441in" svg:width="8.99961in" svg:height="0.93898in" presentation:class="title" presentation:placeholder="false">
        <draw:text-box>
          <text:p text:style-name="a71" text:class-names="" text:cond-style-name=""><text:span text:style-name="a70" text:class-names=""/></text:p>
        </draw:text-box>
        <svg:title/>
        <svg:desc/>
      </draw:frame>
      <draw:frame draw:id="id18" presentation:style-name="a76" draw:name="Google Shape;18;p5" svg:x="0.5in" svg:y="1.31614in" svg:width="8.99961in" svg:height="3.2622in" presentation:class="outline" presentation:placeholder="false">
        <draw:text-box>
          <text:list text:style-name="a75">
            <text:list-item>
              <text:p text:style-name="a74" text:class-names="" text:cond-style-name=""><text:span text:style-name="a73" text:class-names=""/></text:p>
            </text:list-item>
          </text:list>
        </draw:text-box>
        <svg:title/>
        <svg:desc/>
      </draw:frame>
      <presentation:notes style:page-layout-name="pageLayout2" draw:style-name="a82">
        <draw:page-thumbnail svg:x="1.25025in" svg:y="0.75in" svg:width="5.00025in" svg:height="3.75in" presentation:class="page" draw:id="id4" presentation:style-name="a77" draw:name="Google Shape;3;n">
          <svg:title/>
          <svg:desc/>
        </draw:page-thumbnail>
        <draw:frame draw:id="id5" presentation:style-name="a81" draw:name="Google Shape;4;n" svg:x="0.75in" svg:y="4.75in" svg:width="6in" svg:height="4.5in" presentation:class="notes" presentation:placeholder="false">
          <draw:text-box>
            <text:list text:style-name="a80">
              <text:list-item>
                <text:p text:style-name="a79" text:class-names="" text:cond-style-name=""><text:span text:style-name="a7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woObj-TWO_OBJECTS" style:page-layout-name="pageLayout1" draw:style-name="a83">
      <draw:frame draw:id="id19" draw:layer="Master1-bg" draw:style-name="a84" draw:name="Google Shape;6;p1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20" draw:layer="Master1-bg" draw:style-name="a88" draw:name="Google Shape;7;p1">
        <svg:title/>
        <svg:desc/>
        <text:p text:style-name="a87" text:class-names="" text:cond-style-name=""><text:span text:style-name="a85" text:class-names="">臺灣國際資訊奧林匹亞競賽 (TOI) 推廣計畫<text:s text:c="1"/></text:span><text:span text:style-name="a86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1" presentation:style-name="a91" draw:name="Google Shape;20;p6" svg:x="0.5in" svg:y="0.22441in" svg:width="8.99961in" svg:height="0.93898in" presentation:class="titl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2" presentation:style-name="a95" draw:name="Google Shape;21;p6" svg:x="0.5in" svg:y="1.31614in" svg:width="4.39173in" svg:height="3.2622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/></text:p>
            </text:list-item>
          </text:list>
        </draw:text-box>
        <svg:title/>
        <svg:desc/>
      </draw:frame>
      <draw:frame draw:id="id23" presentation:style-name="a99" draw:name="Google Shape;22;p6" svg:x="5.11181in" svg:y="1.31614in" svg:width="4.39173in" svg:height="3.2622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/></text:p>
            </text:list-item>
          </text:list>
        </draw:text-box>
        <svg:title/>
        <svg:desc/>
      </draw:frame>
      <presentation:notes style:page-layout-name="pageLayout2" draw:style-name="a105">
        <draw:page-thumbnail svg:x="1.25025in" svg:y="0.75in" svg:width="5.00025in" svg:height="3.75in" presentation:class="page" draw:id="id4" presentation:style-name="a100" draw:name="Google Shape;3;n">
          <svg:title/>
          <svg:desc/>
        </draw:page-thumbnail>
        <draw:frame draw:id="id5" presentation:style-name="a104" draw:name="Google Shape;4;n" svg:x="0.75in" svg:y="4.75in" svg:width="6in" svg:height="4.5in" presentation:class="notes" presentation:placeholder="false">
          <draw:text-box>
            <text:list text:style-name="a103">
              <text:list-item>
                <text:p text:style-name="a102" text:class-names="" text:cond-style-name=""><text:span text:style-name="a10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objOnly-OBJECT_ONLY" style:page-layout-name="pageLayout1" draw:style-name="a106">
      <draw:frame draw:id="id24" draw:layer="Master1-bg" draw:style-name="a107" draw:name="Google Shape;6;p1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25" draw:layer="Master1-bg" draw:style-name="a111" draw:name="Google Shape;7;p1">
        <svg:title/>
        <svg:desc/>
        <text:p text:style-name="a110" text:class-names="" text:cond-style-name=""><text:span text:style-name="a108" text:class-names="">臺灣國際資訊奧林匹亞競賽 (TOI) 推廣計畫<text:s text:c="1"/></text:span><text:span text:style-name="a10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6" presentation:style-name="a114" draw:name="Google Shape;24;p7" svg:x="0.5in" svg:y="0.22441in" svg:width="8.99961in" svg:height="4.35394in" presentation:class="subtitle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presentation:notes style:page-layout-name="pageLayout2" draw:style-name="a120">
        <draw:page-thumbnail svg:x="1.25025in" svg:y="0.75in" svg:width="5.00025in" svg:height="3.75in" presentation:class="page" draw:id="id4" presentation:style-name="a115" draw:name="Google Shape;3;n">
          <svg:title/>
          <svg:desc/>
        </draw:page-thumbnail>
        <draw:frame draw:id="id5" presentation:style-name="a119" draw:name="Google Shape;4;n" svg:x="0.75in" svg:y="4.75in" svg:width="6in" svg:height="4.5in" presentation:class="notes" presentation:placeholder="false">
          <draw:text-box>
            <text:list text:style-name="a118">
              <text:list-item>
                <text:p text:style-name="a117" text:class-names="" text:cond-style-name=""><text:span text:style-name="a1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twoObjAndObj-TWO_OBJECTS_AND_OBJECT" style:page-layout-name="pageLayout1" draw:style-name="a121">
      <draw:frame draw:id="id27" draw:layer="Master1-bg" draw:style-name="a122" draw:name="Google Shape;6;p1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28" draw:layer="Master1-bg" draw:style-name="a126" draw:name="Google Shape;7;p1">
        <svg:title/>
        <svg:desc/>
        <text:p text:style-name="a125" text:class-names="" text:cond-style-name=""><text:span text:style-name="a123" text:class-names="">臺灣國際資訊奧林匹亞競賽 (TOI) 推廣計畫<text:s text:c="1"/></text:span><text:span text:style-name="a124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9" presentation:style-name="a129" draw:name="Google Shape;26;p8" svg:x="0.5in" svg:y="0.22441in" svg:width="8.99961in" svg:height="0.93898in" presentation:class="title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30" presentation:style-name="a133" draw:name="Google Shape;27;p8" svg:x="0.5in" svg:y="1.31614in" svg:width="4.39173in" svg:height="1.55591in" presentation:class="outline" presentation:placeholder="false">
        <draw:text-box>
          <text:list text:style-name="a132">
            <text:list-item>
              <text:p text:style-name="a131" text:class-names="" text:cond-style-name=""><text:span text:style-name="a130" text:class-names=""/></text:p>
            </text:list-item>
          </text:list>
        </draw:text-box>
        <svg:title/>
        <svg:desc/>
      </draw:frame>
      <draw:frame draw:id="id31" presentation:style-name="a137" draw:name="Google Shape;28;p8" svg:x="5.11181in" svg:y="1.31614in" svg:width="4.39173in" svg:height="3.2622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/></text:p>
            </text:list-item>
          </text:list>
        </draw:text-box>
        <svg:title/>
        <svg:desc/>
      </draw:frame>
      <draw:frame draw:id="id32" presentation:style-name="a141" draw:name="Google Shape;29;p8" svg:x="0.5in" svg:y="3.02047in" svg:width="4.39173in" svg:height="1.55591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/></text:p>
            </text:list-item>
          </text:list>
        </draw:text-box>
        <svg:title/>
        <svg:desc/>
      </draw:frame>
      <presentation:notes style:page-layout-name="pageLayout2" draw:style-name="a147">
        <draw:page-thumbnail svg:x="1.25025in" svg:y="0.75in" svg:width="5.00025in" svg:height="3.75in" presentation:class="page" draw:id="id4" presentation:style-name="a142" draw:name="Google Shape;3;n">
          <svg:title/>
          <svg:desc/>
        </draw:page-thumbnail>
        <draw:frame draw:id="id5" presentation:style-name="a146" draw:name="Google Shape;4;n" svg:x="0.75in" svg:y="4.75in" svg:width="6in" svg:height="4.5in" presentation:class="notes" presentation:placeholder="false">
          <draw:text-box>
            <text:list text:style-name="a145">
              <text:list-item>
                <text:p text:style-name="a144" text:class-names="" text:cond-style-name=""><text:span text:style-name="a14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objAndTwoObj-OBJECT_AND_TWO_OBJECTS" style:page-layout-name="pageLayout1" draw:style-name="a148">
      <draw:frame draw:id="id33" draw:layer="Master1-bg" draw:style-name="a149" draw:name="Google Shape;6;p1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34" draw:layer="Master1-bg" draw:style-name="a153" draw:name="Google Shape;7;p1">
        <svg:title/>
        <svg:desc/>
        <text:p text:style-name="a152" text:class-names="" text:cond-style-name=""><text:span text:style-name="a150" text:class-names="">臺灣國際資訊奧林匹亞競賽 (TOI) 推廣計畫<text:s text:c="1"/></text:span><text:span text:style-name="a151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5" presentation:style-name="a156" draw:name="Google Shape;31;p9" svg:x="0.5in" svg:y="0.22441in" svg:width="8.99961in" svg:height="0.93898in" presentation:class="title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6" presentation:style-name="a160" draw:name="Google Shape;32;p9" svg:x="0.5in" svg:y="1.31614in" svg:width="4.39173in" svg:height="3.2622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/></text:p>
            </text:list-item>
          </text:list>
        </draw:text-box>
        <svg:title/>
        <svg:desc/>
      </draw:frame>
      <draw:frame draw:id="id37" presentation:style-name="a164" draw:name="Google Shape;33;p9" svg:x="5.11181in" svg:y="1.31614in" svg:width="4.39173in" svg:height="1.55591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/></text:p>
            </text:list-item>
          </text:list>
        </draw:text-box>
        <svg:title/>
        <svg:desc/>
      </draw:frame>
      <draw:frame draw:id="id38" presentation:style-name="a168" draw:name="Google Shape;34;p9" svg:x="5.11181in" svg:y="3.02047in" svg:width="4.39173in" svg:height="1.55591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/></text:p>
            </text:list-item>
          </text:list>
        </draw:text-box>
        <svg:title/>
        <svg:desc/>
      </draw:frame>
      <presentation:notes style:page-layout-name="pageLayout2" draw:style-name="a174">
        <draw:page-thumbnail svg:x="1.25025in" svg:y="0.75in" svg:width="5.00025in" svg:height="3.75in" presentation:class="page" draw:id="id4" presentation:style-name="a169" draw:name="Google Shape;3;n">
          <svg:title/>
          <svg:desc/>
        </draw:page-thumbnail>
        <draw:frame draw:id="id5" presentation:style-name="a173" draw:name="Google Shape;4;n" svg:x="0.75in" svg:y="4.75in" svg:width="6in" svg:height="4.5in" presentation:class="notes" presentation:placeholder="false">
          <draw:text-box>
            <text:list text:style-name="a172">
              <text:list-item>
                <text:p text:style-name="a171" text:class-names="" text:cond-style-name=""><text:span text:style-name="a17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twoObjOverTx-TWO_OBJECTS_OVER_TEXT" style:page-layout-name="pageLayout1" draw:style-name="a175">
      <draw:frame draw:id="id39" draw:layer="Master1-bg" draw:style-name="a176" draw:name="Google Shape;6;p1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40" draw:layer="Master1-bg" draw:style-name="a180" draw:name="Google Shape;7;p1">
        <svg:title/>
        <svg:desc/>
        <text:p text:style-name="a179" text:class-names="" text:cond-style-name=""><text:span text:style-name="a177" text:class-names="">臺灣國際資訊奧林匹亞競賽 (TOI) 推廣計畫<text:s text:c="1"/></text:span><text:span text:style-name="a178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41" presentation:style-name="a183" draw:name="Google Shape;36;p10" svg:x="0.5in" svg:y="0.22441in" svg:width="8.99961in" svg:height="0.93898in" presentation:class="title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42" presentation:style-name="a187" draw:name="Google Shape;37;p10" svg:x="0.5in" svg:y="1.31614in" svg:width="4.39173in" svg:height="1.55591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/></text:p>
            </text:list-item>
          </text:list>
        </draw:text-box>
        <svg:title/>
        <svg:desc/>
      </draw:frame>
      <draw:frame draw:id="id43" presentation:style-name="a191" draw:name="Google Shape;38;p10" svg:x="5.11181in" svg:y="1.31614in" svg:width="4.39173in" svg:height="1.55591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/></text:p>
            </text:list-item>
          </text:list>
        </draw:text-box>
        <svg:title/>
        <svg:desc/>
      </draw:frame>
      <draw:frame draw:id="id44" presentation:style-name="a195" draw:name="Google Shape;39;p10" svg:x="0.5in" svg:y="3.02047in" svg:width="8.99961in" svg:height="1.55591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/></text:p>
            </text:list-item>
          </text:list>
        </draw:text-box>
        <svg:title/>
        <svg:desc/>
      </draw:frame>
      <presentation:notes style:page-layout-name="pageLayout2" draw:style-name="a201">
        <draw:page-thumbnail svg:x="1.25025in" svg:y="0.75in" svg:width="5.00025in" svg:height="3.75in" presentation:class="page" draw:id="id4" presentation:style-name="a196" draw:name="Google Shape;3;n">
          <svg:title/>
          <svg:desc/>
        </draw:page-thumbnail>
        <draw:frame draw:id="id5" presentation:style-name="a200" draw:name="Google Shape;4;n" svg:x="0.75in" svg:y="4.75in" svg:width="6in" svg:height="4.5in" presentation:class="notes" presentation:placeholder="false">
          <draw:text-box>
            <text:list text:style-name="a199">
              <text:list-item>
                <text:p text:style-name="a198" text:class-names="" text:cond-style-name=""><text:span text:style-name="a19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objOverTx-OBJECT_OVER_TEXT" style:page-layout-name="pageLayout1" draw:style-name="a202">
      <draw:frame draw:id="id45" draw:layer="Master1-bg" draw:style-name="a203" draw:name="Google Shape;6;p1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46" draw:layer="Master1-bg" draw:style-name="a207" draw:name="Google Shape;7;p1">
        <svg:title/>
        <svg:desc/>
        <text:p text:style-name="a206" text:class-names="" text:cond-style-name=""><text:span text:style-name="a204" text:class-names="">臺灣國際資訊奧林匹亞競賽 (TOI) 推廣計畫<text:s text:c="1"/></text:span><text:span text:style-name="a205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47" presentation:style-name="a210" draw:name="Google Shape;41;p11" svg:x="0.5in" svg:y="0.22441in" svg:width="8.99961in" svg:height="0.93898in" presentation:class="title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48" presentation:style-name="a214" draw:name="Google Shape;42;p11" svg:x="0.5in" svg:y="1.31614in" svg:width="8.99961in" svg:height="1.55591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/></text:p>
            </text:list-item>
          </text:list>
        </draw:text-box>
        <svg:title/>
        <svg:desc/>
      </draw:frame>
      <draw:frame draw:id="id49" presentation:style-name="a218" draw:name="Google Shape;43;p11" svg:x="0.5in" svg:y="3.02047in" svg:width="8.99961in" svg:height="1.55591in" presentation:class="outline" presentation:placeholder="false">
        <draw:text-box>
          <text:list text:style-name="a217">
            <text:list-item>
              <text:p text:style-name="a216" text:class-names="" text:cond-style-name=""><text:span text:style-name="a215" text:class-names=""/></text:p>
            </text:list-item>
          </text:list>
        </draw:text-box>
        <svg:title/>
        <svg:desc/>
      </draw:frame>
      <presentation:notes style:page-layout-name="pageLayout2" draw:style-name="a224">
        <draw:page-thumbnail svg:x="1.25025in" svg:y="0.75in" svg:width="5.00025in" svg:height="3.75in" presentation:class="page" draw:id="id4" presentation:style-name="a219" draw:name="Google Shape;3;n">
          <svg:title/>
          <svg:desc/>
        </draw:page-thumbnail>
        <draw:frame draw:id="id5" presentation:style-name="a223" draw:name="Google Shape;4;n" svg:x="0.75in" svg:y="4.75in" svg:width="6in" svg:height="4.5in" presentation:class="notes" presentation:placeholder="false">
          <draw:text-box>
            <text:list text:style-name="a222">
              <text:list-item>
                <text:p text:style-name="a221" text:class-names="" text:cond-style-name=""><text:span text:style-name="a22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fourObj-FOUR_OBJECTS" style:page-layout-name="pageLayout1" draw:style-name="a225">
      <draw:frame draw:id="id50" draw:layer="Master1-bg" draw:style-name="a226" draw:name="Google Shape;6;p1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51" draw:layer="Master1-bg" draw:style-name="a230" draw:name="Google Shape;7;p1">
        <svg:title/>
        <svg:desc/>
        <text:p text:style-name="a229" text:class-names="" text:cond-style-name=""><text:span text:style-name="a227" text:class-names="">臺灣國際資訊奧林匹亞競賽 (TOI) 推廣計畫<text:s text:c="1"/></text:span><text:span text:style-name="a228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52" presentation:style-name="a233" draw:name="Google Shape;45;p12" svg:x="0.5in" svg:y="0.22441in" svg:width="8.99961in" svg:height="0.93898in" presentation:class="title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3" presentation:style-name="a237" draw:name="Google Shape;46;p12" svg:x="0.5in" svg:y="1.31614in" svg:width="4.39173in" svg:height="1.55591in" presentation:class="outline" presentation:placeholder="false">
        <draw:text-box>
          <text:list text:style-name="a236">
            <text:list-item>
              <text:p text:style-name="a235" text:class-names="" text:cond-style-name=""><text:span text:style-name="a234" text:class-names=""/></text:p>
            </text:list-item>
          </text:list>
        </draw:text-box>
        <svg:title/>
        <svg:desc/>
      </draw:frame>
      <draw:frame draw:id="id54" presentation:style-name="a241" draw:name="Google Shape;47;p12" svg:x="5.11181in" svg:y="1.31614in" svg:width="4.39173in" svg:height="1.55591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/></text:p>
            </text:list-item>
          </text:list>
        </draw:text-box>
        <svg:title/>
        <svg:desc/>
      </draw:frame>
      <draw:frame draw:id="id55" presentation:style-name="a245" draw:name="Google Shape;48;p12" svg:x="0.5in" svg:y="3.02047in" svg:width="4.39173in" svg:height="1.55591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/></text:p>
            </text:list-item>
          </text:list>
        </draw:text-box>
        <svg:title/>
        <svg:desc/>
      </draw:frame>
      <draw:frame draw:id="id56" presentation:style-name="a249" draw:name="Google Shape;49;p12" svg:x="5.11181in" svg:y="3.02047in" svg:width="4.39173in" svg:height="1.55591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/></text:p>
            </text:list-item>
          </text:list>
        </draw:text-box>
        <svg:title/>
        <svg:desc/>
      </draw:frame>
      <presentation:notes style:page-layout-name="pageLayout2" draw:style-name="a255">
        <draw:page-thumbnail svg:x="1.25025in" svg:y="0.75in" svg:width="5.00025in" svg:height="3.75in" presentation:class="page" draw:id="id4" presentation:style-name="a250" draw:name="Google Shape;3;n">
          <svg:title/>
          <svg:desc/>
        </draw:page-thumbnail>
        <draw:frame draw:id="id5" presentation:style-name="a254" draw:name="Google Shape;4;n" svg:x="0.75in" svg:y="4.75in" svg:width="6in" svg:height="4.5in" presentation:class="notes" presentation:placeholder="false">
          <draw:text-box>
            <text:list text:style-name="a253">
              <text:list-item>
                <text:p text:style-name="a252" text:class-names="" text:cond-style-name=""><text:span text:style-name="a25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Title,-6-Content" style:page-layout-name="pageLayout1" draw:style-name="a256">
      <draw:frame draw:id="id57" draw:layer="Master1-bg" draw:style-name="a257" draw:name="Google Shape;6;p1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58" draw:layer="Master1-bg" draw:style-name="a261" draw:name="Google Shape;7;p1">
        <svg:title/>
        <svg:desc/>
        <text:p text:style-name="a260" text:class-names="" text:cond-style-name=""><text:span text:style-name="a258" text:class-names="">臺灣國際資訊奧林匹亞競賽 (TOI) 推廣計畫<text:s text:c="1"/></text:span><text:span text:style-name="a25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59" presentation:style-name="a264" draw:name="Google Shape;51;p13" svg:x="0.5in" svg:y="0.22441in" svg:width="8.99961in" svg:height="0.93898in" presentation:class="title" presentation:placeholder="false">
        <draw:text-box>
          <text:p text:style-name="a263" text:class-names="" text:cond-style-name=""><text:span text:style-name="a262" text:class-names=""/></text:p>
        </draw:text-box>
        <svg:title/>
        <svg:desc/>
      </draw:frame>
      <draw:frame draw:id="id60" presentation:style-name="a268" draw:name="Google Shape;52;p13" svg:x="0.5in" svg:y="1.31614in" svg:width="2.89764in" svg:height="1.55591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/></text:p>
            </text:list-item>
          </text:list>
        </draw:text-box>
        <svg:title/>
        <svg:desc/>
      </draw:frame>
      <draw:frame draw:id="id61" presentation:style-name="a272" draw:name="Google Shape;53;p13" svg:x="3.54291in" svg:y="1.31614in" svg:width="2.89764in" svg:height="1.55591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/></text:p>
            </text:list-item>
          </text:list>
        </draw:text-box>
        <svg:title/>
        <svg:desc/>
      </draw:frame>
      <draw:frame draw:id="id62" presentation:style-name="a276" draw:name="Google Shape;54;p13" svg:x="6.58583in" svg:y="1.31614in" svg:width="2.89764in" svg:height="1.55591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/></text:p>
            </text:list-item>
          </text:list>
        </draw:text-box>
        <svg:title/>
        <svg:desc/>
      </draw:frame>
      <draw:frame draw:id="id63" presentation:style-name="a280" draw:name="Google Shape;55;p13" svg:x="0.5in" svg:y="3.02047in" svg:width="2.89764in" svg:height="1.55591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/></text:p>
            </text:list-item>
          </text:list>
        </draw:text-box>
        <svg:title/>
        <svg:desc/>
      </draw:frame>
      <draw:frame draw:id="id64" presentation:style-name="a284" draw:name="Google Shape;56;p13" svg:x="3.54291in" svg:y="3.02047in" svg:width="2.89764in" svg:height="1.55591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/></text:p>
            </text:list-item>
          </text:list>
        </draw:text-box>
        <svg:title/>
        <svg:desc/>
      </draw:frame>
      <draw:frame draw:id="id65" presentation:style-name="a288" draw:name="Google Shape;57;p13" svg:x="6.58583in" svg:y="3.02047in" svg:width="2.89764in" svg:height="1.55591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/></text:p>
            </text:list-item>
          </text:list>
        </draw:text-box>
        <svg:title/>
        <svg:desc/>
      </draw:frame>
      <presentation:notes style:page-layout-name="pageLayout2" draw:style-name="a294">
        <draw:page-thumbnail svg:x="1.25025in" svg:y="0.75in" svg:width="5.00025in" svg:height="3.75in" presentation:class="page" draw:id="id4" presentation:style-name="a289" draw:name="Google Shape;3;n">
          <svg:title/>
          <svg:desc/>
        </draw:page-thumbnail>
        <draw:frame draw:id="id5" presentation:style-name="a293" draw:name="Google Shape;4;n" svg:x="0.75in" svg:y="4.75in" svg:width="6in" svg:height="4.5in" presentation:class="notes" presentation:placeholder="false">
          <draw:text-box>
            <text:list text:style-name="a292">
              <text:list-item>
                <text:p text:style-name="a291" text:class-names="" text:cond-style-name=""><text:span text:style-name="a290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Office-Theme" style:page-layout-name="pageLayout1" draw:style-name="a295">
      <draw:frame draw:id="id66" draw:style-name="a296" draw:name="Google Shape;59;p14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67" draw:style-name="a300" draw:name="Google Shape;60;p14">
        <svg:title/>
        <svg:desc/>
        <text:p text:style-name="a299" text:class-names="" text:cond-style-name=""><text:span text:style-name="a297" text:class-names="">臺灣國際資訊奧林匹亞競賽 (TOI) 推廣計畫<text:s text:c="1"/></text:span><text:span text:style-name="a298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68" draw:style-name="a301" draw:name="Google Shape;61;p14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69" presentation:style-name="a304" draw:name="Google Shape;62;p14" svg:x="0.5in" svg:y="0.22441in" svg:width="8.99921in" svg:height="0.93819in" presentation:class="title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70" presentation:style-name="a308" draw:name="Google Shape;63;p14" svg:x="0.5in" svg:y="1.31614in" svg:width="4.39134in" svg:height="3.26142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/></text:p>
            </text:list-item>
          </text:list>
        </draw:text-box>
        <svg:title/>
        <svg:desc/>
      </draw:frame>
      <draw:frame draw:id="id71" presentation:style-name="a312" draw:name="Google Shape;64;p14" svg:x="5.11181in" svg:y="1.31614in" svg:width="4.39134in" svg:height="1.55512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/></text:p>
            </text:list-item>
          </text:list>
        </draw:text-box>
        <svg:title/>
        <svg:desc/>
      </draw:frame>
      <draw:frame draw:id="id72" presentation:style-name="a316" draw:name="Google Shape;65;p14" svg:x="5.11181in" svg:y="3.01969in" svg:width="4.39134in" svg:height="1.55512in" presentation:class="outline" presentation:placeholder="false">
        <draw:text-box>
          <text:list text:style-name="a315">
            <text:list-item>
              <text:p text:style-name="a314" text:class-names="" text:cond-style-name=""><text:span text:style-name="a313" text:class-names=""/></text:p>
            </text:list-item>
          </text:list>
        </draw:text-box>
        <svg:title/>
        <svg:desc/>
      </draw:frame>
      <presentation:notes style:page-layout-name="pageLayout2" draw:style-name="a322">
        <draw:page-thumbnail svg:x="1.25025in" svg:y="0.75in" svg:width="5.00025in" svg:height="3.75in" presentation:class="page" draw:id="id4" presentation:style-name="a317" draw:name="Google Shape;3;n">
          <svg:title/>
          <svg:desc/>
        </draw:page-thumbnail>
        <draw:frame draw:id="id5" presentation:style-name="a321" draw:name="Google Shape;4;n" svg:x="0.75in" svg:y="4.75in" svg:width="6in" svg:height="4.5in" presentation:class="notes" presentation:placeholder="false">
          <draw:text-box>
            <text:list text:style-name="a320">
              <text:list-item>
                <text:p text:style-name="a319" text:class-names="" text:cond-style-name=""><text:span text:style-name="a318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1-blank-BLANK" style:page-layout-name="pageLayout1" draw:style-name="a323">
      <draw:frame draw:id="id73" draw:layer="Master2-bg" draw:style-name="a324" draw:name="Google Shape;59;p14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74" draw:layer="Master2-bg" draw:style-name="a328" draw:name="Google Shape;60;p14">
        <svg:title/>
        <svg:desc/>
        <text:p text:style-name="a327" text:class-names="" text:cond-style-name=""><text:span text:style-name="a325" text:class-names="">臺灣國際資訊奧林匹亞競賽 (TOI) 推廣計畫<text:s text:c="1"/></text:span><text:span text:style-name="a326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75" draw:layer="Master2-bg" draw:style-name="a329" draw:name="Google Shape;61;p14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ageLayout2" draw:style-name="a335">
        <draw:page-thumbnail svg:x="1.25025in" svg:y="0.75in" svg:width="5.00025in" svg:height="3.75in" presentation:class="page" draw:id="id4" presentation:style-name="a330" draw:name="Google Shape;3;n">
          <svg:title/>
          <svg:desc/>
        </draw:page-thumbnail>
        <draw:frame draw:id="id5" presentation:style-name="a334" draw:name="Google Shape;4;n" svg:x="0.75in" svg:y="4.75in" svg:width="6in" svg:height="4.5in" presentation:class="notes" presentation:placeholder="false">
          <draw:text-box>
            <text:list text:style-name="a333">
              <text:list-item>
                <text:p text:style-name="a332" text:class-names="" text:cond-style-name=""><text:span text:style-name="a331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2-tx-TITLE_AND_BODY" style:page-layout-name="pageLayout1" draw:style-name="a336">
      <draw:frame draw:id="id76" draw:layer="Master2-bg" draw:style-name="a337" draw:name="Google Shape;59;p14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77" draw:layer="Master2-bg" draw:style-name="a341" draw:name="Google Shape;60;p14">
        <svg:title/>
        <svg:desc/>
        <text:p text:style-name="a340" text:class-names="" text:cond-style-name=""><text:span text:style-name="a338" text:class-names="">臺灣國際資訊奧林匹亞競賽 (TOI) 推廣計畫<text:s text:c="1"/></text:span><text:span text:style-name="a33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78" draw:layer="Master2-bg" draw:style-name="a342" draw:name="Google Shape;61;p14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79" presentation:style-name="a345" draw:name="Google Shape;68;p16" svg:x="0.5in" svg:y="0.22441in" svg:width="8.99961in" svg:height="0.93898in" presentation:class="title" presentation:placeholder="false">
        <draw:text-box>
          <text:p text:style-name="a344" text:class-names="" text:cond-style-name=""><text:span text:style-name="a343" text:class-names=""/></text:p>
        </draw:text-box>
        <svg:title/>
        <svg:desc/>
      </draw:frame>
      <draw:frame draw:id="id80" presentation:style-name="a348" draw:name="Google Shape;69;p16" svg:x="0.5in" svg:y="1.31614in" svg:width="8.99961in" svg:height="3.2622in" presentation:class="subtitl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presentation:notes style:page-layout-name="pageLayout2" draw:style-name="a354">
        <draw:page-thumbnail svg:x="1.25025in" svg:y="0.75in" svg:width="5.00025in" svg:height="3.75in" presentation:class="page" draw:id="id4" presentation:style-name="a349" draw:name="Google Shape;3;n">
          <svg:title/>
          <svg:desc/>
        </draw:page-thumbnail>
        <draw:frame draw:id="id5" presentation:style-name="a353" draw:name="Google Shape;4;n" svg:x="0.75in" svg:y="4.75in" svg:width="6in" svg:height="4.5in" presentation:class="notes" presentation:placeholder="false">
          <draw:text-box>
            <text:list text:style-name="a352">
              <text:list-item>
                <text:p text:style-name="a351" text:class-names="" text:cond-style-name=""><text:span text:style-name="a350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3-obj-OBJECT" style:page-layout-name="pageLayout1" draw:style-name="a355">
      <draw:frame draw:id="id81" draw:layer="Master2-bg" draw:style-name="a356" draw:name="Google Shape;59;p14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82" draw:layer="Master2-bg" draw:style-name="a360" draw:name="Google Shape;60;p14">
        <svg:title/>
        <svg:desc/>
        <text:p text:style-name="a359" text:class-names="" text:cond-style-name=""><text:span text:style-name="a357" text:class-names="">臺灣國際資訊奧林匹亞競賽 (TOI) 推廣計畫<text:s text:c="1"/></text:span><text:span text:style-name="a358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83" draw:layer="Master2-bg" draw:style-name="a361" draw:name="Google Shape;61;p14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84" presentation:style-name="a364" draw:name="Google Shape;71;p17" svg:x="0.5in" svg:y="0.22441in" svg:width="8.99961in" svg:height="0.93898in" presentation:class="title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85" presentation:style-name="a368" draw:name="Google Shape;72;p17" svg:x="0.5in" svg:y="1.31614in" svg:width="8.99961in" svg:height="3.2622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/></text:p>
            </text:list-item>
          </text:list>
        </draw:text-box>
        <svg:title/>
        <svg:desc/>
      </draw:frame>
      <presentation:notes style:page-layout-name="pageLayout2" draw:style-name="a374">
        <draw:page-thumbnail svg:x="1.25025in" svg:y="0.75in" svg:width="5.00025in" svg:height="3.75in" presentation:class="page" draw:id="id4" presentation:style-name="a369" draw:name="Google Shape;3;n">
          <svg:title/>
          <svg:desc/>
        </draw:page-thumbnail>
        <draw:frame draw:id="id5" presentation:style-name="a373" draw:name="Google Shape;4;n" svg:x="0.75in" svg:y="4.75in" svg:width="6in" svg:height="4.5in" presentation:class="notes" presentation:placeholder="false">
          <draw:text-box>
            <text:list text:style-name="a372">
              <text:list-item>
                <text:p text:style-name="a371" text:class-names="" text:cond-style-name=""><text:span text:style-name="a370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4-twoObj-TWO_OBJECTS" style:page-layout-name="pageLayout1" draw:style-name="a375">
      <draw:frame draw:id="id86" draw:layer="Master2-bg" draw:style-name="a376" draw:name="Google Shape;59;p14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87" draw:layer="Master2-bg" draw:style-name="a380" draw:name="Google Shape;60;p14">
        <svg:title/>
        <svg:desc/>
        <text:p text:style-name="a379" text:class-names="" text:cond-style-name=""><text:span text:style-name="a377" text:class-names="">臺灣國際資訊奧林匹亞競賽 (TOI) 推廣計畫<text:s text:c="1"/></text:span><text:span text:style-name="a378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88" draw:layer="Master2-bg" draw:style-name="a381" draw:name="Google Shape;61;p14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89" presentation:style-name="a384" draw:name="Google Shape;74;p18" svg:x="0.5in" svg:y="0.22441in" svg:width="8.99961in" svg:height="0.93898in" presentation:class="title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90" presentation:style-name="a388" draw:name="Google Shape;75;p18" svg:x="0.5in" svg:y="1.31614in" svg:width="4.39173in" svg:height="3.2622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/></text:p>
            </text:list-item>
          </text:list>
        </draw:text-box>
        <svg:title/>
        <svg:desc/>
      </draw:frame>
      <draw:frame draw:id="id91" presentation:style-name="a392" draw:name="Google Shape;76;p18" svg:x="5.11181in" svg:y="1.31614in" svg:width="4.39173in" svg:height="3.2622in" presentation:class="outline" presentation:placeholder="false">
        <draw:text-box>
          <text:list text:style-name="a391">
            <text:list-item>
              <text:p text:style-name="a390" text:class-names="" text:cond-style-name=""><text:span text:style-name="a389" text:class-names=""/></text:p>
            </text:list-item>
          </text:list>
        </draw:text-box>
        <svg:title/>
        <svg:desc/>
      </draw:frame>
      <presentation:notes style:page-layout-name="pageLayout2" draw:style-name="a398">
        <draw:page-thumbnail svg:x="1.25025in" svg:y="0.75in" svg:width="5.00025in" svg:height="3.75in" presentation:class="page" draw:id="id4" presentation:style-name="a393" draw:name="Google Shape;3;n">
          <svg:title/>
          <svg:desc/>
        </draw:page-thumbnail>
        <draw:frame draw:id="id5" presentation:style-name="a397" draw:name="Google Shape;4;n" svg:x="0.75in" svg:y="4.75in" svg:width="6in" svg:height="4.5in" presentation:class="notes" presentation:placeholder="false">
          <draw:text-box>
            <text:list text:style-name="a396">
              <text:list-item>
                <text:p text:style-name="a395" text:class-names="" text:cond-style-name=""><text:span text:style-name="a394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5-titleOnly-TITLE_ONLY" style:page-layout-name="pageLayout1" draw:style-name="a399">
      <draw:frame draw:id="id92" draw:layer="Master2-bg" draw:style-name="a400" draw:name="Google Shape;59;p14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93" draw:layer="Master2-bg" draw:style-name="a404" draw:name="Google Shape;60;p14">
        <svg:title/>
        <svg:desc/>
        <text:p text:style-name="a403" text:class-names="" text:cond-style-name=""><text:span text:style-name="a401" text:class-names="">臺灣國際資訊奧林匹亞競賽 (TOI) 推廣計畫<text:s text:c="1"/></text:span><text:span text:style-name="a402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94" draw:layer="Master2-bg" draw:style-name="a405" draw:name="Google Shape;61;p14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95" presentation:style-name="a408" draw:name="Google Shape;78;p19" svg:x="0.5in" svg:y="0.22441in" svg:width="8.99961in" svg:height="0.93898in" presentation:class="title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presentation:notes style:page-layout-name="pageLayout2" draw:style-name="a414">
        <draw:page-thumbnail svg:x="1.25025in" svg:y="0.75in" svg:width="5.00025in" svg:height="3.75in" presentation:class="page" draw:id="id4" presentation:style-name="a409" draw:name="Google Shape;3;n">
          <svg:title/>
          <svg:desc/>
        </draw:page-thumbnail>
        <draw:frame draw:id="id5" presentation:style-name="a413" draw:name="Google Shape;4;n" svg:x="0.75in" svg:y="4.75in" svg:width="6in" svg:height="4.5in" presentation:class="notes" presentation:placeholder="false">
          <draw:text-box>
            <text:list text:style-name="a412">
              <text:list-item>
                <text:p text:style-name="a411" text:class-names="" text:cond-style-name=""><text:span text:style-name="a410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6-objOnly-OBJECT_ONLY" style:page-layout-name="pageLayout1" draw:style-name="a415">
      <draw:frame draw:id="id96" draw:layer="Master2-bg" draw:style-name="a416" draw:name="Google Shape;59;p14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97" draw:layer="Master2-bg" draw:style-name="a420" draw:name="Google Shape;60;p14">
        <svg:title/>
        <svg:desc/>
        <text:p text:style-name="a419" text:class-names="" text:cond-style-name=""><text:span text:style-name="a417" text:class-names="">臺灣國際資訊奧林匹亞競賽 (TOI) 推廣計畫<text:s text:c="1"/></text:span><text:span text:style-name="a418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98" draw:layer="Master2-bg" draw:style-name="a421" draw:name="Google Shape;61;p14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99" presentation:style-name="a424" draw:name="Google Shape;80;p20" svg:x="0.5in" svg:y="0.22441in" svg:width="8.99961in" svg:height="4.35394in" presentation:class="subtitle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presentation:notes style:page-layout-name="pageLayout2" draw:style-name="a430">
        <draw:page-thumbnail svg:x="1.25025in" svg:y="0.75in" svg:width="5.00025in" svg:height="3.75in" presentation:class="page" draw:id="id4" presentation:style-name="a425" draw:name="Google Shape;3;n">
          <svg:title/>
          <svg:desc/>
        </draw:page-thumbnail>
        <draw:frame draw:id="id5" presentation:style-name="a429" draw:name="Google Shape;4;n" svg:x="0.75in" svg:y="4.75in" svg:width="6in" svg:height="4.5in" presentation:class="notes" presentation:placeholder="false">
          <draw:text-box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7-twoObjAndObj-TWO_OBJECTS_AND_OBJECT" style:page-layout-name="pageLayout1" draw:style-name="a431">
      <draw:frame draw:id="id100" draw:layer="Master2-bg" draw:style-name="a432" draw:name="Google Shape;59;p14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101" draw:layer="Master2-bg" draw:style-name="a436" draw:name="Google Shape;60;p14">
        <svg:title/>
        <svg:desc/>
        <text:p text:style-name="a435" text:class-names="" text:cond-style-name=""><text:span text:style-name="a433" text:class-names="">臺灣國際資訊奧林匹亞競賽 (TOI) 推廣計畫<text:s text:c="1"/></text:span><text:span text:style-name="a434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102" draw:layer="Master2-bg" draw:style-name="a437" draw:name="Google Shape;61;p14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03" presentation:style-name="a440" draw:name="Google Shape;82;p21" svg:x="0.5in" svg:y="0.22441in" svg:width="8.99961in" svg:height="0.93898in" presentation:class="titl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104" presentation:style-name="a444" draw:name="Google Shape;83;p21" svg:x="0.5in" svg:y="1.31614in" svg:width="4.39173in" svg:height="1.55591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/></text:p>
            </text:list-item>
          </text:list>
        </draw:text-box>
        <svg:title/>
        <svg:desc/>
      </draw:frame>
      <draw:frame draw:id="id105" presentation:style-name="a448" draw:name="Google Shape;84;p21" svg:x="5.11181in" svg:y="1.31614in" svg:width="4.39173in" svg:height="3.2622in" presentation:class="outline" presentation:placeholder="false">
        <draw:text-box>
          <text:list text:style-name="a447">
            <text:list-item>
              <text:p text:style-name="a446" text:class-names="" text:cond-style-name=""><text:span text:style-name="a445" text:class-names=""/></text:p>
            </text:list-item>
          </text:list>
        </draw:text-box>
        <svg:title/>
        <svg:desc/>
      </draw:frame>
      <draw:frame draw:id="id106" presentation:style-name="a452" draw:name="Google Shape;85;p21" svg:x="0.5in" svg:y="3.02047in" svg:width="4.39173in" svg:height="1.55591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/></text:p>
            </text:list-item>
          </text:list>
        </draw:text-box>
        <svg:title/>
        <svg:desc/>
      </draw:frame>
      <presentation:notes style:page-layout-name="pageLayout2" draw:style-name="a458">
        <draw:page-thumbnail svg:x="1.25025in" svg:y="0.75in" svg:width="5.00025in" svg:height="3.75in" presentation:class="page" draw:id="id4" presentation:style-name="a453" draw:name="Google Shape;3;n">
          <svg:title/>
          <svg:desc/>
        </draw:page-thumbnail>
        <draw:frame draw:id="id5" presentation:style-name="a457" draw:name="Google Shape;4;n" svg:x="0.75in" svg:y="4.75in" svg:width="6in" svg:height="4.5in" presentation:class="notes" presentation:placeholder="false">
          <draw:text-box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8-objAndTwoObj-OBJECT_AND_TWO_OBJECTS" style:page-layout-name="pageLayout1" draw:style-name="a459">
      <draw:frame draw:id="id107" draw:layer="Master2-bg" draw:style-name="a460" draw:name="Google Shape;59;p14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108" draw:layer="Master2-bg" draw:style-name="a464" draw:name="Google Shape;60;p14">
        <svg:title/>
        <svg:desc/>
        <text:p text:style-name="a463" text:class-names="" text:cond-style-name=""><text:span text:style-name="a461" text:class-names="">臺灣國際資訊奧林匹亞競賽 (TOI) 推廣計畫<text:s text:c="1"/></text:span><text:span text:style-name="a462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109" draw:layer="Master2-bg" draw:style-name="a465" draw:name="Google Shape;61;p14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10" presentation:style-name="a468" draw:name="Google Shape;87;p22" svg:x="0.5in" svg:y="0.22441in" svg:width="8.99961in" svg:height="0.93898in" presentation:class="titl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111" presentation:style-name="a472" draw:name="Google Shape;88;p22" svg:x="0.5in" svg:y="1.31614in" svg:width="4.39173in" svg:height="3.2622in" presentation:class="outline" presentation:placeholder="false">
        <draw:text-box>
          <text:list text:style-name="a471">
            <text:list-item>
              <text:p text:style-name="a470" text:class-names="" text:cond-style-name=""><text:span text:style-name="a469" text:class-names=""/></text:p>
            </text:list-item>
          </text:list>
        </draw:text-box>
        <svg:title/>
        <svg:desc/>
      </draw:frame>
      <draw:frame draw:id="id112" presentation:style-name="a476" draw:name="Google Shape;89;p22" svg:x="5.11181in" svg:y="1.31614in" svg:width="4.39173in" svg:height="1.55591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/></text:p>
            </text:list-item>
          </text:list>
        </draw:text-box>
        <svg:title/>
        <svg:desc/>
      </draw:frame>
      <draw:frame draw:id="id113" presentation:style-name="a480" draw:name="Google Shape;90;p22" svg:x="5.11181in" svg:y="3.02047in" svg:width="4.39173in" svg:height="1.55591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/></text:p>
            </text:list-item>
          </text:list>
        </draw:text-box>
        <svg:title/>
        <svg:desc/>
      </draw:frame>
      <presentation:notes style:page-layout-name="pageLayout2" draw:style-name="a486">
        <draw:page-thumbnail svg:x="1.25025in" svg:y="0.75in" svg:width="5.00025in" svg:height="3.75in" presentation:class="page" draw:id="id4" presentation:style-name="a481" draw:name="Google Shape;3;n">
          <svg:title/>
          <svg:desc/>
        </draw:page-thumbnail>
        <draw:frame draw:id="id5" presentation:style-name="a485" draw:name="Google Shape;4;n" svg:x="0.75in" svg:y="4.75in" svg:width="6in" svg:height="4.5in" presentation:class="notes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9-twoObjOverTx-TWO_OBJECTS_OVER_TEXT" style:page-layout-name="pageLayout1" draw:style-name="a487">
      <draw:frame draw:id="id114" draw:layer="Master2-bg" draw:style-name="a488" draw:name="Google Shape;59;p14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115" draw:layer="Master2-bg" draw:style-name="a492" draw:name="Google Shape;60;p14">
        <svg:title/>
        <svg:desc/>
        <text:p text:style-name="a491" text:class-names="" text:cond-style-name=""><text:span text:style-name="a489" text:class-names="">臺灣國際資訊奧林匹亞競賽 (TOI) 推廣計畫<text:s text:c="1"/></text:span><text:span text:style-name="a490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116" draw:layer="Master2-bg" draw:style-name="a493" draw:name="Google Shape;61;p14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17" presentation:style-name="a496" draw:name="Google Shape;92;p23" svg:x="0.5in" svg:y="0.22441in" svg:width="8.99961in" svg:height="0.93898in" presentation:class="title" presentation:placeholder="false">
        <draw:text-box>
          <text:p text:style-name="a495" text:class-names="" text:cond-style-name=""><text:span text:style-name="a494" text:class-names=""/></text:p>
        </draw:text-box>
        <svg:title/>
        <svg:desc/>
      </draw:frame>
      <draw:frame draw:id="id118" presentation:style-name="a500" draw:name="Google Shape;93;p23" svg:x="0.5in" svg:y="1.31614in" svg:width="4.39173in" svg:height="1.55591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/></text:p>
            </text:list-item>
          </text:list>
        </draw:text-box>
        <svg:title/>
        <svg:desc/>
      </draw:frame>
      <draw:frame draw:id="id119" presentation:style-name="a504" draw:name="Google Shape;94;p23" svg:x="5.11181in" svg:y="1.31614in" svg:width="4.39173in" svg:height="1.55591in" presentation:class="outline" presentation:placeholder="false">
        <draw:text-box>
          <text:list text:style-name="a503">
            <text:list-item>
              <text:p text:style-name="a502" text:class-names="" text:cond-style-name=""><text:span text:style-name="a501" text:class-names=""/></text:p>
            </text:list-item>
          </text:list>
        </draw:text-box>
        <svg:title/>
        <svg:desc/>
      </draw:frame>
      <draw:frame draw:id="id120" presentation:style-name="a508" draw:name="Google Shape;95;p23" svg:x="0.5in" svg:y="3.02047in" svg:width="8.99961in" svg:height="1.55591in" presentation:class="outline" presentation:placeholder="false">
        <draw:text-box>
          <text:list text:style-name="a507">
            <text:list-item>
              <text:p text:style-name="a506" text:class-names="" text:cond-style-name=""><text:span text:style-name="a505" text:class-names=""/></text:p>
            </text:list-item>
          </text:list>
        </draw:text-box>
        <svg:title/>
        <svg:desc/>
      </draw:frame>
      <presentation:notes style:page-layout-name="pageLayout2" draw:style-name="a514">
        <draw:page-thumbnail svg:x="1.25025in" svg:y="0.75in" svg:width="5.00025in" svg:height="3.75in" presentation:class="page" draw:id="id4" presentation:style-name="a509" draw:name="Google Shape;3;n">
          <svg:title/>
          <svg:desc/>
        </draw:page-thumbnail>
        <draw:frame draw:id="id5" presentation:style-name="a513" draw:name="Google Shape;4;n" svg:x="0.75in" svg:y="4.75in" svg:width="6in" svg:height="4.5in" presentation:class="notes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10-objOverTx-OBJECT_OVER_TEXT" style:page-layout-name="pageLayout1" draw:style-name="a515">
      <draw:frame draw:id="id121" draw:layer="Master2-bg" draw:style-name="a516" draw:name="Google Shape;59;p14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122" draw:layer="Master2-bg" draw:style-name="a520" draw:name="Google Shape;60;p14">
        <svg:title/>
        <svg:desc/>
        <text:p text:style-name="a519" text:class-names="" text:cond-style-name=""><text:span text:style-name="a517" text:class-names="">臺灣國際資訊奧林匹亞競賽 (TOI) 推廣計畫<text:s text:c="1"/></text:span><text:span text:style-name="a518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123" draw:layer="Master2-bg" draw:style-name="a521" draw:name="Google Shape;61;p14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24" presentation:style-name="a524" draw:name="Google Shape;97;p24" svg:x="0.5in" svg:y="0.22441in" svg:width="8.99961in" svg:height="0.93898in" presentation:class="title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125" presentation:style-name="a528" draw:name="Google Shape;98;p24" svg:x="0.5in" svg:y="1.31614in" svg:width="8.99961in" svg:height="1.55591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/></text:p>
            </text:list-item>
          </text:list>
        </draw:text-box>
        <svg:title/>
        <svg:desc/>
      </draw:frame>
      <draw:frame draw:id="id126" presentation:style-name="a532" draw:name="Google Shape;99;p24" svg:x="0.5in" svg:y="3.02047in" svg:width="8.99961in" svg:height="1.55591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/></text:p>
            </text:list-item>
          </text:list>
        </draw:text-box>
        <svg:title/>
        <svg:desc/>
      </draw:frame>
      <presentation:notes style:page-layout-name="pageLayout2" draw:style-name="a538">
        <draw:page-thumbnail svg:x="1.25025in" svg:y="0.75in" svg:width="5.00025in" svg:height="3.75in" presentation:class="page" draw:id="id4" presentation:style-name="a533" draw:name="Google Shape;3;n">
          <svg:title/>
          <svg:desc/>
        </draw:page-thumbnail>
        <draw:frame draw:id="id5" presentation:style-name="a537" draw:name="Google Shape;4;n" svg:x="0.75in" svg:y="4.75in" svg:width="6in" svg:height="4.5in" presentation:class="notes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11-fourObj-FOUR_OBJECTS" style:page-layout-name="pageLayout1" draw:style-name="a539">
      <draw:frame draw:id="id127" draw:layer="Master2-bg" draw:style-name="a540" draw:name="Google Shape;59;p14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128" draw:layer="Master2-bg" draw:style-name="a544" draw:name="Google Shape;60;p14">
        <svg:title/>
        <svg:desc/>
        <text:p text:style-name="a543" text:class-names="" text:cond-style-name=""><text:span text:style-name="a541" text:class-names="">臺灣國際資訊奧林匹亞競賽 (TOI) 推廣計畫<text:s text:c="1"/></text:span><text:span text:style-name="a542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129" draw:layer="Master2-bg" draw:style-name="a545" draw:name="Google Shape;61;p14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30" presentation:style-name="a548" draw:name="Google Shape;101;p25" svg:x="0.5in" svg:y="0.22441in" svg:width="8.99961in" svg:height="0.93898in" presentation:class="title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131" presentation:style-name="a552" draw:name="Google Shape;102;p25" svg:x="0.5in" svg:y="1.31614in" svg:width="4.39173in" svg:height="1.55591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/></text:p>
            </text:list-item>
          </text:list>
        </draw:text-box>
        <svg:title/>
        <svg:desc/>
      </draw:frame>
      <draw:frame draw:id="id132" presentation:style-name="a556" draw:name="Google Shape;103;p25" svg:x="5.11181in" svg:y="1.31614in" svg:width="4.39173in" svg:height="1.55591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/></text:p>
            </text:list-item>
          </text:list>
        </draw:text-box>
        <svg:title/>
        <svg:desc/>
      </draw:frame>
      <draw:frame draw:id="id133" presentation:style-name="a560" draw:name="Google Shape;104;p25" svg:x="0.5in" svg:y="3.02047in" svg:width="4.39173in" svg:height="1.55591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/></text:p>
            </text:list-item>
          </text:list>
        </draw:text-box>
        <svg:title/>
        <svg:desc/>
      </draw:frame>
      <draw:frame draw:id="id134" presentation:style-name="a564" draw:name="Google Shape;105;p25" svg:x="5.11181in" svg:y="3.02047in" svg:width="4.39173in" svg:height="1.55591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/></text:p>
            </text:list-item>
          </text:list>
        </draw:text-box>
        <svg:title/>
        <svg:desc/>
      </draw:frame>
      <presentation:notes style:page-layout-name="pageLayout2" draw:style-name="a570">
        <draw:page-thumbnail svg:x="1.25025in" svg:y="0.75in" svg:width="5.00025in" svg:height="3.75in" presentation:class="page" draw:id="id4" presentation:style-name="a565" draw:name="Google Shape;3;n">
          <svg:title/>
          <svg:desc/>
        </draw:page-thumbnail>
        <draw:frame draw:id="id5" presentation:style-name="a569" draw:name="Google Shape;4;n" svg:x="0.75in" svg:y="4.75in" svg:width="6in" svg:height="4.5in" presentation:class="notes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12-cust-Title,-6-Content" style:page-layout-name="pageLayout1" draw:style-name="a571">
      <draw:frame draw:id="id135" draw:layer="Master2-bg" draw:style-name="a572" draw:name="Google Shape;59;p14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136" draw:layer="Master2-bg" draw:style-name="a576" draw:name="Google Shape;60;p14">
        <svg:title/>
        <svg:desc/>
        <text:p text:style-name="a575" text:class-names="" text:cond-style-name=""><text:span text:style-name="a573" text:class-names="">臺灣國際資訊奧林匹亞競賽 (TOI) 推廣計畫<text:s text:c="1"/></text:span><text:span text:style-name="a574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137" draw:layer="Master2-bg" draw:style-name="a577" draw:name="Google Shape;61;p14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38" presentation:style-name="a580" draw:name="Google Shape;107;p26" svg:x="0.5in" svg:y="0.22441in" svg:width="8.99961in" svg:height="0.93898in" presentation:class="title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139" presentation:style-name="a584" draw:name="Google Shape;108;p26" svg:x="0.5in" svg:y="1.31614in" svg:width="2.89764in" svg:height="1.55591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/></text:p>
            </text:list-item>
          </text:list>
        </draw:text-box>
        <svg:title/>
        <svg:desc/>
      </draw:frame>
      <draw:frame draw:id="id140" presentation:style-name="a588" draw:name="Google Shape;109;p26" svg:x="3.54291in" svg:y="1.31614in" svg:width="2.89764in" svg:height="1.55591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/></text:p>
            </text:list-item>
          </text:list>
        </draw:text-box>
        <svg:title/>
        <svg:desc/>
      </draw:frame>
      <draw:frame draw:id="id141" presentation:style-name="a592" draw:name="Google Shape;110;p26" svg:x="6.58583in" svg:y="1.31614in" svg:width="2.89764in" svg:height="1.55591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/></text:p>
            </text:list-item>
          </text:list>
        </draw:text-box>
        <svg:title/>
        <svg:desc/>
      </draw:frame>
      <draw:frame draw:id="id142" presentation:style-name="a596" draw:name="Google Shape;111;p26" svg:x="0.5in" svg:y="3.02047in" svg:width="2.89764in" svg:height="1.55591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/></text:p>
            </text:list-item>
          </text:list>
        </draw:text-box>
        <svg:title/>
        <svg:desc/>
      </draw:frame>
      <draw:frame draw:id="id143" presentation:style-name="a600" draw:name="Google Shape;112;p26" svg:x="3.54291in" svg:y="3.02047in" svg:width="2.89764in" svg:height="1.55591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/></text:p>
            </text:list-item>
          </text:list>
        </draw:text-box>
        <svg:title/>
        <svg:desc/>
      </draw:frame>
      <draw:frame draw:id="id144" presentation:style-name="a604" draw:name="Google Shape;113;p26" svg:x="6.58583in" svg:y="3.02047in" svg:width="2.89764in" svg:height="1.55591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/></text:p>
            </text:list-item>
          </text:list>
        </draw:text-box>
        <svg:title/>
        <svg:desc/>
      </draw:frame>
      <presentation:notes style:page-layout-name="pageLayout2" draw:style-name="a610">
        <draw:page-thumbnail svg:x="1.25025in" svg:y="0.75in" svg:width="5.00025in" svg:height="3.75in" presentation:class="page" draw:id="id4" presentation:style-name="a605" draw:name="Google Shape;3;n">
          <svg:title/>
          <svg:desc/>
        </draw:page-thumbnail>
        <draw:frame draw:id="id5" presentation:style-name="a609" draw:name="Google Shape;4;n" svg:x="0.75in" svg:y="4.75in" svg:width="6in" svg:height="4.5in" presentation:class="notes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Office-Theme" style:page-layout-name="pageLayout1" draw:style-name="a611">
      <draw:frame draw:id="id145" draw:style-name="a612" draw:name="Google Shape;115;p27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146" draw:style-name="a616" draw:name="Google Shape;116;p27">
        <svg:title/>
        <svg:desc/>
        <text:p text:style-name="a615" text:class-names="" text:cond-style-name=""><text:span text:style-name="a613" text:class-names="">臺灣國際資訊奧林匹亞競賽 (TOI) 推廣計畫<text:s text:c="1"/></text:span><text:span text:style-name="a614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47" presentation:style-name="a619" draw:name="Google Shape;117;p27" svg:x="0.5in" svg:y="0.22441in" svg:width="8.99961in" svg:height="0.93898in" presentation:class="title" presentation:placeholder="false">
        <draw:text-box>
          <text:p text:style-name="a618" text:class-names="" text:cond-style-name=""><text:span text:style-name="a617" text:class-names=""/></text:p>
        </draw:text-box>
        <svg:title/>
        <svg:desc/>
      </draw:frame>
      <draw:frame draw:id="id148" presentation:style-name="a623" draw:name="Google Shape;118;p27" svg:x="0.5in" svg:y="1.31614in" svg:width="8.99961in" svg:height="3.2622in" presentation:class="outline" presentation:placeholder="false">
        <draw:text-box>
          <text:list text:style-name="a622">
            <text:list-item>
              <text:p text:style-name="a621" text:class-names="" text:cond-style-name=""><text:span text:style-name="a620" text:class-names=""/></text:p>
            </text:list-item>
          </text:list>
        </draw:text-box>
        <svg:title/>
        <svg:desc/>
      </draw:frame>
      <presentation:notes style:page-layout-name="pageLayout2" draw:style-name="a629">
        <draw:page-thumbnail svg:x="1.25025in" svg:y="0.75in" svg:width="5.00025in" svg:height="3.75in" presentation:class="page" draw:id="id4" presentation:style-name="a624" draw:name="Google Shape;3;n">
          <svg:title/>
          <svg:desc/>
        </draw:page-thumbnail>
        <draw:frame draw:id="id5" presentation:style-name="a628" draw:name="Google Shape;4;n" svg:x="0.75in" svg:y="4.75in" svg:width="6in" svg:height="4.5in" presentation:class="notes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1-blank-BLANK" style:page-layout-name="pageLayout1" draw:style-name="a630">
      <draw:frame draw:id="id149" draw:layer="Master3-bg" draw:style-name="a631" draw:name="Google Shape;115;p27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150" draw:layer="Master3-bg" draw:style-name="a635" draw:name="Google Shape;116;p27">
        <svg:title/>
        <svg:desc/>
        <text:p text:style-name="a634" text:class-names="" text:cond-style-name=""><text:span text:style-name="a632" text:class-names="">臺灣國際資訊奧林匹亞競賽 (TOI) 推廣計畫<text:s text:c="1"/></text:span><text:span text:style-name="a633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ageLayout2" draw:style-name="a641">
        <draw:page-thumbnail svg:x="1.25025in" svg:y="0.75in" svg:width="5.00025in" svg:height="3.75in" presentation:class="page" draw:id="id4" presentation:style-name="a636" draw:name="Google Shape;3;n">
          <svg:title/>
          <svg:desc/>
        </draw:page-thumbnail>
        <draw:frame draw:id="id5" presentation:style-name="a640" draw:name="Google Shape;4;n" svg:x="0.75in" svg:y="4.75in" svg:width="6in" svg:height="4.5in" presentation:class="notes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2-tx-TITLE_AND_BODY" style:page-layout-name="pageLayout1" draw:style-name="a642">
      <draw:frame draw:id="id151" draw:layer="Master3-bg" draw:style-name="a643" draw:name="Google Shape;115;p27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152" draw:layer="Master3-bg" draw:style-name="a647" draw:name="Google Shape;116;p27">
        <svg:title/>
        <svg:desc/>
        <text:p text:style-name="a646" text:class-names="" text:cond-style-name=""><text:span text:style-name="a644" text:class-names="">臺灣國際資訊奧林匹亞競賽 (TOI) 推廣計畫<text:s text:c="1"/></text:span><text:span text:style-name="a645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53" presentation:style-name="a650" draw:name="Google Shape;121;p29" svg:x="0.5in" svg:y="0.22441in" svg:width="8.99961in" svg:height="0.93898in" presentation:class="title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154" presentation:style-name="a653" draw:name="Google Shape;122;p29" svg:x="0.5in" svg:y="1.31614in" svg:width="8.99961in" svg:height="3.2622in" presentation:class="subtitle" presentation:placeholder="false">
        <draw:text-box>
          <text:p text:style-name="a652" text:class-names="" text:cond-style-name=""><text:span text:style-name="a651" text:class-names=""/></text:p>
        </draw:text-box>
        <svg:title/>
        <svg:desc/>
      </draw:frame>
      <presentation:notes style:page-layout-name="pageLayout2" draw:style-name="a659">
        <draw:page-thumbnail svg:x="1.25025in" svg:y="0.75in" svg:width="5.00025in" svg:height="3.75in" presentation:class="page" draw:id="id4" presentation:style-name="a654" draw:name="Google Shape;3;n">
          <svg:title/>
          <svg:desc/>
        </draw:page-thumbnail>
        <draw:frame draw:id="id5" presentation:style-name="a658" draw:name="Google Shape;4;n" svg:x="0.75in" svg:y="4.75in" svg:width="6in" svg:height="4.5in" presentation:class="notes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3-obj-OBJECT" style:page-layout-name="pageLayout1" draw:style-name="a660">
      <draw:frame draw:id="id155" draw:layer="Master3-bg" draw:style-name="a661" draw:name="Google Shape;115;p27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156" draw:layer="Master3-bg" draw:style-name="a665" draw:name="Google Shape;116;p27">
        <svg:title/>
        <svg:desc/>
        <text:p text:style-name="a664" text:class-names="" text:cond-style-name=""><text:span text:style-name="a662" text:class-names="">臺灣國際資訊奧林匹亞競賽 (TOI) 推廣計畫<text:s text:c="1"/></text:span><text:span text:style-name="a663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57" presentation:style-name="a668" draw:name="Google Shape;124;p30" svg:x="0.5in" svg:y="0.22441in" svg:width="8.99961in" svg:height="0.93898in" presentation:class="title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158" presentation:style-name="a672" draw:name="Google Shape;125;p30" svg:x="0.5in" svg:y="1.31614in" svg:width="8.99961in" svg:height="3.2622in" presentation:class="outline" presentation:placeholder="false">
        <draw:text-box>
          <text:list text:style-name="a671">
            <text:list-item>
              <text:p text:style-name="a670" text:class-names="" text:cond-style-name=""><text:span text:style-name="a669" text:class-names=""/></text:p>
            </text:list-item>
          </text:list>
        </draw:text-box>
        <svg:title/>
        <svg:desc/>
      </draw:frame>
      <presentation:notes style:page-layout-name="pageLayout2" draw:style-name="a678">
        <draw:page-thumbnail svg:x="1.25025in" svg:y="0.75in" svg:width="5.00025in" svg:height="3.75in" presentation:class="page" draw:id="id4" presentation:style-name="a673" draw:name="Google Shape;3;n">
          <svg:title/>
          <svg:desc/>
        </draw:page-thumbnail>
        <draw:frame draw:id="id5" presentation:style-name="a677" draw:name="Google Shape;4;n" svg:x="0.75in" svg:y="4.75in" svg:width="6in" svg:height="4.5in" presentation:class="notes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4-twoObj-TWO_OBJECTS" style:page-layout-name="pageLayout1" draw:style-name="a679">
      <draw:frame draw:id="id159" draw:layer="Master3-bg" draw:style-name="a680" draw:name="Google Shape;115;p27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160" draw:layer="Master3-bg" draw:style-name="a684" draw:name="Google Shape;116;p27">
        <svg:title/>
        <svg:desc/>
        <text:p text:style-name="a683" text:class-names="" text:cond-style-name=""><text:span text:style-name="a681" text:class-names="">臺灣國際資訊奧林匹亞競賽 (TOI) 推廣計畫<text:s text:c="1"/></text:span><text:span text:style-name="a682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61" presentation:style-name="a687" draw:name="Google Shape;127;p31" svg:x="0.5in" svg:y="0.22441in" svg:width="8.99961in" svg:height="0.93898in" presentation:class="title" presentation:placeholder="false">
        <draw:text-box>
          <text:p text:style-name="a686" text:class-names="" text:cond-style-name=""><text:span text:style-name="a685" text:class-names=""/></text:p>
        </draw:text-box>
        <svg:title/>
        <svg:desc/>
      </draw:frame>
      <draw:frame draw:id="id162" presentation:style-name="a691" draw:name="Google Shape;128;p31" svg:x="0.5in" svg:y="1.31614in" svg:width="4.39173in" svg:height="3.2622in" presentation:class="outline" presentation:placeholder="false">
        <draw:text-box>
          <text:list text:style-name="a690">
            <text:list-item>
              <text:p text:style-name="a689" text:class-names="" text:cond-style-name=""><text:span text:style-name="a688" text:class-names=""/></text:p>
            </text:list-item>
          </text:list>
        </draw:text-box>
        <svg:title/>
        <svg:desc/>
      </draw:frame>
      <draw:frame draw:id="id163" presentation:style-name="a695" draw:name="Google Shape;129;p31" svg:x="5.11181in" svg:y="1.31614in" svg:width="4.39173in" svg:height="3.2622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/></text:p>
            </text:list-item>
          </text:list>
        </draw:text-box>
        <svg:title/>
        <svg:desc/>
      </draw:frame>
      <presentation:notes style:page-layout-name="pageLayout2" draw:style-name="a701">
        <draw:page-thumbnail svg:x="1.25025in" svg:y="0.75in" svg:width="5.00025in" svg:height="3.75in" presentation:class="page" draw:id="id4" presentation:style-name="a696" draw:name="Google Shape;3;n">
          <svg:title/>
          <svg:desc/>
        </draw:page-thumbnail>
        <draw:frame draw:id="id5" presentation:style-name="a700" draw:name="Google Shape;4;n" svg:x="0.75in" svg:y="4.75in" svg:width="6in" svg:height="4.5in" presentation:class="notes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5-titleOnly-TITLE_ONLY" style:page-layout-name="pageLayout1" draw:style-name="a702">
      <draw:frame draw:id="id164" draw:layer="Master3-bg" draw:style-name="a703" draw:name="Google Shape;115;p27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165" draw:layer="Master3-bg" draw:style-name="a707" draw:name="Google Shape;116;p27">
        <svg:title/>
        <svg:desc/>
        <text:p text:style-name="a706" text:class-names="" text:cond-style-name=""><text:span text:style-name="a704" text:class-names="">臺灣國際資訊奧林匹亞競賽 (TOI) 推廣計畫<text:s text:c="1"/></text:span><text:span text:style-name="a705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66" presentation:style-name="a710" draw:name="Google Shape;131;p32" svg:x="0.5in" svg:y="0.22441in" svg:width="8.99961in" svg:height="0.93898in" presentation:class="title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presentation:notes style:page-layout-name="pageLayout2" draw:style-name="a716">
        <draw:page-thumbnail svg:x="1.25025in" svg:y="0.75in" svg:width="5.00025in" svg:height="3.75in" presentation:class="page" draw:id="id4" presentation:style-name="a711" draw:name="Google Shape;3;n">
          <svg:title/>
          <svg:desc/>
        </draw:page-thumbnail>
        <draw:frame draw:id="id5" presentation:style-name="a715" draw:name="Google Shape;4;n" svg:x="0.75in" svg:y="4.75in" svg:width="6in" svg:height="4.5in" presentation:class="notes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6-objOnly-OBJECT_ONLY" style:page-layout-name="pageLayout1" draw:style-name="a717">
      <draw:frame draw:id="id167" draw:layer="Master3-bg" draw:style-name="a718" draw:name="Google Shape;115;p27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168" draw:layer="Master3-bg" draw:style-name="a722" draw:name="Google Shape;116;p27">
        <svg:title/>
        <svg:desc/>
        <text:p text:style-name="a721" text:class-names="" text:cond-style-name=""><text:span text:style-name="a719" text:class-names="">臺灣國際資訊奧林匹亞競賽 (TOI) 推廣計畫<text:s text:c="1"/></text:span><text:span text:style-name="a720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69" presentation:style-name="a725" draw:name="Google Shape;133;p33" svg:x="0.5in" svg:y="0.22441in" svg:width="8.99961in" svg:height="4.35394in" presentation:class="subtitle" presentation:placeholder="false">
        <draw:text-box>
          <text:p text:style-name="a724" text:class-names="" text:cond-style-name=""><text:span text:style-name="a723" text:class-names=""/></text:p>
        </draw:text-box>
        <svg:title/>
        <svg:desc/>
      </draw:frame>
      <presentation:notes style:page-layout-name="pageLayout2" draw:style-name="a731">
        <draw:page-thumbnail svg:x="1.25025in" svg:y="0.75in" svg:width="5.00025in" svg:height="3.75in" presentation:class="page" draw:id="id4" presentation:style-name="a726" draw:name="Google Shape;3;n">
          <svg:title/>
          <svg:desc/>
        </draw:page-thumbnail>
        <draw:frame draw:id="id5" presentation:style-name="a730" draw:name="Google Shape;4;n" svg:x="0.75in" svg:y="4.75in" svg:width="6in" svg:height="4.5in" presentation:class="notes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7-twoObjAndObj-TWO_OBJECTS_AND_OBJECT" style:page-layout-name="pageLayout1" draw:style-name="a732">
      <draw:frame draw:id="id170" draw:layer="Master3-bg" draw:style-name="a733" draw:name="Google Shape;115;p27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171" draw:layer="Master3-bg" draw:style-name="a737" draw:name="Google Shape;116;p27">
        <svg:title/>
        <svg:desc/>
        <text:p text:style-name="a736" text:class-names="" text:cond-style-name=""><text:span text:style-name="a734" text:class-names="">臺灣國際資訊奧林匹亞競賽 (TOI) 推廣計畫<text:s text:c="1"/></text:span><text:span text:style-name="a735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72" presentation:style-name="a740" draw:name="Google Shape;135;p34" svg:x="0.5in" svg:y="0.22441in" svg:width="8.99961in" svg:height="0.93898in" presentation:class="title" presentation:placeholder="false">
        <draw:text-box>
          <text:p text:style-name="a739" text:class-names="" text:cond-style-name=""><text:span text:style-name="a738" text:class-names=""/></text:p>
        </draw:text-box>
        <svg:title/>
        <svg:desc/>
      </draw:frame>
      <draw:frame draw:id="id173" presentation:style-name="a744" draw:name="Google Shape;136;p34" svg:x="0.5in" svg:y="1.31614in" svg:width="4.39173in" svg:height="1.55591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/></text:p>
            </text:list-item>
          </text:list>
        </draw:text-box>
        <svg:title/>
        <svg:desc/>
      </draw:frame>
      <draw:frame draw:id="id174" presentation:style-name="a748" draw:name="Google Shape;137;p34" svg:x="5.11181in" svg:y="1.31614in" svg:width="4.39173in" svg:height="3.2622in" presentation:class="outline" presentation:placeholder="false">
        <draw:text-box>
          <text:list text:style-name="a747">
            <text:list-item>
              <text:p text:style-name="a746" text:class-names="" text:cond-style-name=""><text:span text:style-name="a745" text:class-names=""/></text:p>
            </text:list-item>
          </text:list>
        </draw:text-box>
        <svg:title/>
        <svg:desc/>
      </draw:frame>
      <draw:frame draw:id="id175" presentation:style-name="a752" draw:name="Google Shape;138;p34" svg:x="0.5in" svg:y="3.02047in" svg:width="4.39173in" svg:height="1.55591in" presentation:class="outline" presentation:placeholder="false">
        <draw:text-box>
          <text:list text:style-name="a751">
            <text:list-item>
              <text:p text:style-name="a750" text:class-names="" text:cond-style-name=""><text:span text:style-name="a749" text:class-names=""/></text:p>
            </text:list-item>
          </text:list>
        </draw:text-box>
        <svg:title/>
        <svg:desc/>
      </draw:frame>
      <presentation:notes style:page-layout-name="pageLayout2" draw:style-name="a758">
        <draw:page-thumbnail svg:x="1.25025in" svg:y="0.75in" svg:width="5.00025in" svg:height="3.75in" presentation:class="page" draw:id="id4" presentation:style-name="a753" draw:name="Google Shape;3;n">
          <svg:title/>
          <svg:desc/>
        </draw:page-thumbnail>
        <draw:frame draw:id="id5" presentation:style-name="a757" draw:name="Google Shape;4;n" svg:x="0.75in" svg:y="4.75in" svg:width="6in" svg:height="4.5in" presentation:class="notes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8-objAndTwoObj-OBJECT_AND_TWO_OBJECTS" style:page-layout-name="pageLayout1" draw:style-name="a759">
      <draw:frame draw:id="id176" draw:layer="Master3-bg" draw:style-name="a760" draw:name="Google Shape;115;p27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177" draw:layer="Master3-bg" draw:style-name="a764" draw:name="Google Shape;116;p27">
        <svg:title/>
        <svg:desc/>
        <text:p text:style-name="a763" text:class-names="" text:cond-style-name=""><text:span text:style-name="a761" text:class-names="">臺灣國際資訊奧林匹亞競賽 (TOI) 推廣計畫<text:s text:c="1"/></text:span><text:span text:style-name="a762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78" presentation:style-name="a767" draw:name="Google Shape;140;p35" svg:x="0.5in" svg:y="0.22441in" svg:width="8.99961in" svg:height="0.93898in" presentation:class="title" presentation:placeholder="false">
        <draw:text-box>
          <text:p text:style-name="a766" text:class-names="" text:cond-style-name=""><text:span text:style-name="a765" text:class-names=""/></text:p>
        </draw:text-box>
        <svg:title/>
        <svg:desc/>
      </draw:frame>
      <draw:frame draw:id="id179" presentation:style-name="a771" draw:name="Google Shape;141;p35" svg:x="0.5in" svg:y="1.31614in" svg:width="4.39173in" svg:height="3.2622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/></text:p>
            </text:list-item>
          </text:list>
        </draw:text-box>
        <svg:title/>
        <svg:desc/>
      </draw:frame>
      <draw:frame draw:id="id180" presentation:style-name="a775" draw:name="Google Shape;142;p35" svg:x="5.11181in" svg:y="1.31614in" svg:width="4.39173in" svg:height="1.55591in" presentation:class="outline" presentation:placeholder="false">
        <draw:text-box>
          <text:list text:style-name="a774">
            <text:list-item>
              <text:p text:style-name="a773" text:class-names="" text:cond-style-name=""><text:span text:style-name="a772" text:class-names=""/></text:p>
            </text:list-item>
          </text:list>
        </draw:text-box>
        <svg:title/>
        <svg:desc/>
      </draw:frame>
      <draw:frame draw:id="id181" presentation:style-name="a779" draw:name="Google Shape;143;p35" svg:x="5.11181in" svg:y="3.02047in" svg:width="4.39173in" svg:height="1.55591in" presentation:class="outline" presentation:placeholder="false">
        <draw:text-box>
          <text:list text:style-name="a778">
            <text:list-item>
              <text:p text:style-name="a777" text:class-names="" text:cond-style-name=""><text:span text:style-name="a776" text:class-names=""/></text:p>
            </text:list-item>
          </text:list>
        </draw:text-box>
        <svg:title/>
        <svg:desc/>
      </draw:frame>
      <presentation:notes style:page-layout-name="pageLayout2" draw:style-name="a785">
        <draw:page-thumbnail svg:x="1.25025in" svg:y="0.75in" svg:width="5.00025in" svg:height="3.75in" presentation:class="page" draw:id="id4" presentation:style-name="a780" draw:name="Google Shape;3;n">
          <svg:title/>
          <svg:desc/>
        </draw:page-thumbnail>
        <draw:frame draw:id="id5" presentation:style-name="a784" draw:name="Google Shape;4;n" svg:x="0.75in" svg:y="4.75in" svg:width="6in" svg:height="4.5in" presentation:class="notes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9-twoObjOverTx-TWO_OBJECTS_OVER_TEXT" style:page-layout-name="pageLayout1" draw:style-name="a786">
      <draw:frame draw:id="id182" draw:layer="Master3-bg" draw:style-name="a787" draw:name="Google Shape;115;p27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183" draw:layer="Master3-bg" draw:style-name="a791" draw:name="Google Shape;116;p27">
        <svg:title/>
        <svg:desc/>
        <text:p text:style-name="a790" text:class-names="" text:cond-style-name=""><text:span text:style-name="a788" text:class-names="">臺灣國際資訊奧林匹亞競賽 (TOI) 推廣計畫<text:s text:c="1"/></text:span><text:span text:style-name="a78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84" presentation:style-name="a794" draw:name="Google Shape;145;p36" svg:x="0.5in" svg:y="0.22441in" svg:width="8.99961in" svg:height="0.93898in" presentation:class="title" presentation:placeholder="false">
        <draw:text-box>
          <text:p text:style-name="a793" text:class-names="" text:cond-style-name=""><text:span text:style-name="a792" text:class-names=""/></text:p>
        </draw:text-box>
        <svg:title/>
        <svg:desc/>
      </draw:frame>
      <draw:frame draw:id="id185" presentation:style-name="a798" draw:name="Google Shape;146;p36" svg:x="0.5in" svg:y="1.31614in" svg:width="4.39173in" svg:height="1.55591in" presentation:class="outline" presentation:placeholder="false">
        <draw:text-box>
          <text:list text:style-name="a797">
            <text:list-item>
              <text:p text:style-name="a796" text:class-names="" text:cond-style-name=""><text:span text:style-name="a795" text:class-names=""/></text:p>
            </text:list-item>
          </text:list>
        </draw:text-box>
        <svg:title/>
        <svg:desc/>
      </draw:frame>
      <draw:frame draw:id="id186" presentation:style-name="a802" draw:name="Google Shape;147;p36" svg:x="5.11181in" svg:y="1.31614in" svg:width="4.39173in" svg:height="1.55591in" presentation:class="outline" presentation:placeholder="false">
        <draw:text-box>
          <text:list text:style-name="a801">
            <text:list-item>
              <text:p text:style-name="a800" text:class-names="" text:cond-style-name=""><text:span text:style-name="a799" text:class-names=""/></text:p>
            </text:list-item>
          </text:list>
        </draw:text-box>
        <svg:title/>
        <svg:desc/>
      </draw:frame>
      <draw:frame draw:id="id187" presentation:style-name="a806" draw:name="Google Shape;148;p36" svg:x="0.5in" svg:y="3.02047in" svg:width="8.99961in" svg:height="1.55591in" presentation:class="outline" presentation:placeholder="false">
        <draw:text-box>
          <text:list text:style-name="a805">
            <text:list-item>
              <text:p text:style-name="a804" text:class-names="" text:cond-style-name=""><text:span text:style-name="a803" text:class-names=""/></text:p>
            </text:list-item>
          </text:list>
        </draw:text-box>
        <svg:title/>
        <svg:desc/>
      </draw:frame>
      <presentation:notes style:page-layout-name="pageLayout2" draw:style-name="a812">
        <draw:page-thumbnail svg:x="1.25025in" svg:y="0.75in" svg:width="5.00025in" svg:height="3.75in" presentation:class="page" draw:id="id4" presentation:style-name="a807" draw:name="Google Shape;3;n">
          <svg:title/>
          <svg:desc/>
        </draw:page-thumbnail>
        <draw:frame draw:id="id5" presentation:style-name="a811" draw:name="Google Shape;4;n" svg:x="0.75in" svg:y="4.75in" svg:width="6in" svg:height="4.5in" presentation:class="notes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10-objOverTx-OBJECT_OVER_TEXT" style:page-layout-name="pageLayout1" draw:style-name="a813">
      <draw:frame draw:id="id188" draw:layer="Master3-bg" draw:style-name="a814" draw:name="Google Shape;115;p27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189" draw:layer="Master3-bg" draw:style-name="a818" draw:name="Google Shape;116;p27">
        <svg:title/>
        <svg:desc/>
        <text:p text:style-name="a817" text:class-names="" text:cond-style-name=""><text:span text:style-name="a815" text:class-names="">臺灣國際資訊奧林匹亞競賽 (TOI) 推廣計畫<text:s text:c="1"/></text:span><text:span text:style-name="a816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90" presentation:style-name="a821" draw:name="Google Shape;150;p37" svg:x="0.5in" svg:y="0.22441in" svg:width="8.99961in" svg:height="0.93898in" presentation:class="title" presentation:placeholder="false">
        <draw:text-box>
          <text:p text:style-name="a820" text:class-names="" text:cond-style-name=""><text:span text:style-name="a819" text:class-names=""/></text:p>
        </draw:text-box>
        <svg:title/>
        <svg:desc/>
      </draw:frame>
      <draw:frame draw:id="id191" presentation:style-name="a825" draw:name="Google Shape;151;p37" svg:x="0.5in" svg:y="1.31614in" svg:width="8.99961in" svg:height="1.55591in" presentation:class="outline" presentation:placeholder="false">
        <draw:text-box>
          <text:list text:style-name="a824">
            <text:list-item>
              <text:p text:style-name="a823" text:class-names="" text:cond-style-name=""><text:span text:style-name="a822" text:class-names=""/></text:p>
            </text:list-item>
          </text:list>
        </draw:text-box>
        <svg:title/>
        <svg:desc/>
      </draw:frame>
      <draw:frame draw:id="id192" presentation:style-name="a829" draw:name="Google Shape;152;p37" svg:x="0.5in" svg:y="3.02047in" svg:width="8.99961in" svg:height="1.55591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/></text:p>
            </text:list-item>
          </text:list>
        </draw:text-box>
        <svg:title/>
        <svg:desc/>
      </draw:frame>
      <presentation:notes style:page-layout-name="pageLayout2" draw:style-name="a835">
        <draw:page-thumbnail svg:x="1.25025in" svg:y="0.75in" svg:width="5.00025in" svg:height="3.75in" presentation:class="page" draw:id="id4" presentation:style-name="a830" draw:name="Google Shape;3;n">
          <svg:title/>
          <svg:desc/>
        </draw:page-thumbnail>
        <draw:frame draw:id="id5" presentation:style-name="a834" draw:name="Google Shape;4;n" svg:x="0.75in" svg:y="4.75in" svg:width="6in" svg:height="4.5in" presentation:class="notes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11-fourObj-FOUR_OBJECTS" style:page-layout-name="pageLayout1" draw:style-name="a836">
      <draw:frame draw:id="id193" draw:layer="Master3-bg" draw:style-name="a837" draw:name="Google Shape;115;p27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194" draw:layer="Master3-bg" draw:style-name="a841" draw:name="Google Shape;116;p27">
        <svg:title/>
        <svg:desc/>
        <text:p text:style-name="a840" text:class-names="" text:cond-style-name=""><text:span text:style-name="a838" text:class-names="">臺灣國際資訊奧林匹亞競賽 (TOI) 推廣計畫<text:s text:c="1"/></text:span><text:span text:style-name="a83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95" presentation:style-name="a844" draw:name="Google Shape;154;p38" svg:x="0.5in" svg:y="0.22441in" svg:width="8.99961in" svg:height="0.93898in" presentation:class="title" presentation:placeholder="false">
        <draw:text-box>
          <text:p text:style-name="a843" text:class-names="" text:cond-style-name=""><text:span text:style-name="a842" text:class-names=""/></text:p>
        </draw:text-box>
        <svg:title/>
        <svg:desc/>
      </draw:frame>
      <draw:frame draw:id="id196" presentation:style-name="a848" draw:name="Google Shape;155;p38" svg:x="0.5in" svg:y="1.31614in" svg:width="4.39173in" svg:height="1.55591in" presentation:class="outline" presentation:placeholder="false">
        <draw:text-box>
          <text:list text:style-name="a847">
            <text:list-item>
              <text:p text:style-name="a846" text:class-names="" text:cond-style-name=""><text:span text:style-name="a845" text:class-names=""/></text:p>
            </text:list-item>
          </text:list>
        </draw:text-box>
        <svg:title/>
        <svg:desc/>
      </draw:frame>
      <draw:frame draw:id="id197" presentation:style-name="a852" draw:name="Google Shape;156;p38" svg:x="5.11181in" svg:y="1.31614in" svg:width="4.39173in" svg:height="1.55591in" presentation:class="outline" presentation:placeholder="false">
        <draw:text-box>
          <text:list text:style-name="a851">
            <text:list-item>
              <text:p text:style-name="a850" text:class-names="" text:cond-style-name=""><text:span text:style-name="a849" text:class-names=""/></text:p>
            </text:list-item>
          </text:list>
        </draw:text-box>
        <svg:title/>
        <svg:desc/>
      </draw:frame>
      <draw:frame draw:id="id198" presentation:style-name="a856" draw:name="Google Shape;157;p38" svg:x="0.5in" svg:y="3.02047in" svg:width="4.39173in" svg:height="1.55591in" presentation:class="outline" presentation:placeholder="false">
        <draw:text-box>
          <text:list text:style-name="a855">
            <text:list-item>
              <text:p text:style-name="a854" text:class-names="" text:cond-style-name=""><text:span text:style-name="a853" text:class-names=""/></text:p>
            </text:list-item>
          </text:list>
        </draw:text-box>
        <svg:title/>
        <svg:desc/>
      </draw:frame>
      <draw:frame draw:id="id199" presentation:style-name="a860" draw:name="Google Shape;158;p38" svg:x="5.11181in" svg:y="3.02047in" svg:width="4.39173in" svg:height="1.55591in" presentation:class="outline" presentation:placeholder="false">
        <draw:text-box>
          <text:list text:style-name="a859">
            <text:list-item>
              <text:p text:style-name="a858" text:class-names="" text:cond-style-name=""><text:span text:style-name="a857" text:class-names=""/></text:p>
            </text:list-item>
          </text:list>
        </draw:text-box>
        <svg:title/>
        <svg:desc/>
      </draw:frame>
      <presentation:notes style:page-layout-name="pageLayout2" draw:style-name="a866">
        <draw:page-thumbnail svg:x="1.25025in" svg:y="0.75in" svg:width="5.00025in" svg:height="3.75in" presentation:class="page" draw:id="id4" presentation:style-name="a861" draw:name="Google Shape;3;n">
          <svg:title/>
          <svg:desc/>
        </draw:page-thumbnail>
        <draw:frame draw:id="id5" presentation:style-name="a865" draw:name="Google Shape;4;n" svg:x="0.75in" svg:y="4.75in" svg:width="6in" svg:height="4.5in" presentation:class="notes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12-cust-Title,-6-Content" style:page-layout-name="pageLayout1" draw:style-name="a867">
      <draw:frame draw:id="id200" draw:layer="Master3-bg" draw:style-name="a868" draw:name="Google Shape;115;p27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201" draw:layer="Master3-bg" draw:style-name="a872" draw:name="Google Shape;116;p27">
        <svg:title/>
        <svg:desc/>
        <text:p text:style-name="a871" text:class-names="" text:cond-style-name=""><text:span text:style-name="a869" text:class-names="">臺灣國際資訊奧林匹亞競賽 (TOI) 推廣計畫<text:s text:c="1"/></text:span><text:span text:style-name="a870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02" presentation:style-name="a875" draw:name="Google Shape;160;p39" svg:x="0.5in" svg:y="0.22441in" svg:width="8.99961in" svg:height="0.93898in" presentation:class="title" presentation:placeholder="false">
        <draw:text-box>
          <text:p text:style-name="a874" text:class-names="" text:cond-style-name=""><text:span text:style-name="a873" text:class-names=""/></text:p>
        </draw:text-box>
        <svg:title/>
        <svg:desc/>
      </draw:frame>
      <draw:frame draw:id="id203" presentation:style-name="a879" draw:name="Google Shape;161;p39" svg:x="0.5in" svg:y="1.31614in" svg:width="2.89764in" svg:height="1.55591in" presentation:class="outline" presentation:placeholder="false">
        <draw:text-box>
          <text:list text:style-name="a878">
            <text:list-item>
              <text:p text:style-name="a877" text:class-names="" text:cond-style-name=""><text:span text:style-name="a876" text:class-names=""/></text:p>
            </text:list-item>
          </text:list>
        </draw:text-box>
        <svg:title/>
        <svg:desc/>
      </draw:frame>
      <draw:frame draw:id="id204" presentation:style-name="a883" draw:name="Google Shape;162;p39" svg:x="3.54291in" svg:y="1.31614in" svg:width="2.89764in" svg:height="1.55591in" presentation:class="outline" presentation:placeholder="false">
        <draw:text-box>
          <text:list text:style-name="a882">
            <text:list-item>
              <text:p text:style-name="a881" text:class-names="" text:cond-style-name=""><text:span text:style-name="a880" text:class-names=""/></text:p>
            </text:list-item>
          </text:list>
        </draw:text-box>
        <svg:title/>
        <svg:desc/>
      </draw:frame>
      <draw:frame draw:id="id205" presentation:style-name="a887" draw:name="Google Shape;163;p39" svg:x="6.58583in" svg:y="1.31614in" svg:width="2.89764in" svg:height="1.55591in" presentation:class="outline" presentation:placeholder="false">
        <draw:text-box>
          <text:list text:style-name="a886">
            <text:list-item>
              <text:p text:style-name="a885" text:class-names="" text:cond-style-name=""><text:span text:style-name="a884" text:class-names=""/></text:p>
            </text:list-item>
          </text:list>
        </draw:text-box>
        <svg:title/>
        <svg:desc/>
      </draw:frame>
      <draw:frame draw:id="id206" presentation:style-name="a891" draw:name="Google Shape;164;p39" svg:x="0.5in" svg:y="3.02047in" svg:width="2.89764in" svg:height="1.55591in" presentation:class="outline" presentation:placeholder="false">
        <draw:text-box>
          <text:list text:style-name="a890">
            <text:list-item>
              <text:p text:style-name="a889" text:class-names="" text:cond-style-name=""><text:span text:style-name="a888" text:class-names=""/></text:p>
            </text:list-item>
          </text:list>
        </draw:text-box>
        <svg:title/>
        <svg:desc/>
      </draw:frame>
      <draw:frame draw:id="id207" presentation:style-name="a895" draw:name="Google Shape;165;p39" svg:x="3.54291in" svg:y="3.02047in" svg:width="2.89764in" svg:height="1.55591in" presentation:class="outline" presentation:placeholder="false">
        <draw:text-box>
          <text:list text:style-name="a894">
            <text:list-item>
              <text:p text:style-name="a893" text:class-names="" text:cond-style-name=""><text:span text:style-name="a892" text:class-names=""/></text:p>
            </text:list-item>
          </text:list>
        </draw:text-box>
        <svg:title/>
        <svg:desc/>
      </draw:frame>
      <draw:frame draw:id="id208" presentation:style-name="a899" draw:name="Google Shape;166;p39" svg:x="6.58583in" svg:y="3.02047in" svg:width="2.89764in" svg:height="1.55591in" presentation:class="outline" presentation:placeholder="false">
        <draw:text-box>
          <text:list text:style-name="a898">
            <text:list-item>
              <text:p text:style-name="a897" text:class-names="" text:cond-style-name=""><text:span text:style-name="a896" text:class-names=""/></text:p>
            </text:list-item>
          </text:list>
        </draw:text-box>
        <svg:title/>
        <svg:desc/>
      </draw:frame>
      <presentation:notes style:page-layout-name="pageLayout2" draw:style-name="a905">
        <draw:page-thumbnail svg:x="1.25025in" svg:y="0.75in" svg:width="5.00025in" svg:height="3.75in" presentation:class="page" draw:id="id4" presentation:style-name="a900" draw:name="Google Shape;3;n">
          <svg:title/>
          <svg:desc/>
        </draw:page-thumbnail>
        <draw:frame draw:id="id5" presentation:style-name="a904" draw:name="Google Shape;4;n" svg:x="0.75in" svg:y="4.75in" svg:width="6in" svg:height="4.5in" presentation:class="notes" presentation:placeholder="false">
          <draw:text-box>
            <text:list text:style-name="a903">
              <text:list-item>
                <text:p text:style-name="a902" text:class-names="" text:cond-style-name=""><text:span text:style-name="a901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Office-Theme" style:page-layout-name="pageLayout1" draw:style-name="a906">
      <draw:frame draw:id="id209" draw:style-name="a907" draw:name="Google Shape;168;p40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210" draw:style-name="a911" draw:name="Google Shape;169;p40">
        <svg:title/>
        <svg:desc/>
        <text:p text:style-name="a910" text:class-names="" text:cond-style-name=""><text:span text:style-name="a908" text:class-names="">臺灣國際資訊奧林匹亞競賽 (TOI) 推廣計畫<text:s text:c="1"/></text:span><text:span text:style-name="a90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211" draw:style-name="a912" draw:name="Google Shape;170;p40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12" presentation:style-name="a915" draw:name="Google Shape;171;p40" svg:x="0.5in" svg:y="0.22441in" svg:width="8.99961in" svg:height="0.93898in" presentation:class="title" presentation:placeholder="false">
        <draw:text-box>
          <text:p text:style-name="a914" text:class-names="" text:cond-style-name=""><text:span text:style-name="a913" text:class-names=""/></text:p>
        </draw:text-box>
        <svg:title/>
        <svg:desc/>
      </draw:frame>
      <draw:frame draw:id="id213" presentation:style-name="a919" draw:name="Google Shape;172;p40" svg:x="0.5in" svg:y="1.31614in" svg:width="8.99961in" svg:height="3.2622in" presentation:class="outline" presentation:placeholder="false">
        <draw:text-box>
          <text:list text:style-name="a918">
            <text:list-item>
              <text:p text:style-name="a917" text:class-names="" text:cond-style-name=""><text:span text:style-name="a916" text:class-names=""/></text:p>
            </text:list-item>
          </text:list>
        </draw:text-box>
        <svg:title/>
        <svg:desc/>
      </draw:frame>
      <presentation:notes style:page-layout-name="pageLayout2" draw:style-name="a925">
        <draw:page-thumbnail svg:x="1.25025in" svg:y="0.75in" svg:width="5.00025in" svg:height="3.75in" presentation:class="page" draw:id="id4" presentation:style-name="a920" draw:name="Google Shape;3;n">
          <svg:title/>
          <svg:desc/>
        </draw:page-thumbnail>
        <draw:frame draw:id="id5" presentation:style-name="a924" draw:name="Google Shape;4;n" svg:x="0.75in" svg:y="4.75in" svg:width="6in" svg:height="4.5in" presentation:class="notes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1-blank-BLANK" style:page-layout-name="pageLayout1" draw:style-name="a926">
      <draw:frame draw:id="id214" draw:layer="Master4-bg" draw:style-name="a927" draw:name="Google Shape;168;p40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215" draw:layer="Master4-bg" draw:style-name="a931" draw:name="Google Shape;169;p40">
        <svg:title/>
        <svg:desc/>
        <text:p text:style-name="a930" text:class-names="" text:cond-style-name=""><text:span text:style-name="a928" text:class-names="">臺灣國際資訊奧林匹亞競賽 (TOI) 推廣計畫<text:s text:c="1"/></text:span><text:span text:style-name="a92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216" draw:layer="Master4-bg" draw:style-name="a932" draw:name="Google Shape;170;p40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ageLayout2" draw:style-name="a938">
        <draw:page-thumbnail svg:x="1.25025in" svg:y="0.75in" svg:width="5.00025in" svg:height="3.75in" presentation:class="page" draw:id="id4" presentation:style-name="a933" draw:name="Google Shape;3;n">
          <svg:title/>
          <svg:desc/>
        </draw:page-thumbnail>
        <draw:frame draw:id="id5" presentation:style-name="a937" draw:name="Google Shape;4;n" svg:x="0.75in" svg:y="4.75in" svg:width="6in" svg:height="4.5in" presentation:class="notes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2-tx-TITLE_AND_BODY" style:page-layout-name="pageLayout1" draw:style-name="a939">
      <draw:frame draw:id="id217" draw:layer="Master4-bg" draw:style-name="a940" draw:name="Google Shape;168;p40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218" draw:layer="Master4-bg" draw:style-name="a944" draw:name="Google Shape;169;p40">
        <svg:title/>
        <svg:desc/>
        <text:p text:style-name="a943" text:class-names="" text:cond-style-name=""><text:span text:style-name="a941" text:class-names="">臺灣國際資訊奧林匹亞競賽 (TOI) 推廣計畫<text:s text:c="1"/></text:span><text:span text:style-name="a942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219" draw:layer="Master4-bg" draw:style-name="a945" draw:name="Google Shape;170;p40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20" presentation:style-name="a948" draw:name="Google Shape;175;p42" svg:x="0.5in" svg:y="0.22441in" svg:width="8.99961in" svg:height="0.93898in" presentation:class="titl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221" presentation:style-name="a951" draw:name="Google Shape;176;p42" svg:x="0.5in" svg:y="1.31614in" svg:width="8.99961in" svg:height="3.2622in" presentation:class="subtitle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presentation:notes style:page-layout-name="pageLayout2" draw:style-name="a957">
        <draw:page-thumbnail svg:x="1.25025in" svg:y="0.75in" svg:width="5.00025in" svg:height="3.75in" presentation:class="page" draw:id="id4" presentation:style-name="a952" draw:name="Google Shape;3;n">
          <svg:title/>
          <svg:desc/>
        </draw:page-thumbnail>
        <draw:frame draw:id="id5" presentation:style-name="a956" draw:name="Google Shape;4;n" svg:x="0.75in" svg:y="4.75in" svg:width="6in" svg:height="4.5in" presentation:class="notes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3-obj-OBJECT" style:page-layout-name="pageLayout1" draw:style-name="a958">
      <draw:frame draw:id="id222" draw:layer="Master4-bg" draw:style-name="a959" draw:name="Google Shape;168;p40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223" draw:layer="Master4-bg" draw:style-name="a963" draw:name="Google Shape;169;p40">
        <svg:title/>
        <svg:desc/>
        <text:p text:style-name="a962" text:class-names="" text:cond-style-name=""><text:span text:style-name="a960" text:class-names="">臺灣國際資訊奧林匹亞競賽 (TOI) 推廣計畫<text:s text:c="1"/></text:span><text:span text:style-name="a961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224" draw:layer="Master4-bg" draw:style-name="a964" draw:name="Google Shape;170;p40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25" presentation:style-name="a967" draw:name="Google Shape;178;p43" svg:x="0.5in" svg:y="0.22441in" svg:width="8.99961in" svg:height="0.93898in" presentation:class="title" presentation:placeholder="false">
        <draw:text-box>
          <text:p text:style-name="a966" text:class-names="" text:cond-style-name=""><text:span text:style-name="a965" text:class-names=""/></text:p>
        </draw:text-box>
        <svg:title/>
        <svg:desc/>
      </draw:frame>
      <draw:frame draw:id="id226" presentation:style-name="a971" draw:name="Google Shape;179;p43" svg:x="0.5in" svg:y="1.31614in" svg:width="8.99961in" svg:height="3.2622in" presentation:class="outline" presentation:placeholder="false">
        <draw:text-box>
          <text:list text:style-name="a970">
            <text:list-item>
              <text:p text:style-name="a969" text:class-names="" text:cond-style-name=""><text:span text:style-name="a968" text:class-names=""/></text:p>
            </text:list-item>
          </text:list>
        </draw:text-box>
        <svg:title/>
        <svg:desc/>
      </draw:frame>
      <presentation:notes style:page-layout-name="pageLayout2" draw:style-name="a977">
        <draw:page-thumbnail svg:x="1.25025in" svg:y="0.75in" svg:width="5.00025in" svg:height="3.75in" presentation:class="page" draw:id="id4" presentation:style-name="a972" draw:name="Google Shape;3;n">
          <svg:title/>
          <svg:desc/>
        </draw:page-thumbnail>
        <draw:frame draw:id="id5" presentation:style-name="a976" draw:name="Google Shape;4;n" svg:x="0.75in" svg:y="4.75in" svg:width="6in" svg:height="4.5in" presentation:class="notes" presentation:placeholder="false">
          <draw:text-box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4-twoObj-TWO_OBJECTS" style:page-layout-name="pageLayout1" draw:style-name="a978">
      <draw:frame draw:id="id227" draw:layer="Master4-bg" draw:style-name="a979" draw:name="Google Shape;168;p40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228" draw:layer="Master4-bg" draw:style-name="a983" draw:name="Google Shape;169;p40">
        <svg:title/>
        <svg:desc/>
        <text:p text:style-name="a982" text:class-names="" text:cond-style-name=""><text:span text:style-name="a980" text:class-names="">臺灣國際資訊奧林匹亞競賽 (TOI) 推廣計畫<text:s text:c="1"/></text:span><text:span text:style-name="a981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229" draw:layer="Master4-bg" draw:style-name="a984" draw:name="Google Shape;170;p40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30" presentation:style-name="a987" draw:name="Google Shape;181;p44" svg:x="0.5in" svg:y="0.22441in" svg:width="8.99961in" svg:height="0.93898in" presentation:class="title" presentation:placeholder="false">
        <draw:text-box>
          <text:p text:style-name="a986" text:class-names="" text:cond-style-name=""><text:span text:style-name="a985" text:class-names=""/></text:p>
        </draw:text-box>
        <svg:title/>
        <svg:desc/>
      </draw:frame>
      <draw:frame draw:id="id231" presentation:style-name="a991" draw:name="Google Shape;182;p44" svg:x="0.5in" svg:y="1.31614in" svg:width="4.39173in" svg:height="3.2622in" presentation:class="outline" presentation:placeholder="false">
        <draw:text-box>
          <text:list text:style-name="a990">
            <text:list-item>
              <text:p text:style-name="a989" text:class-names="" text:cond-style-name=""><text:span text:style-name="a988" text:class-names=""/></text:p>
            </text:list-item>
          </text:list>
        </draw:text-box>
        <svg:title/>
        <svg:desc/>
      </draw:frame>
      <draw:frame draw:id="id232" presentation:style-name="a995" draw:name="Google Shape;183;p44" svg:x="5.11181in" svg:y="1.31614in" svg:width="4.39173in" svg:height="3.2622in" presentation:class="outline" presentation:placeholder="false">
        <draw:text-box>
          <text:list text:style-name="a994">
            <text:list-item>
              <text:p text:style-name="a993" text:class-names="" text:cond-style-name=""><text:span text:style-name="a992" text:class-names=""/></text:p>
            </text:list-item>
          </text:list>
        </draw:text-box>
        <svg:title/>
        <svg:desc/>
      </draw:frame>
      <presentation:notes style:page-layout-name="pageLayout2" draw:style-name="a1001">
        <draw:page-thumbnail svg:x="1.25025in" svg:y="0.75in" svg:width="5.00025in" svg:height="3.75in" presentation:class="page" draw:id="id4" presentation:style-name="a996" draw:name="Google Shape;3;n">
          <svg:title/>
          <svg:desc/>
        </draw:page-thumbnail>
        <draw:frame draw:id="id5" presentation:style-name="a1000" draw:name="Google Shape;4;n" svg:x="0.75in" svg:y="4.75in" svg:width="6in" svg:height="4.5in" presentation:class="notes" presentation:placeholder="false">
          <draw:text-box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5-titleOnly-TITLE_ONLY" style:page-layout-name="pageLayout1" draw:style-name="a1002">
      <draw:frame draw:id="id233" draw:layer="Master4-bg" draw:style-name="a1003" draw:name="Google Shape;168;p40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234" draw:layer="Master4-bg" draw:style-name="a1007" draw:name="Google Shape;169;p40">
        <svg:title/>
        <svg:desc/>
        <text:p text:style-name="a1006" text:class-names="" text:cond-style-name=""><text:span text:style-name="a1004" text:class-names="">臺灣國際資訊奧林匹亞競賽 (TOI) 推廣計畫<text:s text:c="1"/></text:span><text:span text:style-name="a1005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235" draw:layer="Master4-bg" draw:style-name="a1008" draw:name="Google Shape;170;p40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36" presentation:style-name="a1011" draw:name="Google Shape;185;p45" svg:x="0.5in" svg:y="0.22441in" svg:width="8.99961in" svg:height="0.93898in" presentation:class="title" presentation:placeholder="false">
        <draw:text-box>
          <text:p text:style-name="a1010" text:class-names="" text:cond-style-name=""><text:span text:style-name="a1009" text:class-names=""/></text:p>
        </draw:text-box>
        <svg:title/>
        <svg:desc/>
      </draw:frame>
      <presentation:notes style:page-layout-name="pageLayout2" draw:style-name="a1017">
        <draw:page-thumbnail svg:x="1.25025in" svg:y="0.75in" svg:width="5.00025in" svg:height="3.75in" presentation:class="page" draw:id="id4" presentation:style-name="a1012" draw:name="Google Shape;3;n">
          <svg:title/>
          <svg:desc/>
        </draw:page-thumbnail>
        <draw:frame draw:id="id5" presentation:style-name="a1016" draw:name="Google Shape;4;n" svg:x="0.75in" svg:y="4.75in" svg:width="6in" svg:height="4.5in" presentation:class="notes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6-objOnly-OBJECT_ONLY" style:page-layout-name="pageLayout1" draw:style-name="a1018">
      <draw:frame draw:id="id237" draw:layer="Master4-bg" draw:style-name="a1019" draw:name="Google Shape;168;p40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238" draw:layer="Master4-bg" draw:style-name="a1023" draw:name="Google Shape;169;p40">
        <svg:title/>
        <svg:desc/>
        <text:p text:style-name="a1022" text:class-names="" text:cond-style-name=""><text:span text:style-name="a1020" text:class-names="">臺灣國際資訊奧林匹亞競賽 (TOI) 推廣計畫<text:s text:c="1"/></text:span><text:span text:style-name="a1021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239" draw:layer="Master4-bg" draw:style-name="a1024" draw:name="Google Shape;170;p40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40" presentation:style-name="a1027" draw:name="Google Shape;187;p46" svg:x="0.5in" svg:y="0.22441in" svg:width="8.99961in" svg:height="4.35394in" presentation:class="subtitle" presentation:placeholder="false">
        <draw:text-box>
          <text:p text:style-name="a1026" text:class-names="" text:cond-style-name=""><text:span text:style-name="a1025" text:class-names=""/></text:p>
        </draw:text-box>
        <svg:title/>
        <svg:desc/>
      </draw:frame>
      <presentation:notes style:page-layout-name="pageLayout2" draw:style-name="a1033">
        <draw:page-thumbnail svg:x="1.25025in" svg:y="0.75in" svg:width="5.00025in" svg:height="3.75in" presentation:class="page" draw:id="id4" presentation:style-name="a1028" draw:name="Google Shape;3;n">
          <svg:title/>
          <svg:desc/>
        </draw:page-thumbnail>
        <draw:frame draw:id="id5" presentation:style-name="a1032" draw:name="Google Shape;4;n" svg:x="0.75in" svg:y="4.75in" svg:width="6in" svg:height="4.5in" presentation:class="notes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7-twoObjAndObj-TWO_OBJECTS_AND_OBJECT" style:page-layout-name="pageLayout1" draw:style-name="a1034">
      <draw:frame draw:id="id241" draw:layer="Master4-bg" draw:style-name="a1035" draw:name="Google Shape;168;p40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242" draw:layer="Master4-bg" draw:style-name="a1039" draw:name="Google Shape;169;p40">
        <svg:title/>
        <svg:desc/>
        <text:p text:style-name="a1038" text:class-names="" text:cond-style-name=""><text:span text:style-name="a1036" text:class-names="">臺灣國際資訊奧林匹亞競賽 (TOI) 推廣計畫<text:s text:c="1"/></text:span><text:span text:style-name="a1037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243" draw:layer="Master4-bg" draw:style-name="a1040" draw:name="Google Shape;170;p40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44" presentation:style-name="a1043" draw:name="Google Shape;189;p47" svg:x="0.5in" svg:y="0.22441in" svg:width="8.99961in" svg:height="0.93898in" presentation:class="title" presentation:placeholder="false">
        <draw:text-box>
          <text:p text:style-name="a1042" text:class-names="" text:cond-style-name=""><text:span text:style-name="a1041" text:class-names=""/></text:p>
        </draw:text-box>
        <svg:title/>
        <svg:desc/>
      </draw:frame>
      <draw:frame draw:id="id245" presentation:style-name="a1047" draw:name="Google Shape;190;p47" svg:x="0.5in" svg:y="1.31614in" svg:width="4.39173in" svg:height="1.55591in" presentation:class="outline" presentation:placeholder="false">
        <draw:text-box>
          <text:list text:style-name="a1046">
            <text:list-item>
              <text:p text:style-name="a1045" text:class-names="" text:cond-style-name=""><text:span text:style-name="a1044" text:class-names=""/></text:p>
            </text:list-item>
          </text:list>
        </draw:text-box>
        <svg:title/>
        <svg:desc/>
      </draw:frame>
      <draw:frame draw:id="id246" presentation:style-name="a1051" draw:name="Google Shape;191;p47" svg:x="5.11181in" svg:y="1.31614in" svg:width="4.39173in" svg:height="3.2622in" presentation:class="outline" presentation:placeholder="false">
        <draw:text-box>
          <text:list text:style-name="a1050">
            <text:list-item>
              <text:p text:style-name="a1049" text:class-names="" text:cond-style-name=""><text:span text:style-name="a1048" text:class-names=""/></text:p>
            </text:list-item>
          </text:list>
        </draw:text-box>
        <svg:title/>
        <svg:desc/>
      </draw:frame>
      <draw:frame draw:id="id247" presentation:style-name="a1055" draw:name="Google Shape;192;p47" svg:x="0.5in" svg:y="3.02047in" svg:width="4.39173in" svg:height="1.55591in" presentation:class="outline" presentation:placeholder="false">
        <draw:text-box>
          <text:list text:style-name="a1054">
            <text:list-item>
              <text:p text:style-name="a1053" text:class-names="" text:cond-style-name=""><text:span text:style-name="a1052" text:class-names=""/></text:p>
            </text:list-item>
          </text:list>
        </draw:text-box>
        <svg:title/>
        <svg:desc/>
      </draw:frame>
      <presentation:notes style:page-layout-name="pageLayout2" draw:style-name="a1061">
        <draw:page-thumbnail svg:x="1.25025in" svg:y="0.75in" svg:width="5.00025in" svg:height="3.75in" presentation:class="page" draw:id="id4" presentation:style-name="a1056" draw:name="Google Shape;3;n">
          <svg:title/>
          <svg:desc/>
        </draw:page-thumbnail>
        <draw:frame draw:id="id5" presentation:style-name="a1060" draw:name="Google Shape;4;n" svg:x="0.75in" svg:y="4.75in" svg:width="6in" svg:height="4.5in" presentation:class="notes" presentation:placeholder="false">
          <draw:text-box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8-objAndTwoObj-OBJECT_AND_TWO_OBJECTS" style:page-layout-name="pageLayout1" draw:style-name="a1062">
      <draw:frame draw:id="id248" draw:layer="Master4-bg" draw:style-name="a1063" draw:name="Google Shape;168;p40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249" draw:layer="Master4-bg" draw:style-name="a1067" draw:name="Google Shape;169;p40">
        <svg:title/>
        <svg:desc/>
        <text:p text:style-name="a1066" text:class-names="" text:cond-style-name=""><text:span text:style-name="a1064" text:class-names="">臺灣國際資訊奧林匹亞競賽 (TOI) 推廣計畫<text:s text:c="1"/></text:span><text:span text:style-name="a1065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250" draw:layer="Master4-bg" draw:style-name="a1068" draw:name="Google Shape;170;p40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51" presentation:style-name="a1071" draw:name="Google Shape;194;p48" svg:x="0.5in" svg:y="0.22441in" svg:width="8.99961in" svg:height="0.93898in" presentation:class="title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252" presentation:style-name="a1075" draw:name="Google Shape;195;p48" svg:x="0.5in" svg:y="1.31614in" svg:width="4.39173in" svg:height="3.2622in" presentation:class="outline" presentation:placeholder="false">
        <draw:text-box>
          <text:list text:style-name="a1074">
            <text:list-item>
              <text:p text:style-name="a1073" text:class-names="" text:cond-style-name=""><text:span text:style-name="a1072" text:class-names=""/></text:p>
            </text:list-item>
          </text:list>
        </draw:text-box>
        <svg:title/>
        <svg:desc/>
      </draw:frame>
      <draw:frame draw:id="id253" presentation:style-name="a1079" draw:name="Google Shape;196;p48" svg:x="5.11181in" svg:y="1.31614in" svg:width="4.39173in" svg:height="1.55591in" presentation:class="outline" presentation:placeholder="false">
        <draw:text-box>
          <text:list text:style-name="a1078">
            <text:list-item>
              <text:p text:style-name="a1077" text:class-names="" text:cond-style-name=""><text:span text:style-name="a1076" text:class-names=""/></text:p>
            </text:list-item>
          </text:list>
        </draw:text-box>
        <svg:title/>
        <svg:desc/>
      </draw:frame>
      <draw:frame draw:id="id254" presentation:style-name="a1083" draw:name="Google Shape;197;p48" svg:x="5.11181in" svg:y="3.02047in" svg:width="4.39173in" svg:height="1.55591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/></text:p>
            </text:list-item>
          </text:list>
        </draw:text-box>
        <svg:title/>
        <svg:desc/>
      </draw:frame>
      <presentation:notes style:page-layout-name="pageLayout2" draw:style-name="a1089">
        <draw:page-thumbnail svg:x="1.25025in" svg:y="0.75in" svg:width="5.00025in" svg:height="3.75in" presentation:class="page" draw:id="id4" presentation:style-name="a1084" draw:name="Google Shape;3;n">
          <svg:title/>
          <svg:desc/>
        </draw:page-thumbnail>
        <draw:frame draw:id="id5" presentation:style-name="a1088" draw:name="Google Shape;4;n" svg:x="0.75in" svg:y="4.75in" svg:width="6in" svg:height="4.5in" presentation:class="notes" presentation:placeholder="false">
          <draw:text-box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9-twoObjOverTx-TWO_OBJECTS_OVER_TEXT" style:page-layout-name="pageLayout1" draw:style-name="a1090">
      <draw:frame draw:id="id255" draw:layer="Master4-bg" draw:style-name="a1091" draw:name="Google Shape;168;p40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256" draw:layer="Master4-bg" draw:style-name="a1095" draw:name="Google Shape;169;p40">
        <svg:title/>
        <svg:desc/>
        <text:p text:style-name="a1094" text:class-names="" text:cond-style-name=""><text:span text:style-name="a1092" text:class-names="">臺灣國際資訊奧林匹亞競賽 (TOI) 推廣計畫<text:s text:c="1"/></text:span><text:span text:style-name="a1093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257" draw:layer="Master4-bg" draw:style-name="a1096" draw:name="Google Shape;170;p40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58" presentation:style-name="a1099" draw:name="Google Shape;199;p49" svg:x="0.5in" svg:y="0.22441in" svg:width="8.99961in" svg:height="0.93898in" presentation:class="title" presentation:placeholder="false">
        <draw:text-box>
          <text:p text:style-name="a1098" text:class-names="" text:cond-style-name=""><text:span text:style-name="a1097" text:class-names=""/></text:p>
        </draw:text-box>
        <svg:title/>
        <svg:desc/>
      </draw:frame>
      <draw:frame draw:id="id259" presentation:style-name="a1103" draw:name="Google Shape;200;p49" svg:x="0.5in" svg:y="1.31614in" svg:width="4.39173in" svg:height="1.55591in" presentation:class="outline" presentation:placeholder="false">
        <draw:text-box>
          <text:list text:style-name="a1102">
            <text:list-item>
              <text:p text:style-name="a1101" text:class-names="" text:cond-style-name=""><text:span text:style-name="a1100" text:class-names=""/></text:p>
            </text:list-item>
          </text:list>
        </draw:text-box>
        <svg:title/>
        <svg:desc/>
      </draw:frame>
      <draw:frame draw:id="id260" presentation:style-name="a1107" draw:name="Google Shape;201;p49" svg:x="5.11181in" svg:y="1.31614in" svg:width="4.39173in" svg:height="1.55591in" presentation:class="outline" presentation:placeholder="false">
        <draw:text-box>
          <text:list text:style-name="a1106">
            <text:list-item>
              <text:p text:style-name="a1105" text:class-names="" text:cond-style-name=""><text:span text:style-name="a1104" text:class-names=""/></text:p>
            </text:list-item>
          </text:list>
        </draw:text-box>
        <svg:title/>
        <svg:desc/>
      </draw:frame>
      <draw:frame draw:id="id261" presentation:style-name="a1111" draw:name="Google Shape;202;p49" svg:x="0.5in" svg:y="3.02047in" svg:width="8.99961in" svg:height="1.55591in" presentation:class="outline" presentation:placeholder="false">
        <draw:text-box>
          <text:list text:style-name="a1110">
            <text:list-item>
              <text:p text:style-name="a1109" text:class-names="" text:cond-style-name=""><text:span text:style-name="a1108" text:class-names=""/></text:p>
            </text:list-item>
          </text:list>
        </draw:text-box>
        <svg:title/>
        <svg:desc/>
      </draw:frame>
      <presentation:notes style:page-layout-name="pageLayout2" draw:style-name="a1117">
        <draw:page-thumbnail svg:x="1.25025in" svg:y="0.75in" svg:width="5.00025in" svg:height="3.75in" presentation:class="page" draw:id="id4" presentation:style-name="a1112" draw:name="Google Shape;3;n">
          <svg:title/>
          <svg:desc/>
        </draw:page-thumbnail>
        <draw:frame draw:id="id5" presentation:style-name="a1116" draw:name="Google Shape;4;n" svg:x="0.75in" svg:y="4.75in" svg:width="6in" svg:height="4.5in" presentation:class="notes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10-objOverTx-OBJECT_OVER_TEXT" style:page-layout-name="pageLayout1" draw:style-name="a1118">
      <draw:frame draw:id="id262" draw:layer="Master4-bg" draw:style-name="a1119" draw:name="Google Shape;168;p40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263" draw:layer="Master4-bg" draw:style-name="a1123" draw:name="Google Shape;169;p40">
        <svg:title/>
        <svg:desc/>
        <text:p text:style-name="a1122" text:class-names="" text:cond-style-name=""><text:span text:style-name="a1120" text:class-names="">臺灣國際資訊奧林匹亞競賽 (TOI) 推廣計畫<text:s text:c="1"/></text:span><text:span text:style-name="a1121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264" draw:layer="Master4-bg" draw:style-name="a1124" draw:name="Google Shape;170;p40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65" presentation:style-name="a1127" draw:name="Google Shape;204;p50" svg:x="0.5in" svg:y="0.22441in" svg:width="8.99961in" svg:height="0.93898in" presentation:class="title" presentation:placeholder="false">
        <draw:text-box>
          <text:p text:style-name="a1126" text:class-names="" text:cond-style-name=""><text:span text:style-name="a1125" text:class-names=""/></text:p>
        </draw:text-box>
        <svg:title/>
        <svg:desc/>
      </draw:frame>
      <draw:frame draw:id="id266" presentation:style-name="a1131" draw:name="Google Shape;205;p50" svg:x="0.5in" svg:y="1.31614in" svg:width="8.99961in" svg:height="1.55591in" presentation:class="outline" presentation:placeholder="false">
        <draw:text-box>
          <text:list text:style-name="a1130">
            <text:list-item>
              <text:p text:style-name="a1129" text:class-names="" text:cond-style-name=""><text:span text:style-name="a1128" text:class-names=""/></text:p>
            </text:list-item>
          </text:list>
        </draw:text-box>
        <svg:title/>
        <svg:desc/>
      </draw:frame>
      <draw:frame draw:id="id267" presentation:style-name="a1135" draw:name="Google Shape;206;p50" svg:x="0.5in" svg:y="3.02047in" svg:width="8.99961in" svg:height="1.55591in" presentation:class="outline" presentation:placeholder="false">
        <draw:text-box>
          <text:list text:style-name="a1134">
            <text:list-item>
              <text:p text:style-name="a1133" text:class-names="" text:cond-style-name=""><text:span text:style-name="a1132" text:class-names=""/></text:p>
            </text:list-item>
          </text:list>
        </draw:text-box>
        <svg:title/>
        <svg:desc/>
      </draw:frame>
      <presentation:notes style:page-layout-name="pageLayout2" draw:style-name="a1141">
        <draw:page-thumbnail svg:x="1.25025in" svg:y="0.75in" svg:width="5.00025in" svg:height="3.75in" presentation:class="page" draw:id="id4" presentation:style-name="a1136" draw:name="Google Shape;3;n">
          <svg:title/>
          <svg:desc/>
        </draw:page-thumbnail>
        <draw:frame draw:id="id5" presentation:style-name="a1140" draw:name="Google Shape;4;n" svg:x="0.75in" svg:y="4.75in" svg:width="6in" svg:height="4.5in" presentation:class="notes" presentation:placeholder="false">
          <draw:text-box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11-fourObj-FOUR_OBJECTS" style:page-layout-name="pageLayout1" draw:style-name="a1142">
      <draw:frame draw:id="id268" draw:layer="Master4-bg" draw:style-name="a1143" draw:name="Google Shape;168;p40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269" draw:layer="Master4-bg" draw:style-name="a1147" draw:name="Google Shape;169;p40">
        <svg:title/>
        <svg:desc/>
        <text:p text:style-name="a1146" text:class-names="" text:cond-style-name=""><text:span text:style-name="a1144" text:class-names="">臺灣國際資訊奧林匹亞競賽 (TOI) 推廣計畫<text:s text:c="1"/></text:span><text:span text:style-name="a1145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270" draw:layer="Master4-bg" draw:style-name="a1148" draw:name="Google Shape;170;p40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71" presentation:style-name="a1151" draw:name="Google Shape;208;p51" svg:x="0.5in" svg:y="0.22441in" svg:width="8.99961in" svg:height="0.93898in" presentation:class="title" presentation:placeholder="false">
        <draw:text-box>
          <text:p text:style-name="a1150" text:class-names="" text:cond-style-name=""><text:span text:style-name="a1149" text:class-names=""/></text:p>
        </draw:text-box>
        <svg:title/>
        <svg:desc/>
      </draw:frame>
      <draw:frame draw:id="id272" presentation:style-name="a1155" draw:name="Google Shape;209;p51" svg:x="0.5in" svg:y="1.31614in" svg:width="4.39173in" svg:height="1.55591in" presentation:class="outline" presentation:placeholder="false">
        <draw:text-box>
          <text:list text:style-name="a1154">
            <text:list-item>
              <text:p text:style-name="a1153" text:class-names="" text:cond-style-name=""><text:span text:style-name="a1152" text:class-names=""/></text:p>
            </text:list-item>
          </text:list>
        </draw:text-box>
        <svg:title/>
        <svg:desc/>
      </draw:frame>
      <draw:frame draw:id="id273" presentation:style-name="a1159" draw:name="Google Shape;210;p51" svg:x="5.11181in" svg:y="1.31614in" svg:width="4.39173in" svg:height="1.55591in" presentation:class="outline" presentation:placeholder="false">
        <draw:text-box>
          <text:list text:style-name="a1158">
            <text:list-item>
              <text:p text:style-name="a1157" text:class-names="" text:cond-style-name=""><text:span text:style-name="a1156" text:class-names=""/></text:p>
            </text:list-item>
          </text:list>
        </draw:text-box>
        <svg:title/>
        <svg:desc/>
      </draw:frame>
      <draw:frame draw:id="id274" presentation:style-name="a1163" draw:name="Google Shape;211;p51" svg:x="0.5in" svg:y="3.02047in" svg:width="4.39173in" svg:height="1.55591in" presentation:class="outline" presentation:placeholder="false">
        <draw:text-box>
          <text:list text:style-name="a1162">
            <text:list-item>
              <text:p text:style-name="a1161" text:class-names="" text:cond-style-name=""><text:span text:style-name="a1160" text:class-names=""/></text:p>
            </text:list-item>
          </text:list>
        </draw:text-box>
        <svg:title/>
        <svg:desc/>
      </draw:frame>
      <draw:frame draw:id="id275" presentation:style-name="a1167" draw:name="Google Shape;212;p51" svg:x="5.11181in" svg:y="3.02047in" svg:width="4.39173in" svg:height="1.55591in" presentation:class="outline" presentation:placeholder="false">
        <draw:text-box>
          <text:list text:style-name="a1166">
            <text:list-item>
              <text:p text:style-name="a1165" text:class-names="" text:cond-style-name=""><text:span text:style-name="a1164" text:class-names=""/></text:p>
            </text:list-item>
          </text:list>
        </draw:text-box>
        <svg:title/>
        <svg:desc/>
      </draw:frame>
      <presentation:notes style:page-layout-name="pageLayout2" draw:style-name="a1173">
        <draw:page-thumbnail svg:x="1.25025in" svg:y="0.75in" svg:width="5.00025in" svg:height="3.75in" presentation:class="page" draw:id="id4" presentation:style-name="a1168" draw:name="Google Shape;3;n">
          <svg:title/>
          <svg:desc/>
        </draw:page-thumbnail>
        <draw:frame draw:id="id5" presentation:style-name="a1172" draw:name="Google Shape;4;n" svg:x="0.75in" svg:y="4.75in" svg:width="6in" svg:height="4.5in" presentation:class="notes" presentation:placeholder="false">
          <draw:text-box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12-cust-Title,-6-Content" style:page-layout-name="pageLayout1" draw:style-name="a1174">
      <draw:frame draw:id="id276" draw:layer="Master4-bg" draw:style-name="a1175" draw:name="Google Shape;168;p40" svg:x="0in" svg:y="0in" svg:width="9.99961in" svg:height="5.62441in" style:rel-width="scale" style:rel-height="scale">
        <draw:image xlink:href="media/image6.png" xlink:type="simple" xlink:show="embed" xlink:actuate="onLoad"/>
        <svg:title/>
        <svg:desc/>
      </draw:frame>
      <draw:custom-shape svg:x="1.70197in" svg:y="4.48228in" svg:width="3.09213in" svg:height="0.31654in" draw:id="id277" draw:layer="Master4-bg" draw:style-name="a1179" draw:name="Google Shape;169;p40">
        <svg:title/>
        <svg:desc/>
        <text:p text:style-name="a1178" text:class-names="" text:cond-style-name=""><text:span text:style-name="a1176" text:class-names="">臺灣國際資訊奧林匹亞競賽 (TOI) 推廣計畫<text:s text:c="1"/></text:span><text:span text:style-name="a1177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1.82047in" svg:y="1.48425in" svg:width="7.1374in" svg:height="0.00039in" draw:id="id278" draw:layer="Master4-bg" draw:style-name="a1180" draw:name="Google Shape;170;p40">
        <svg:title/>
        <svg:desc/>
        <draw:enhanced-geometry xmlns:dr3d="urn:oasis:names:tc:opendocument:xmlns:dr3d:1.0" draw:type="non-primitive" svg:viewBox="0 0 21600 21600" draw:enhanced-path="M 0 0 L 21600 21600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79" presentation:style-name="a1183" draw:name="Google Shape;214;p52" svg:x="0.5in" svg:y="0.22441in" svg:width="8.99961in" svg:height="0.93898in" presentation:class="title" presentation:placeholder="false">
        <draw:text-box>
          <text:p text:style-name="a1182" text:class-names="" text:cond-style-name=""><text:span text:style-name="a1181" text:class-names=""/></text:p>
        </draw:text-box>
        <svg:title/>
        <svg:desc/>
      </draw:frame>
      <draw:frame draw:id="id280" presentation:style-name="a1187" draw:name="Google Shape;215;p52" svg:x="0.5in" svg:y="1.31614in" svg:width="2.89764in" svg:height="1.55591in" presentation:class="outline" presentation:placeholder="false">
        <draw:text-box>
          <text:list text:style-name="a1186">
            <text:list-item>
              <text:p text:style-name="a1185" text:class-names="" text:cond-style-name=""><text:span text:style-name="a1184" text:class-names=""/></text:p>
            </text:list-item>
          </text:list>
        </draw:text-box>
        <svg:title/>
        <svg:desc/>
      </draw:frame>
      <draw:frame draw:id="id281" presentation:style-name="a1191" draw:name="Google Shape;216;p52" svg:x="3.54291in" svg:y="1.31614in" svg:width="2.89764in" svg:height="1.55591in" presentation:class="outline" presentation:placeholder="false">
        <draw:text-box>
          <text:list text:style-name="a1190">
            <text:list-item>
              <text:p text:style-name="a1189" text:class-names="" text:cond-style-name=""><text:span text:style-name="a1188" text:class-names=""/></text:p>
            </text:list-item>
          </text:list>
        </draw:text-box>
        <svg:title/>
        <svg:desc/>
      </draw:frame>
      <draw:frame draw:id="id282" presentation:style-name="a1195" draw:name="Google Shape;217;p52" svg:x="6.58583in" svg:y="1.31614in" svg:width="2.89764in" svg:height="1.55591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/></text:p>
            </text:list-item>
          </text:list>
        </draw:text-box>
        <svg:title/>
        <svg:desc/>
      </draw:frame>
      <draw:frame draw:id="id283" presentation:style-name="a1199" draw:name="Google Shape;218;p52" svg:x="0.5in" svg:y="3.02047in" svg:width="2.89764in" svg:height="1.55591in" presentation:class="outline" presentation:placeholder="false">
        <draw:text-box>
          <text:list text:style-name="a1198">
            <text:list-item>
              <text:p text:style-name="a1197" text:class-names="" text:cond-style-name=""><text:span text:style-name="a1196" text:class-names=""/></text:p>
            </text:list-item>
          </text:list>
        </draw:text-box>
        <svg:title/>
        <svg:desc/>
      </draw:frame>
      <draw:frame draw:id="id284" presentation:style-name="a1203" draw:name="Google Shape;219;p52" svg:x="3.54291in" svg:y="3.02047in" svg:width="2.89764in" svg:height="1.55591in" presentation:class="outline" presentation:placeholder="false">
        <draw:text-box>
          <text:list text:style-name="a1202">
            <text:list-item>
              <text:p text:style-name="a1201" text:class-names="" text:cond-style-name=""><text:span text:style-name="a1200" text:class-names=""/></text:p>
            </text:list-item>
          </text:list>
        </draw:text-box>
        <svg:title/>
        <svg:desc/>
      </draw:frame>
      <draw:frame draw:id="id285" presentation:style-name="a1207" draw:name="Google Shape;220;p52" svg:x="6.58583in" svg:y="3.02047in" svg:width="2.89764in" svg:height="1.55591in" presentation:class="outline" presentation:placeholder="false">
        <draw:text-box>
          <text:list text:style-name="a1206">
            <text:list-item>
              <text:p text:style-name="a1205" text:class-names="" text:cond-style-name=""><text:span text:style-name="a1204" text:class-names=""/></text:p>
            </text:list-item>
          </text:list>
        </draw:text-box>
        <svg:title/>
        <svg:desc/>
      </draw:frame>
      <presentation:notes style:page-layout-name="pageLayout2" draw:style-name="a1213">
        <draw:page-thumbnail svg:x="1.25025in" svg:y="0.75in" svg:width="5.00025in" svg:height="3.75in" presentation:class="page" draw:id="id4" presentation:style-name="a1208" draw:name="Google Shape;3;n">
          <svg:title/>
          <svg:desc/>
        </draw:page-thumbnail>
        <draw:frame draw:id="id5" presentation:style-name="a1212" draw:name="Google Shape;4;n" svg:x="0.75in" svg:y="4.75in" svg:width="6in" svg:height="4.5in" presentation:class="notes" presentation:placeholder="false">
          <draw:text-box>
            <text:list text:style-name="a1211">
              <text:list-item>
                <text:p text:style-name="a1210" text:class-names="" text:cond-style-name=""><text:span text:style-name="a1209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簡報</dc:title>
    <meta:initial-creator>cmaevtaelovr</meta:initial-creator>
    <dc:creator>cmaevtaelovr</dc:creator>
    <dc:date>2020-05-29T08:04:33Z</dc:date>
    <meta:editing-cycles>1</meta:editing-cycles>
    <meta:editing-duration>PT344S</meta:editing-duration>
    <meta:document-statistic meta:paragraph-count="33" meta:word-count="87"/>
  </office:meta>
</office:document-meta>
</file>